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B0000002BA52BFB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46in"/>
    </style:style>
    <style:style style:name="co2" style:family="table-column">
      <style:table-column-properties fo:break-before="auto" style:column-width="0.5201in"/>
    </style:style>
    <style:style style:name="co3" style:family="table-column">
      <style:table-column-properties fo:break-before="auto" style:column-width="0.1839in"/>
    </style:style>
    <style:style style:name="co4" style:family="table-column">
      <style:table-column-properties fo:break-before="auto" style:column-width="0.4661in"/>
    </style:style>
    <style:style style:name="co5" style:family="table-column">
      <style:table-column-properties fo:break-before="auto" style:column-width="0.4783in"/>
    </style:style>
    <style:style style:name="co6" style:family="table-column">
      <style:table-column-properties fo:break-before="auto" style:column-width="0.7728in"/>
    </style:style>
    <style:style style:name="co7" style:family="table-column">
      <style:table-column-properties fo:break-before="auto" style:column-width="1.0799in"/>
    </style:style>
    <style:style style:name="co8" style:family="table-column">
      <style:table-column-properties fo:break-before="auto" style:column-width="0.65in"/>
    </style:style>
    <style:style style:name="co9" style:family="table-column">
      <style:table-column-properties fo:break-before="auto" style:column-width="0.6016in"/>
    </style:style>
    <style:style style:name="co10" style:family="table-column">
      <style:table-column-properties fo:break-before="auto" style:column-width="0.528in"/>
    </style:style>
    <style:style style:name="co11" style:family="table-column">
      <style:table-column-properties fo:break-before="auto" style:column-width="0.8835in"/>
    </style:style>
    <style:style style:name="co12" style:family="table-column">
      <style:table-column-properties fo:break-before="auto" style:column-width="0.5764in"/>
    </style:style>
    <style:style style:name="co13" style:family="table-column">
      <style:table-column-properties fo:break-before="auto" style:column-width="0.6992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1161in" fo:break-before="auto" style:use-optimal-row-height="false"/>
    </style:style>
    <style:style style:name="ro4" style:family="table-row">
      <style:table-row-properties style:row-height="0.2673in" fo:break-before="auto" style:use-optimal-row-height="false"/>
    </style:style>
    <style:style style:name="ro5" style:family="table-row">
      <style:table-row-properties style:row-height="0.1398in" fo:break-before="auto" style:use-optimal-row-height="false"/>
    </style:style>
    <style:style style:name="ro6" style:family="table-row">
      <style:table-row-properties style:row-height="0.2209in" fo:break-before="auto" style:use-optimal-row-height="fals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Tahoma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  <style:text-properties style:font-name="Tahoma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Tahoma"/>
    </style:style>
    <style:style style:name="ce4" style:family="table-cell" style:parent-style-name="Default">
      <style:table-cell-properties fo:border="0.0008in solid #000000"/>
      <style:text-properties style:font-name="Tahoma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Tahoma" fo:font-size="12pt" style:font-size-asian="12pt" style:font-size-complex="12pt"/>
    </style:style>
    <style:style style:name="ce6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Tahoma"/>
    </style:style>
    <style:style style:name="ce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Tahoma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ahoma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4" style:family="table-cell" style:parent-style-name="Default">
      <style:text-properties style:font-name="Tahoma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style:font-name="Tahoma"/>
    </style:style>
    <style:style style:name="ce17" style:family="table-cell" style:parent-style-name="Default">
      <style:table-cell-properties fo:border-bottom="0.0008in solid #000000" fo:border-left="none" fo:border-right="none" fo:border-top="0.0008in solid #000000"/>
      <style:text-properties style:font-name="Tahoma"/>
    </style:style>
    <style:style style:name="ce18" style:family="table-cell" style:parent-style-name="Default" style:data-style-name="N2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ahoma" fo:font-size="12pt" style:font-size-asian="12pt" style:font-size-complex="12pt"/>
    </style:style>
    <style:style style:name="ce21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Tahom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0.0008in solid #000000" fo:border-right="0.0008in solid #000000" fo:border-top="none"/>
      <style:text-properties style:font-name="Tahom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start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style:font-name="Tahoma"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start" fo:margin-left="0in"/>
      <style:text-properties style:font-name="Tahoma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ahoma" fo:font-size="9pt" style:font-size-asian="9pt" style:font-size-complex="9pt"/>
    </style:style>
    <style:style style:name="ce2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  <style:text-properties style:font-name="Tahoma" fo:font-size="9pt" style:font-size-asian="9pt" style:font-size-complex="9pt"/>
    </style:style>
    <style:style style:name="ce30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Tahoma" fo:font-size="12pt" style:font-size-asian="12pt" style:font-size-complex="12pt"/>
    </style:style>
    <style:style style:name="ce31" style:family="table-cell" style:parent-style-name="Default">
      <style:table-cell-properties fo:border-bottom="none" fo:border-left="0.0008in solid #000000" fo:border-right="0.0008in solid #000000" fo:border-top="none"/>
      <style:text-properties style:font-name="Tahoma" fo:font-size="12pt" style:font-size-asian="12pt" style:font-size-complex="12pt"/>
    </style:style>
    <style:style style:name="ce32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="none"/>
      <style:text-properties style:font-name="Tahoma"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none" fo:border-top="0.0008in solid #000000"/>
      <style:text-properties style:font-name="Tahoma" fo:font-size="9pt" style:font-size-asian="9pt" style:font-size-complex="9pt"/>
    </style:style>
    <style:style style:name="ce36" style:family="table-cell" style:parent-style-name="Default">
      <style:table-cell-properties fo:border="none"/>
      <style:text-properties style:font-name="Tahoma" fo:font-size="9pt" style:font-size-asian="9pt" style:font-size-complex="9pt"/>
    </style:style>
    <style:style style:name="ce37" style:family="table-cell" style:parent-style-name="Default">
      <style:table-cell-properties fo:border-bottom="0.0008in solid #000000" fo:border-left="none" fo:border-right="none" fo:border-top="none"/>
      <style:text-properties style:font-name="Tahoma" fo:font-size="9pt" style:font-size-asian="9pt" style:font-size-complex="9pt"/>
    </style:style>
    <style:style style:name="ce3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008in solid #000000" fo:border-left="none" fo:border-right="none" fo:border-top="none"/>
      <style:text-properties style:font-name="Tahoma"/>
    </style:style>
    <style:style style:name="ce40" style:family="table-cell" style:parent-style-name="Default">
      <style:table-cell-properties fo:border-bottom="none" fo:border-left="none" fo:border-right="none" fo:border-top="0.0008in solid #000000"/>
      <style:text-properties style:font-name="Tahoma" fo:font-size="12pt" style:font-size-asian="12pt" style:font-size-complex="12pt"/>
    </style:style>
    <style:style style:name="ce41" style:family="table-cell" style:parent-style-name="Default" style:data-style-name="N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1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  <style:text-properties style:font-name="Tahoma" fo:font-size="12pt" style:font-size-asian="12pt" style:font-size-complex="12pt"/>
    </style:style>
    <style:style style:name="ce44" style:family="table-cell" style:parent-style-name="Default">
      <style:table-cell-properties fo:background-color="transparent" fo:border="non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order-bottom="none" fo:border-left="none" fo:border-right="0.0008in solid #000000" fo:border-top="0.0008in solid #000000"/>
      <style:text-properties style:font-name="Tahoma" fo:font-size="12pt" style:font-size-asian="12pt" style:font-size-complex="12pt"/>
    </style:style>
    <style:style style:name="ce46" style:family="table-cell" style:parent-style-name="Default">
      <style:table-cell-properties fo:border-bottom="none" fo:border-left="none" fo:border-right="0.0008in solid #000000" fo:border-top="none"/>
      <style:text-properties style:font-name="Tahoma" fo:font-size="12pt" style:font-size-asian="12pt" style:font-size-complex="12pt"/>
    </style:style>
    <style:style style:name="ce4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start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Tahoma"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1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1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order="0.0008in solid #000000"/>
      <style:text-properties style:font-name="Tahoma"/>
    </style:style>
    <style:style style:name="ce52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Tahoma" fo:font-size="12pt" style:font-size-asian="12pt" style:font-size-complex="12pt"/>
    </style:style>
    <style:style style:name="ce53" style:family="table-cell" style:parent-style-name="Default">
      <style:table-cell-properties fo:border-bottom="none" fo:border-left="0.0008in solid #000000" fo:border-right="none" fo:border-top="none"/>
      <style:text-properties style:font-name="Tahoma"/>
    </style:style>
    <style:style style:name="ce54" style:family="table-cell" style:parent-style-name="Default">
      <style:table-cell-properties fo:border-bottom="none" fo:border-left="0.0008in solid #000000" fo:border-right="none" fo:border-top="0.0008in solid #000000"/>
      <style:text-properties style:font-name="Tahoma" fo:font-size="11pt" style:font-size-asian="11pt" style:font-size-complex="11pt"/>
    </style:style>
    <style:style style:name="ce55" style:family="table-cell" style:parent-style-name="Default">
      <style:table-cell-properties fo:border-bottom="0.0008in solid #000000" fo:border-left="0.0008in solid #000000" fo:border-right="none" fo:border-top="none"/>
      <style:text-properties style:font-name="Tahoma" fo:font-size="11pt" style:font-size-asian="11pt" style:font-size-complex="11pt"/>
    </style:style>
    <style:style style:name="ce56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Tahoma" fo:font-size="12pt" style:font-size-asian="12pt" style:font-size-complex="12pt"/>
    </style:style>
    <style:style style:name="ce57" style:family="table-cell" style:parent-style-name="Default">
      <style:table-cell-properties fo:border-bottom="none" fo:border-left="none" fo:border-right="0.0008in solid #000000" fo:border-top="none"/>
      <style:text-properties style:font-name="Tahoma"/>
    </style:style>
    <style:style style:name="ce58" style:family="table-cell" style:parent-style-name="Default">
      <style:table-cell-properties fo:border-bottom="none" fo:border-left="none" fo:border-right="0.0008in solid #000000" fo:border-top="0.0008in solid #000000"/>
      <style:text-properties style:font-name="Tahoma" fo:font-size="11pt" style:font-size-asian="11pt" style:font-size-complex="11pt"/>
    </style:style>
    <style:style style:name="ce59" style:family="table-cell" style:parent-style-name="Default">
      <style:table-cell-properties fo:border-bottom="0.0008in solid #000000" fo:border-left="none" fo:border-right="0.0008in solid #000000" fo:border-top="none"/>
      <style:text-properties style:font-name="Tahoma" fo:font-size="11pt" style:font-size-asian="11pt" style:font-size-complex="11pt"/>
    </style:style>
    <style:style style:name="ce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use-window-font-color="true" style:font-name="Tahoma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63" style:family="table-cell" style:parent-style-name="Default">
      <style:table-cell-properties fo:background-color="transparent" fo:border="none"/>
      <style:text-properties style:font-name="Tahoma" fo:font-size="12pt" style:font-size-asian="12pt" style:font-size-complex="12pt"/>
    </style:style>
    <style:style style:name="ce64" style:family="table-cell" style:parent-style-name="Default">
      <style:table-cell-properties fo:border-bottom="none" fo:border-left="0.0008in solid #000000" fo:border-right="none" fo:border-top="none"/>
    </style:style>
    <style:style style:name="ce65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use-window-font-color="true" style:font-name="Tahoma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font-name="Tahoma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order-bottom="none" fo:border-left="none" fo:border-right="0.0008in solid #000000" fo:border-top="none"/>
    </style:style>
    <style:style style:name="ce6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Tahoma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Tahoma"/>
    </style:style>
    <style:style style:name="ce7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-bottom="none" fo:background-color="transparent" fo:border-left="none" fo:border-right="0.0008in solid #000000" fo:border-top="non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Tahoma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 style:data-style-name="N132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order-bottom="none" fo:background-color="transparent" fo:border-left="none" fo:border-right="0.0008in solid #000000" fo:border-top="none"/>
      <style:text-properties style:font-name="Tahoma" fo:font-size="12pt" style:font-size-asian="12pt" style:font-size-complex="12pt"/>
    </style:style>
    <style:style style:name="ce75" style:family="table-cell" style:parent-style-name="Default">
      <style:table-cell-properties fo:border-bottom="0.0008in solid #000000" fo:border-left="none" fo:border-right="0.0008in solid #000000" fo:border-top="none"/>
    </style:style>
    <style:style style:name="ce76" style:family="table-cell" style:parent-style-name="Default">
      <style:text-properties style:font-name="Tahoma" fo:font-size="12pt" style:font-size-asian="12pt" style:font-size-complex="12pt"/>
    </style:style>
    <style:style style:name="ce77" style:family="table-cell" style:parent-style-name="Default">
      <style:table-cell-properties fo:background-color="transparent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ackground-color="transparent"/>
      <style:text-properties style:use-window-font-color="true" style:font-name="Tahoma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fo:background-color="transparent"/>
      <style:text-properties style:font-name="Tahoma"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style:use-window-font-color="true" style:font-name="Tahoma" fo:font-weight="normal" style:font-weight-asian="normal" style:font-weight-complex="normal"/>
    </style:style>
    <style:style style:name="ce8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="hidden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</office:automatic-styles>
  <office:body>
    <office:spreadsheet>
      <table:table table:name="CGL" table:style-name="ta1" table:print="false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default-cell-style-name="ce14"/>
        <table:table-column table:style-name="co8" table:default-cell-style-name="ce14"/>
        <table:table-column table:style-name="co4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07" table:default-cell-style-name="ce14"/>
        <table:table-row table:style-name="ro1">
          <table:table-cell table:style-name="ce1" table:number-columns-spanned="2" table:number-rows-spanned="3">
            <draw:frame table:end-cell-address="CGL.B3" table:end-x="0.3142in" table:end-y="0.1606in" draw:z-index="0" draw:name="Graphics 5" draw:style-name="gr1" draw:text-style-name="P1" svg:width="0.6654in" svg:height="0.5429in" svg:x="0.211in" svg:y="0.039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covered-table-cell table:style-name="ce16"/>
          <table:table-cell table:style-name="ce21" office:value-type="string" table:number-columns-spanned="7" table:number-rows-spanned="1">
            <text:p><text:s/>PT SARANACENTRAL BAJATAMA Tbk.</text:p>
          </table:table-cell>
          <table:covered-table-cell table:number-columns-repeated="2" table:style-name="ce30"/>
          <table:covered-table-cell table:number-columns-repeated="3" table:style-name="ce40"/>
          <table:covered-table-cell table:style-name="ce45"/>
          <table:table-cell table:style-name="ce48" office:value-type="string" table:number-columns-spanned="6" table:number-rows-spanned="3">
            <text:p><text:s/>ESTIMASI PRODUKSI CGL</text:p>
          </table:table-cell>
          <table:covered-table-cell table:number-columns-repeated="5" table:style-name="ce51"/>
          <table:table-cell table:style-name="ce51" office:value-type="string" table:number-columns-spanned="2" table:number-rows-spanned="1">
            <text:p><text:s/>No Dokumen <text:s text:c="6"/>F – PPC – 001</text:p>
          </table:table-cell>
          <table:covered-table-cell table:style-name="ce51"/>
          <table:table-cell table:number-columns-repeated="1007"/>
        </table:table-row>
        <table:table-row table:style-name="ro1">
          <table:covered-table-cell table:style-name="ce2"/>
          <table:covered-table-cell/>
          <table:table-cell table:style-name="ce22" office:value-type="string" table:number-columns-spanned="7" table:number-rows-spanned="1">
            <text:p><text:s/>DEPARTEMEN PPC &amp; PRODUKSI</text:p>
          </table:table-cell>
          <table:covered-table-cell table:number-columns-repeated="2" table:style-name="ce31"/>
          <table:covered-table-cell table:number-columns-repeated="3" table:style-name="ce34"/>
          <table:covered-table-cell table:number-columns-repeated="2" table:style-name="ce46"/>
          <table:covered-table-cell table:number-columns-repeated="5" table:style-name="ce51"/>
          <table:table-cell table:style-name="ce51" office:value-type="string" table:number-columns-spanned="2" table:number-rows-spanned="1">
            <text:p><text:s/>No Revisi <text:s text:c="13"/>04</text:p>
          </table:table-cell>
          <table:covered-table-cell table:style-name="ce51"/>
          <table:table-cell table:number-columns-repeated="1007"/>
        </table:table-row>
        <table:table-row table:style-name="ro1">
          <table:covered-table-cell table:style-name="ce3"/>
          <table:covered-table-cell/>
          <table:table-cell table:style-name="ce23" office:value-type="string" table:number-columns-spanned="7" table:number-rows-spanned="1">
            <text:p><text:s/>PPC CGL</text:p>
          </table:table-cell>
          <table:covered-table-cell table:style-name="ce23"/>
          <table:covered-table-cell table:number-columns-repeated="4" table:style-name="ce38"/>
          <table:covered-table-cell table:number-columns-repeated="2" table:style-name="ce47"/>
          <table:covered-table-cell table:number-columns-repeated="5" table:style-name="ce51"/>
          <table:table-cell table:style-name="ce51" office:value-type="string" table:number-columns-spanned="2" table:number-rows-spanned="1">
            <text:p><text:s/>Tanggal Efektif <text:s text:c="5"/>13 JUNI 2016</text:p>
          </table:table-cell>
          <table:covered-table-cell table:style-name="ce51"/>
          <table:table-cell table:number-columns-repeated="1007"/>
        </table:table-row>
        <table:table-row table:style-name="ro2">
          <table:table-cell table:style-name="ce4" office:value-type="string" table:number-columns-spanned="17" table:number-rows-spanned="1">
            <text:p><text:s/>Tanggal : 12 JULI 2017</text:p>
          </table:table-cell>
          <table:covered-table-cell table:number-columns-repeated="16" table:style-name="ce4"/>
          <table:table-cell table:style-name="ce76" table:number-columns-repeated="1006"/>
          <table:table-cell/>
        </table:table-row>
        <table:table-row table:style-name="ro2">
          <table:table-cell table:style-name="ce4" office:value-type="string" table:number-columns-spanned="13" table:number-rows-spanned="1">
            <text:p><text:s/>Untuk : Produksi, Quality Control dan Warehouse mohon disiapkan dan diproduksi sbb : </text:p>
          </table:table-cell>
          <table:covered-table-cell table:number-columns-repeated="11" table:style-name="ce4"/>
          <table:covered-table-cell/>
          <table:table-cell table:style-name="ce4" office:value-type="string" table:number-columns-spanned="4" table:number-rows-spanned="1">
            <text:p><text:s/>Periode : Senin s/d Kamis – Kamis s/d Senin</text:p>
          </table:table-cell>
          <table:covered-table-cell table:number-columns-repeated="3" table:style-name="ce4"/>
          <table:table-cell table:style-name="ce34"/>
          <table:table-cell table:style-name="ce76" table:number-columns-repeated="1005"/>
          <table:table-cell/>
        </table:table-row>
        <table:table-row table:style-name="ro2">
          <table:table-cell table:style-name="ce5" office:value-type="string" table:number-columns-spanned="1" table:number-rows-spanned="2">
            <text:p>Urutan</text:p>
          </table:table-cell>
          <table:table-cell table:style-name="ce5" office:value-type="string" table:number-columns-spanned="6" table:number-rows-spanned="1">
            <text:p>BAHAN</text:p>
          </table:table-cell>
          <table:covered-table-cell table:style-name="ce5"/>
          <table:covered-table-cell table:number-columns-repeated="4" table:style-name="ce11"/>
          <table:table-cell table:style-name="ce20" office:value-type="string">
            <text:p>Speed</text:p>
          </table:table-cell>
          <table:table-cell table:style-name="ce11" office:value-type="string" table:number-columns-spanned="2" table:number-rows-spanned="1">
            <text:p>Waktu Prod</text:p>
          </table:table-cell>
          <table:covered-table-cell table:style-name="ce11"/>
          <table:table-cell table:style-name="ce11" office:value-type="string" table:number-columns-spanned="6" table:number-rows-spanned="1">
            <text:p><text:s/>TARGET PRODUK</text:p>
          </table:table-cell>
          <table:covered-table-cell table:number-columns-repeated="5" table:style-name="ce11"/>
          <table:table-cell table:style-name="ce5" office:value-type="string" table:number-columns-spanned="1" table:number-rows-spanned="2">
            <text:p>KETERANGAN</text:p>
          </table:table-cell>
          <table:table-cell table:style-name="ce76" table:number-columns-repeated="1006"/>
          <table:table-cell/>
        </table:table-row>
        <table:table-row table:style-name="ro2">
          <table:covered-table-cell table:style-name="ce4"/>
          <table:table-cell table:style-name="ce5" office:value-type="string" table:number-columns-spanned="3" table:number-rows-spanned="1">
            <text:p>Ukuran</text:p>
          </table:table-cell>
          <table:covered-table-cell table:number-columns-repeated="2" table:style-name="ce11"/>
          <table:table-cell table:style-name="ce11" office:value-type="string">
            <text:p>Ton</text:p>
          </table:table-cell>
          <table:table-cell table:style-name="ce11" office:value-type="string">
            <text:p>Meter</text:p>
          </table:table-cell>
          <table:table-cell table:style-name="ce11" office:value-type="string">
            <text:p>Sumber</text:p>
          </table:table-cell>
          <table:table-cell table:style-name="ce20" office:value-type="string">
            <text:p>mpm</text:p>
          </table:table-cell>
          <table:table-cell table:style-name="ce11" office:value-type="string">
            <text:p>Menit</text:p>
          </table:table-cell>
          <table:table-cell table:style-name="ce11" office:value-type="string">
            <text:p>Jam</text:p>
          </table:table-cell>
          <table:table-cell table:style-name="ce11" office:value-type="string">
            <text:p>Spek</text:p>
          </table:table-cell>
          <table:table-cell table:style-name="ce11" office:value-type="string">
            <text:p>Coat</text:p>
          </table:table-cell>
          <table:table-cell table:style-name="ce11" office:value-type="string">
            <text:p>Berat (MT)</text:p>
          </table:table-cell>
          <table:table-cell table:style-name="ce11" office:value-type="string" table:number-columns-spanned="2" table:number-rows-spanned="1">
            <text:p>Order</text:p>
          </table:table-cell>
          <table:covered-table-cell table:style-name="ce11"/>
          <table:table-cell table:style-name="ce11" office:value-type="string">
            <text:p>Finished</text:p>
          </table:table-cell>
          <table:covered-table-cell table:style-name="ce4"/>
          <table:table-cell table:style-name="ce76" table:number-columns-repeated="1006"/>
          <table:table-cell/>
        </table:table-row>
        <table:table-row table:style-name="ro3">
          <table:table-cell table:style-name="ce6"/>
          <table:table-cell table:style-name="ce17" table:number-columns-repeated="15"/>
          <table:table-cell table:style-name="ce69"/>
          <table:table-cell table:number-columns-repeated="1007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8" office:value-type="float" office:value="0.8">
            <text:p>0.80</text:p>
          </table:table-cell>
          <table:table-cell table:style-name="ce24" office:value-type="string">
            <text:p>x</text:p>
            <draw:line table:end-cell-address="CGL.C10" table:end-x="0.0756in" table:end-y="0.2484in" draw:z-index="7" draw:style-name="gr2" draw:text-style-name="P1" svg:x1="0.0756in" svg:y1="0.2602in" svg:x2="0.0756in" svg:y2="0.5146in">
              <text:p/>
            </draw:line>
            <draw:line table:end-cell-address="CGL.C10" table:end-x="0.0756in" table:end-y="0.2484in" draw:z-index="10" draw:style-name="gr2" draw:text-style-name="P1" svg:x1="0.0756in" svg:y1="0.2602in" svg:x2="0.0756in" svg:y2="0.5146in">
              <text:p/>
            </draw:line>
            <draw:line table:end-cell-address="CGL.C10" table:end-x="0.0756in" table:end-y="0.2535in" draw:z-index="11" draw:style-name="gr2" draw:text-style-name="P1" svg:x1="0.0756in" svg:y1="0.2654in" svg:x2="0.0756in" svg:y2="0.5197in">
              <text:p/>
            </draw:line>
            <draw:line table:end-cell-address="CGL.C10" table:end-x="0.0756in" table:end-y="0.2484in" draw:z-index="15" draw:style-name="gr2" draw:text-style-name="P1" svg:x1="0.0756in" svg:y1="0.2602in" svg:x2="0.0756in" svg:y2="0.5146in">
              <text:p/>
            </draw:line>
            <draw:line table:end-cell-address="CGL.C10" table:end-x="0.0756in" table:end-y="0.2484in" draw:z-index="21" draw:style-name="gr2" draw:text-style-name="P1" svg:x1="0.0756in" svg:y1="0.2602in" svg:x2="0.0756in" svg:y2="0.5146in">
              <text:p/>
            </draw:line>
            <draw:line table:end-cell-address="CGL.C10" table:end-x="0.0756in" table:end-y="0.2484in" draw:z-index="24" draw:style-name="gr2" draw:text-style-name="P1" svg:x1="0.0756in" svg:y1="0.2602in" svg:x2="0.0756in" svg:y2="0.5146in">
              <text:p/>
            </draw:line>
            <draw:line table:end-cell-address="CGL.C10" table:end-x="0.0756in" table:end-y="0.2535in" draw:z-index="25" draw:style-name="gr2" draw:text-style-name="P1" svg:x1="0.0756in" svg:y1="0.2654in" svg:x2="0.0756in" svg:y2="0.5197in">
              <text:p/>
            </draw:line>
            <draw:line table:end-cell-address="CGL.C10" table:end-x="0.0756in" table:end-y="0.2535in" draw:z-index="27" draw:style-name="gr2" draw:text-style-name="P1" svg:x1="0.0756in" svg:y1="0.2654in" svg:x2="0.0756in" svg:y2="0.5197in">
              <text:p/>
            </draw:line>
            <draw:line table:end-cell-address="CGL.C10" table:end-x="0.0756in" table:end-y="0.2484in" draw:z-index="33" draw:style-name="gr2" draw:text-style-name="P1" svg:x1="0.0756in" svg:y1="0.2602in" svg:x2="0.0756in" svg:y2="0.5146in">
              <text:p/>
            </draw:line>
            <draw:line table:end-cell-address="CGL.C10" table:end-x="0.0756in" table:end-y="0.2484in" draw:z-index="36" draw:style-name="gr2" draw:text-style-name="P1" svg:x1="0.0756in" svg:y1="0.2602in" svg:x2="0.0756in" svg:y2="0.5146in">
              <text:p/>
            </draw:line>
            <draw:line table:end-cell-address="CGL.C10" table:end-x="0.0756in" table:end-y="0.2484in" draw:z-index="42" draw:style-name="gr2" draw:text-style-name="P1" svg:x1="0.0756in" svg:y1="0.2602in" svg:x2="0.0756in" svg:y2="0.5146in">
              <text:p/>
            </draw:line>
            <draw:line table:end-cell-address="CGL.C10" table:end-x="0.0756in" table:end-y="0.2484in" draw:z-index="45" draw:style-name="gr2" draw:text-style-name="P1" svg:x1="0.0756in" svg:y1="0.2602in" svg:x2="0.0756in" svg:y2="0.5146in">
              <text:p/>
            </draw:line>
            <draw:line table:end-cell-address="CGL.C10" table:end-x="0.0756in" table:end-y="0.2535in" draw:z-index="46" draw:style-name="gr2" draw:text-style-name="P1" svg:x1="0.0756in" svg:y1="0.2654in" svg:x2="0.0756in" svg:y2="0.5197in">
              <text:p/>
            </draw:line>
            <draw:line table:end-cell-address="CGL.C10" table:end-x="0.0756in" table:end-y="0.2484in" draw:z-index="49" draw:style-name="gr2" draw:text-style-name="P1" svg:x1="0.0756in" svg:y1="0.2602in" svg:x2="0.0756in" svg:y2="0.5146in">
              <text:p/>
            </draw:line>
            <draw:line table:end-cell-address="CGL.C10" table:end-x="0.0756in" table:end-y="0.2535in" draw:z-index="55" draw:style-name="gr2" draw:text-style-name="P1" svg:x1="0.0756in" svg:y1="0.2654in" svg:x2="0.0756in" svg:y2="0.5197in">
              <text:p/>
            </draw:line>
            <draw:line table:end-cell-address="CGL.C10" table:end-x="0.0756in" table:end-y="0.2472in" draw:z-index="56" draw:style-name="gr2" draw:text-style-name="P1" svg:x1="0.0756in" svg:y1="0.2591in" svg:x2="0.0756in" svg:y2="0.5134in">
              <text:p/>
            </draw:line>
          </table:table-cell>
          <table:table-cell table:style-name="ce32" office:value-type="float" office:value="1219">
            <text:p>1219</text:p>
          </table:table-cell>
          <table:table-cell table:style-name="ce7" office:value-type="float" office:value="30">
            <text:p>30</text:p>
          </table:table-cell>
          <table:table-cell table:style-name="ce41" table:formula="of:=+[.E9]/([.B9]*[.D9]*7.85/1000000)" office:value-type="float" office:value="3918.84336644321">
            <text:p>3919</text:p>
          </table:table-cell>
          <table:table-cell table:style-name="ce7" office:value-type="string">
            <text:p>HYSCO</text:p>
          </table:table-cell>
          <table:table-cell table:style-name="ce7" office:value-type="float" office:value="35">
            <text:p>35</text:p>
          </table:table-cell>
          <table:table-cell table:style-name="ce41" table:formula="of:=+[.F9]/[.H9]" office:value-type="float" office:value="111.966953326949">
            <text:p>112</text:p>
          </table:table-cell>
          <table:table-cell table:style-name="ce49" table:formula="of:=+[.I9]/60" office:value-type="float" office:value="1.86611588878248">
            <text:p>2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2 – 2.2</text:p>
          </table:table-cell>
          <table:table-cell table:style-name="ce60" office:value-type="string" table:number-columns-spanned="2" table:number-rows-spanned="1">
            <text:p>DUCTING</text:p>
          </table:table-cell>
          <table:covered-table-cell table:style-name="ce32"/>
          <table:table-cell table:style-name="ce7" office:value-type="string">
            <text:p>CROM</text:p>
          </table:table-cell>
          <table:table-cell table:style-name="ce70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/>
          <table:table-cell table:style-name="Default">
            <draw:line table:end-cell-address="CGL.C10" table:end-x="0.0756in" table:end-y="0.2587in" draw:z-index="2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3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4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5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6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8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9" draw:style-name="gr2" draw:text-style-name="P1" svg:x1="0.0756in" svg:y1="0.0043in" svg:x2="0.0756in" svg:y2="0.2587in">
              <text:p/>
            </draw:line>
            <draw:line table:end-cell-address="CGL.C10" table:end-x="0.0756in" table:end-y="0.2559in" draw:z-index="12" draw:style-name="gr2" draw:text-style-name="P1" svg:x1="0.0756in" svg:y1="0.0016in" svg:x2="0.0756in" svg:y2="0.2559in">
              <text:p/>
            </draw:line>
            <draw:line table:end-cell-address="CGL.C10" table:end-x="0.0756in" table:end-y="0.261in" draw:z-index="13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4" draw:style-name="gr2" draw:text-style-name="P1" svg:x1="0.0756in" svg:y1="0.0043in" svg:x2="0.0756in" svg:y2="0.2587in">
              <text:p/>
            </draw:line>
            <draw:line table:end-cell-address="CGL.C10" table:end-x="0.0756in" table:end-y="0.2587in" draw:z-index="16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7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8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9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0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2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3" draw:style-name="gr2" draw:text-style-name="P1" svg:x1="0.0756in" svg:y1="0.0043in" svg:x2="0.0756in" svg:y2="0.2587in">
              <text:p/>
            </draw:line>
            <draw:line table:end-cell-address="CGL.C10" table:end-x="0.0756in" table:end-y="0.2559in" draw:z-index="26" draw:style-name="gr2" draw:text-style-name="P1" svg:x1="0.0756in" svg:y1="0.0016in" svg:x2="0.0756in" svg:y2="0.2559in">
              <text:p/>
            </draw:line>
            <draw:line table:end-cell-address="CGL.C10" table:end-x="0.0756in" table:end-y="0.2587in" draw:z-index="28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9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30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31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32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34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35" draw:style-name="gr2" draw:text-style-name="P1" svg:x1="0.0756in" svg:y1="0.0043in" svg:x2="0.0756in" svg:y2="0.2587in">
              <text:p/>
            </draw:line>
            <draw:line table:end-cell-address="CGL.C10" table:end-x="0.0756in" table:end-y="0.2587in" draw:z-index="37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38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39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40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41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43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44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47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48" draw:style-name="gr2" draw:text-style-name="P1" svg:x1="0.0756in" svg:y1="0.0043in" svg:x2="0.0756in" svg:y2="0.2587in">
              <text:p/>
            </draw:line>
            <draw:line table:end-cell-address="CGL.C10" table:end-x="0.0756in" table:end-y="0.2587in" draw:z-index="50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51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52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53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54" draw:style-name="gr2" draw:text-style-name="P1" svg:x1="0.0756in" svg:y1="0.0043in" svg:x2="0.0756in" svg:y2="0.2587in">
              <text:p/>
            </draw:line>
            <draw:line table:end-cell-address="CGL.C10" table:end-x="0.0756in" table:end-y="0.2563in" draw:z-index="57" draw:style-name="gr2" draw:text-style-name="P1" svg:x1="0.0756in" svg:y1="0.002in" svg:x2="0.0756in" svg:y2="0.2563in">
              <text:p/>
            </draw:line>
            <draw:line table:end-cell-address="CGL.C10" table:end-x="0.0756in" table:end-y="0.2587in" draw:z-index="98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99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00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01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02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03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04" draw:style-name="gr2" draw:text-style-name="P1" svg:x1="0.0756in" svg:y1="0.0043in" svg:x2="0.0756in" svg:y2="0.2587in">
              <text:p/>
            </draw:line>
            <draw:line table:end-cell-address="CGL.C10" table:end-x="0.0756in" table:end-y="0.2559in" draw:z-index="105" draw:style-name="gr2" draw:text-style-name="P1" svg:x1="0.0756in" svg:y1="0.0016in" svg:x2="0.0756in" svg:y2="0.2559in">
              <text:p/>
            </draw:line>
            <draw:line table:end-cell-address="CGL.C10" table:end-x="0.0756in" table:end-y="0.261in" draw:z-index="106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07" draw:style-name="gr2" draw:text-style-name="P1" svg:x1="0.0756in" svg:y1="0.0043in" svg:x2="0.0756in" svg:y2="0.2587in">
              <text:p/>
            </draw:line>
            <draw:line table:end-cell-address="CGL.C10" table:end-x="0.0756in" table:end-y="0.2587in" draw:z-index="108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09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10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11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12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13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14" draw:style-name="gr2" draw:text-style-name="P1" svg:x1="0.0756in" svg:y1="0.0043in" svg:x2="0.0756in" svg:y2="0.2587in">
              <text:p/>
            </draw:line>
            <draw:line table:end-cell-address="CGL.C10" table:end-x="0.0756in" table:end-y="0.2559in" draw:z-index="115" draw:style-name="gr2" draw:text-style-name="P1" svg:x1="0.0756in" svg:y1="0.0016in" svg:x2="0.0756in" svg:y2="0.2559in">
              <text:p/>
            </draw:line>
            <draw:line table:end-cell-address="CGL.C10" table:end-x="0.0756in" table:end-y="0.2587in" draw:z-index="116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17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18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19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20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21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22" draw:style-name="gr2" draw:text-style-name="P1" svg:x1="0.0756in" svg:y1="0.0043in" svg:x2="0.0756in" svg:y2="0.2587in">
              <text:p/>
            </draw:line>
            <draw:line table:end-cell-address="CGL.C10" table:end-x="0.0756in" table:end-y="0.2587in" draw:z-index="123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24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25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26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27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28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29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30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31" draw:style-name="gr2" draw:text-style-name="P1" svg:x1="0.0756in" svg:y1="0.0043in" svg:x2="0.0756in" svg:y2="0.2587in">
              <text:p/>
            </draw:line>
            <draw:line table:end-cell-address="CGL.C10" table:end-x="0.0756in" table:end-y="0.2587in" draw:z-index="132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33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34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35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36" draw:style-name="gr2" draw:text-style-name="P1" svg:x1="0.0756in" svg:y1="0.0043in" svg:x2="0.0756in" svg:y2="0.2587in">
              <text:p/>
            </draw:line>
            <draw:line table:end-cell-address="CGL.C10" table:end-x="0.0756in" table:end-y="0.2563in" draw:z-index="137" draw:style-name="gr2" draw:text-style-name="P1" svg:x1="0.0756in" svg:y1="0.002in" svg:x2="0.0756in" svg:y2="0.2563in">
              <text:p/>
            </draw:line>
            <draw:line table:end-cell-address="CGL.C10" table:end-x="0.0756in" table:end-y="0.2587in" draw:z-index="178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79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80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81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82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83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84" draw:style-name="gr2" draw:text-style-name="P1" svg:x1="0.0756in" svg:y1="0.0043in" svg:x2="0.0756in" svg:y2="0.2587in">
              <text:p/>
            </draw:line>
            <draw:line table:end-cell-address="CGL.C10" table:end-x="0.0756in" table:end-y="0.2559in" draw:z-index="185" draw:style-name="gr2" draw:text-style-name="P1" svg:x1="0.0756in" svg:y1="0.0016in" svg:x2="0.0756in" svg:y2="0.2559in">
              <text:p/>
            </draw:line>
            <draw:line table:end-cell-address="CGL.C10" table:end-x="0.0756in" table:end-y="0.261in" draw:z-index="186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87" draw:style-name="gr2" draw:text-style-name="P1" svg:x1="0.0756in" svg:y1="0.0043in" svg:x2="0.0756in" svg:y2="0.2587in">
              <text:p/>
            </draw:line>
            <draw:line table:end-cell-address="CGL.C10" table:end-x="0.0756in" table:end-y="0.2587in" draw:z-index="188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89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90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91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92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93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94" draw:style-name="gr2" draw:text-style-name="P1" svg:x1="0.0756in" svg:y1="0.0043in" svg:x2="0.0756in" svg:y2="0.2587in">
              <text:p/>
            </draw:line>
            <draw:line table:end-cell-address="CGL.C10" table:end-x="0.0756in" table:end-y="0.2559in" draw:z-index="195" draw:style-name="gr2" draw:text-style-name="P1" svg:x1="0.0756in" svg:y1="0.0016in" svg:x2="0.0756in" svg:y2="0.2559in">
              <text:p/>
            </draw:line>
            <draw:line table:end-cell-address="CGL.C10" table:end-x="0.0756in" table:end-y="0.2587in" draw:z-index="196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97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198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199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00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01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02" draw:style-name="gr2" draw:text-style-name="P1" svg:x1="0.0756in" svg:y1="0.0043in" svg:x2="0.0756in" svg:y2="0.2587in">
              <text:p/>
            </draw:line>
            <draw:line table:end-cell-address="CGL.C10" table:end-x="0.0756in" table:end-y="0.2587in" draw:z-index="203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04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05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06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07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08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09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10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11" draw:style-name="gr2" draw:text-style-name="P1" svg:x1="0.0756in" svg:y1="0.0043in" svg:x2="0.0756in" svg:y2="0.2587in">
              <text:p/>
            </draw:line>
            <draw:line table:end-cell-address="CGL.C10" table:end-x="0.0756in" table:end-y="0.2587in" draw:z-index="212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13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14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15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16" draw:style-name="gr2" draw:text-style-name="P1" svg:x1="0.0756in" svg:y1="0.0043in" svg:x2="0.0756in" svg:y2="0.2587in">
              <text:p/>
            </draw:line>
            <draw:line table:end-cell-address="CGL.C10" table:end-x="0.0756in" table:end-y="0.2563in" draw:z-index="217" draw:style-name="gr2" draw:text-style-name="P1" svg:x1="0.0756in" svg:y1="0.002in" svg:x2="0.0756in" svg:y2="0.2563in">
              <text:p/>
            </draw:line>
            <draw:line table:end-cell-address="CGL.C10" table:end-x="0.0756in" table:end-y="0.2587in" draw:z-index="258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59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60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61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62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63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64" draw:style-name="gr2" draw:text-style-name="P1" svg:x1="0.0756in" svg:y1="0.0043in" svg:x2="0.0756in" svg:y2="0.2587in">
              <text:p/>
            </draw:line>
            <draw:line table:end-cell-address="CGL.C10" table:end-x="0.0756in" table:end-y="0.2559in" draw:z-index="265" draw:style-name="gr2" draw:text-style-name="P1" svg:x1="0.0756in" svg:y1="0.0016in" svg:x2="0.0756in" svg:y2="0.2559in">
              <text:p/>
            </draw:line>
            <draw:line table:end-cell-address="CGL.C10" table:end-x="0.0756in" table:end-y="0.261in" draw:z-index="266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67" draw:style-name="gr2" draw:text-style-name="P1" svg:x1="0.0756in" svg:y1="0.0043in" svg:x2="0.0756in" svg:y2="0.2587in">
              <text:p/>
            </draw:line>
            <draw:line table:end-cell-address="CGL.C10" table:end-x="0.0756in" table:end-y="0.2587in" draw:z-index="268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69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70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71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72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73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74" draw:style-name="gr2" draw:text-style-name="P1" svg:x1="0.0756in" svg:y1="0.0043in" svg:x2="0.0756in" svg:y2="0.2587in">
              <text:p/>
            </draw:line>
            <draw:line table:end-cell-address="CGL.C10" table:end-x="0.0756in" table:end-y="0.2559in" draw:z-index="275" draw:style-name="gr2" draw:text-style-name="P1" svg:x1="0.0756in" svg:y1="0.0016in" svg:x2="0.0756in" svg:y2="0.2559in">
              <text:p/>
            </draw:line>
            <draw:line table:end-cell-address="CGL.C10" table:end-x="0.0756in" table:end-y="0.2587in" draw:z-index="276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77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78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79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80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81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82" draw:style-name="gr2" draw:text-style-name="P1" svg:x1="0.0756in" svg:y1="0.0043in" svg:x2="0.0756in" svg:y2="0.2587in">
              <text:p/>
            </draw:line>
            <draw:line table:end-cell-address="CGL.C10" table:end-x="0.0756in" table:end-y="0.2587in" draw:z-index="283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84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85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86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87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88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89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90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91" draw:style-name="gr2" draw:text-style-name="P1" svg:x1="0.0756in" svg:y1="0.0043in" svg:x2="0.0756in" svg:y2="0.2587in">
              <text:p/>
            </draw:line>
            <draw:line table:end-cell-address="CGL.C10" table:end-x="0.0756in" table:end-y="0.2587in" draw:z-index="292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93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94" draw:style-name="gr2" draw:text-style-name="P1" svg:x1="0.0756in" svg:y1="0.0043in" svg:x2="0.0756in" svg:y2="0.2587in">
              <text:p/>
            </draw:line>
            <draw:line table:end-cell-address="CGL.C10" table:end-x="0.0756in" table:end-y="0.261in" draw:z-index="295" draw:style-name="gr2" draw:text-style-name="P1" svg:x1="0.0756in" svg:y1="0.0067in" svg:x2="0.0756in" svg:y2="0.261in">
              <text:p/>
            </draw:line>
            <draw:line table:end-cell-address="CGL.C10" table:end-x="0.0756in" table:end-y="0.2587in" draw:z-index="296" draw:style-name="gr2" draw:text-style-name="P1" svg:x1="0.0756in" svg:y1="0.0043in" svg:x2="0.0756in" svg:y2="0.2587in">
              <text:p/>
            </draw:line>
          </table:table-cell>
          <table:table-cell table:style-name="Default" table:number-columns-repeated="10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8" office:value-type="float" office:value="0.7">
            <text:p>0.70</text:p>
          </table:table-cell>
          <table:table-cell table:style-name="ce24" office:value-type="string">
            <text:p>x</text:p>
            <draw:line table:end-cell-address="CGL.C12" table:end-x="0.0756in" table:end-y="0.2484in" draw:z-index="342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345" draw:style-name="gr2" draw:text-style-name="P1" svg:x1="0.0756in" svg:y1="0.2602in" svg:x2="0.0756in" svg:y2="0.5146in">
              <text:p/>
            </draw:line>
            <draw:line table:end-cell-address="CGL.C12" table:end-x="0.0756in" table:end-y="0.2535in" draw:z-index="346" draw:style-name="gr2" draw:text-style-name="P1" svg:x1="0.0756in" svg:y1="0.2654in" svg:x2="0.0756in" svg:y2="0.5197in">
              <text:p/>
            </draw:line>
            <draw:line table:end-cell-address="CGL.C12" table:end-x="0.0756in" table:end-y="0.2484in" draw:z-index="350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356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359" draw:style-name="gr2" draw:text-style-name="P1" svg:x1="0.0756in" svg:y1="0.2602in" svg:x2="0.0756in" svg:y2="0.5146in">
              <text:p/>
            </draw:line>
            <draw:line table:end-cell-address="CGL.C12" table:end-x="0.0756in" table:end-y="0.2535in" draw:z-index="360" draw:style-name="gr2" draw:text-style-name="P1" svg:x1="0.0756in" svg:y1="0.2654in" svg:x2="0.0756in" svg:y2="0.5197in">
              <text:p/>
            </draw:line>
            <draw:line table:end-cell-address="CGL.C12" table:end-x="0.0756in" table:end-y="0.2535in" draw:z-index="362" draw:style-name="gr2" draw:text-style-name="P1" svg:x1="0.0756in" svg:y1="0.2654in" svg:x2="0.0756in" svg:y2="0.5197in">
              <text:p/>
            </draw:line>
            <draw:line table:end-cell-address="CGL.C12" table:end-x="0.0756in" table:end-y="0.2484in" draw:z-index="368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371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377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380" draw:style-name="gr2" draw:text-style-name="P1" svg:x1="0.0756in" svg:y1="0.2602in" svg:x2="0.0756in" svg:y2="0.5146in">
              <text:p/>
            </draw:line>
            <draw:line table:end-cell-address="CGL.C12" table:end-x="0.0756in" table:end-y="0.2535in" draw:z-index="381" draw:style-name="gr2" draw:text-style-name="P1" svg:x1="0.0756in" svg:y1="0.2654in" svg:x2="0.0756in" svg:y2="0.5197in">
              <text:p/>
            </draw:line>
            <draw:line table:end-cell-address="CGL.C12" table:end-x="0.0756in" table:end-y="0.2484in" draw:z-index="384" draw:style-name="gr2" draw:text-style-name="P1" svg:x1="0.0756in" svg:y1="0.2602in" svg:x2="0.0756in" svg:y2="0.5146in">
              <text:p/>
            </draw:line>
            <draw:line table:end-cell-address="CGL.C12" table:end-x="0.0756in" table:end-y="0.2535in" draw:z-index="390" draw:style-name="gr2" draw:text-style-name="P1" svg:x1="0.0756in" svg:y1="0.2654in" svg:x2="0.0756in" svg:y2="0.5197in">
              <text:p/>
            </draw:line>
            <draw:line table:end-cell-address="CGL.C12" table:end-x="0.0756in" table:end-y="0.2472in" draw:z-index="391" draw:style-name="gr2" draw:text-style-name="P1" svg:x1="0.0756in" svg:y1="0.2591in" svg:x2="0.0756in" svg:y2="0.5134in">
              <text:p/>
            </draw:line>
            <draw:line table:end-cell-address="CGL.C12" table:end-x="0.0756in" table:end-y="0.2484in" draw:z-index="912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915" draw:style-name="gr2" draw:text-style-name="P1" svg:x1="0.0756in" svg:y1="0.2602in" svg:x2="0.0756in" svg:y2="0.5146in">
              <text:p/>
            </draw:line>
            <draw:line table:end-cell-address="CGL.C12" table:end-x="0.0756in" table:end-y="0.2535in" draw:z-index="916" draw:style-name="gr2" draw:text-style-name="P1" svg:x1="0.0756in" svg:y1="0.2654in" svg:x2="0.0756in" svg:y2="0.5197in">
              <text:p/>
            </draw:line>
            <draw:line table:end-cell-address="CGL.C12" table:end-x="0.0756in" table:end-y="0.2484in" draw:z-index="920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926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929" draw:style-name="gr2" draw:text-style-name="P1" svg:x1="0.0756in" svg:y1="0.2602in" svg:x2="0.0756in" svg:y2="0.5146in">
              <text:p/>
            </draw:line>
            <draw:line table:end-cell-address="CGL.C12" table:end-x="0.0756in" table:end-y="0.2535in" draw:z-index="930" draw:style-name="gr2" draw:text-style-name="P1" svg:x1="0.0756in" svg:y1="0.2654in" svg:x2="0.0756in" svg:y2="0.5197in">
              <text:p/>
            </draw:line>
            <draw:line table:end-cell-address="CGL.C12" table:end-x="0.0756in" table:end-y="0.2535in" draw:z-index="932" draw:style-name="gr2" draw:text-style-name="P1" svg:x1="0.0756in" svg:y1="0.2654in" svg:x2="0.0756in" svg:y2="0.5197in">
              <text:p/>
            </draw:line>
            <draw:line table:end-cell-address="CGL.C12" table:end-x="0.0756in" table:end-y="0.2484in" draw:z-index="938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941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947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950" draw:style-name="gr2" draw:text-style-name="P1" svg:x1="0.0756in" svg:y1="0.2602in" svg:x2="0.0756in" svg:y2="0.5146in">
              <text:p/>
            </draw:line>
            <draw:line table:end-cell-address="CGL.C12" table:end-x="0.0756in" table:end-y="0.2535in" draw:z-index="951" draw:style-name="gr2" draw:text-style-name="P1" svg:x1="0.0756in" svg:y1="0.2654in" svg:x2="0.0756in" svg:y2="0.5197in">
              <text:p/>
            </draw:line>
            <draw:line table:end-cell-address="CGL.C12" table:end-x="0.0756in" table:end-y="0.2484in" draw:z-index="954" draw:style-name="gr2" draw:text-style-name="P1" svg:x1="0.0756in" svg:y1="0.2602in" svg:x2="0.0756in" svg:y2="0.5146in">
              <text:p/>
            </draw:line>
            <draw:line table:end-cell-address="CGL.C12" table:end-x="0.0756in" table:end-y="0.2535in" draw:z-index="960" draw:style-name="gr2" draw:text-style-name="P1" svg:x1="0.0756in" svg:y1="0.2654in" svg:x2="0.0756in" svg:y2="0.5197in">
              <text:p/>
            </draw:line>
            <draw:line table:end-cell-address="CGL.C12" table:end-x="0.0756in" table:end-y="0.2472in" draw:z-index="961" draw:style-name="gr2" draw:text-style-name="P1" svg:x1="0.0756in" svg:y1="0.2591in" svg:x2="0.0756in" svg:y2="0.5134in">
              <text:p/>
            </draw:line>
          </table:table-cell>
          <table:table-cell table:style-name="ce32" office:value-type="float" office:value="1219">
            <text:p>1219</text:p>
          </table:table-cell>
          <table:table-cell table:style-name="ce7" office:value-type="float" office:value="10">
            <text:p>10</text:p>
          </table:table-cell>
          <table:table-cell table:style-name="ce41" table:formula="of:=+[.E11]/([.B11]*[.D11]*7.85/1000000)" office:value-type="float" office:value="1492.89271102598">
            <text:p>1493</text:p>
          </table:table-cell>
          <table:table-cell table:style-name="ce7" office:value-type="string">
            <text:p>UTM_NYND</text:p>
          </table:table-cell>
          <table:table-cell table:style-name="ce7" office:value-type="float" office:value="40">
            <text:p>40</text:p>
          </table:table-cell>
          <table:table-cell table:style-name="ce41" table:formula="of:=+[.F11]/[.H11]" office:value-type="float" office:value="37.3223177756496">
            <text:p>37</text:p>
          </table:table-cell>
          <table:table-cell table:style-name="ce49" table:formula="of:=+[.I11]/60" office:value-type="float" office:value="0.62203862959416">
            <text:p>1</text:p>
          </table:table-cell>
          <table:table-cell table:style-name="ce7" office:value-type="string">
            <text:p>G-550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3 – 4.8</text:p>
          </table:table-cell>
          <table:table-cell table:style-name="ce60" office:value-type="string" table:number-columns-spanned="2" table:number-rows-spanned="1">
            <text:p>DECKING</text:p>
          </table:table-cell>
          <table:covered-table-cell table:style-name="ce32"/>
          <table:table-cell table:style-name="ce7" office:value-type="string">
            <text:p>CROM</text:p>
          </table:table-cell>
          <table:table-cell table:style-name="ce7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/>
          <table:table-cell table:style-name="Default">
            <draw:line table:end-cell-address="CGL.C12" table:end-x="0.0756in" table:end-y="0.2587in" draw:z-index="58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5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60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6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6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6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64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65" draw:style-name="gr2" draw:text-style-name="P1" svg:x1="0.0756in" svg:y1="0.0016in" svg:x2="0.0756in" svg:y2="0.2559in">
              <text:p/>
            </draw:line>
            <draw:line table:end-cell-address="CGL.C12" table:end-x="0.0756in" table:end-y="0.261in" draw:z-index="6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67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68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6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70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7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7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7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74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75" draw:style-name="gr2" draw:text-style-name="P1" svg:x1="0.0756in" svg:y1="0.0016in" svg:x2="0.0756in" svg:y2="0.2559in">
              <text:p/>
            </draw:line>
            <draw:line table:end-cell-address="CGL.C12" table:end-x="0.0756in" table:end-y="0.2587in" draw:z-index="76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77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78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7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80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8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82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8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8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8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8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8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8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89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0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1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9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4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5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6" draw:style-name="gr2" draw:text-style-name="P1" svg:x1="0.0756in" svg:y1="0.0043in" svg:x2="0.0756in" svg:y2="0.2587in">
              <text:p/>
            </draw:line>
            <draw:line table:end-cell-address="CGL.C12" table:end-x="0.0756in" table:end-y="0.2563in" draw:z-index="97" draw:style-name="gr2" draw:text-style-name="P1" svg:x1="0.0756in" svg:y1="0.002in" svg:x2="0.0756in" svg:y2="0.2563in">
              <text:p/>
            </draw:line>
            <draw:line table:end-cell-address="CGL.C12" table:end-x="0.0756in" table:end-y="0.2587in" draw:z-index="138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3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40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4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4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4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44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145" draw:style-name="gr2" draw:text-style-name="P1" svg:x1="0.0756in" svg:y1="0.0016in" svg:x2="0.0756in" svg:y2="0.2559in">
              <text:p/>
            </draw:line>
            <draw:line table:end-cell-address="CGL.C12" table:end-x="0.0756in" table:end-y="0.261in" draw:z-index="14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47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148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4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50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5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5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5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54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155" draw:style-name="gr2" draw:text-style-name="P1" svg:x1="0.0756in" svg:y1="0.0016in" svg:x2="0.0756in" svg:y2="0.2559in">
              <text:p/>
            </draw:line>
            <draw:line table:end-cell-address="CGL.C12" table:end-x="0.0756in" table:end-y="0.2587in" draw:z-index="156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57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58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5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60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6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62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16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6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6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6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6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6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69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70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71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17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7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74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75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76" draw:style-name="gr2" draw:text-style-name="P1" svg:x1="0.0756in" svg:y1="0.0043in" svg:x2="0.0756in" svg:y2="0.2587in">
              <text:p/>
            </draw:line>
            <draw:line table:end-cell-address="CGL.C12" table:end-x="0.0756in" table:end-y="0.2563in" draw:z-index="177" draw:style-name="gr2" draw:text-style-name="P1" svg:x1="0.0756in" svg:y1="0.002in" svg:x2="0.0756in" svg:y2="0.2563in">
              <text:p/>
            </draw:line>
            <draw:line table:end-cell-address="CGL.C12" table:end-x="0.0756in" table:end-y="0.2587in" draw:z-index="218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1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20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2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2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2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24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225" draw:style-name="gr2" draw:text-style-name="P1" svg:x1="0.0756in" svg:y1="0.0016in" svg:x2="0.0756in" svg:y2="0.2559in">
              <text:p/>
            </draw:line>
            <draw:line table:end-cell-address="CGL.C12" table:end-x="0.0756in" table:end-y="0.261in" draw:z-index="22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27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228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2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30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3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3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3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34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235" draw:style-name="gr2" draw:text-style-name="P1" svg:x1="0.0756in" svg:y1="0.0016in" svg:x2="0.0756in" svg:y2="0.2559in">
              <text:p/>
            </draw:line>
            <draw:line table:end-cell-address="CGL.C12" table:end-x="0.0756in" table:end-y="0.2587in" draw:z-index="236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37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38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3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40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4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42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24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4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4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4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4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4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49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50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51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25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5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54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55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56" draw:style-name="gr2" draw:text-style-name="P1" svg:x1="0.0756in" svg:y1="0.0043in" svg:x2="0.0756in" svg:y2="0.2587in">
              <text:p/>
            </draw:line>
            <draw:line table:end-cell-address="CGL.C12" table:end-x="0.0756in" table:end-y="0.2563in" draw:z-index="257" draw:style-name="gr2" draw:text-style-name="P1" svg:x1="0.0756in" svg:y1="0.002in" svg:x2="0.0756in" svg:y2="0.2563in">
              <text:p/>
            </draw:line>
            <draw:line table:end-cell-address="CGL.C12" table:end-x="0.0756in" table:end-y="0.2591in" draw:z-index="297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298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299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00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01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02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03" draw:style-name="gr2" draw:text-style-name="P1" svg:x1="0.0756in" svg:y1="0.0047in" svg:x2="0.0756in" svg:y2="0.2591in">
              <text:p/>
            </draw:line>
            <draw:line table:end-cell-address="CGL.C12" table:end-x="0.0756in" table:end-y="0.2563in" draw:z-index="304" draw:style-name="gr2" draw:text-style-name="P1" svg:x1="0.0756in" svg:y1="0.002in" svg:x2="0.0756in" svg:y2="0.2563in">
              <text:p/>
            </draw:line>
            <draw:line table:end-cell-address="CGL.C12" table:end-x="0.0756in" table:end-y="0.2614in" draw:z-index="305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06" draw:style-name="gr2" draw:text-style-name="P1" svg:x1="0.0756in" svg:y1="0.0047in" svg:x2="0.0756in" svg:y2="0.2591in">
              <text:p/>
            </draw:line>
            <draw:line table:end-cell-address="CGL.C12" table:end-x="0.0756in" table:end-y="0.2591in" draw:z-index="307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08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09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10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11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12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13" draw:style-name="gr2" draw:text-style-name="P1" svg:x1="0.0756in" svg:y1="0.0047in" svg:x2="0.0756in" svg:y2="0.2591in">
              <text:p/>
            </draw:line>
            <draw:line table:end-cell-address="CGL.C12" table:end-x="0.0756in" table:end-y="0.2563in" draw:z-index="314" draw:style-name="gr2" draw:text-style-name="P1" svg:x1="0.0756in" svg:y1="0.002in" svg:x2="0.0756in" svg:y2="0.2563in">
              <text:p/>
            </draw:line>
            <draw:line table:end-cell-address="CGL.C12" table:end-x="0.0756in" table:end-y="0.2591in" draw:z-index="315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16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17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18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19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20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21" draw:style-name="gr2" draw:text-style-name="P1" svg:x1="0.0756in" svg:y1="0.0047in" svg:x2="0.0756in" svg:y2="0.2591in">
              <text:p/>
            </draw:line>
            <draw:line table:end-cell-address="CGL.C12" table:end-x="0.0756in" table:end-y="0.2591in" draw:z-index="322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23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24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25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26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27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28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29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30" draw:style-name="gr2" draw:text-style-name="P1" svg:x1="0.0756in" svg:y1="0.0047in" svg:x2="0.0756in" svg:y2="0.2591in">
              <text:p/>
            </draw:line>
            <draw:line table:end-cell-address="CGL.C12" table:end-x="0.0756in" table:end-y="0.2591in" draw:z-index="331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32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33" draw:style-name="gr2" draw:text-style-name="P1" svg:x1="0.0756in" svg:y1="0.0047in" svg:x2="0.0756in" svg:y2="0.2591in">
              <text:p/>
            </draw:line>
            <draw:line table:end-cell-address="CGL.C12" table:end-x="0.0756in" table:end-y="0.2614in" draw:z-index="334" draw:style-name="gr2" draw:text-style-name="P1" svg:x1="0.0756in" svg:y1="0.0071in" svg:x2="0.0756in" svg:y2="0.2614in">
              <text:p/>
            </draw:line>
            <draw:line table:end-cell-address="CGL.C12" table:end-x="0.0756in" table:end-y="0.2591in" draw:z-index="335" draw:style-name="gr2" draw:text-style-name="P1" svg:x1="0.0756in" svg:y1="0.0047in" svg:x2="0.0756in" svg:y2="0.2591in">
              <text:p/>
            </draw:line>
            <draw:line table:end-cell-address="CGL.C12" table:end-x="0.0756in" table:end-y="0.2567in" draw:z-index="336" draw:style-name="gr2" draw:text-style-name="P1" svg:x1="0.0756in" svg:y1="0.0024in" svg:x2="0.0756in" svg:y2="0.2567in">
              <text:p/>
            </draw:line>
            <draw:line table:end-cell-address="CGL.C12" table:end-x="0.0756in" table:end-y="0.2587in" draw:z-index="33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3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39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40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41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4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44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347" draw:style-name="gr2" draw:text-style-name="P1" svg:x1="0.0756in" svg:y1="0.0016in" svg:x2="0.0756in" svg:y2="0.2559in">
              <text:p/>
            </draw:line>
            <draw:line table:end-cell-address="CGL.C12" table:end-x="0.0756in" table:end-y="0.261in" draw:z-index="34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49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351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52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5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5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5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57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58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361" draw:style-name="gr2" draw:text-style-name="P1" svg:x1="0.0756in" svg:y1="0.0016in" svg:x2="0.0756in" svg:y2="0.2559in">
              <text:p/>
            </draw:line>
            <draw:line table:end-cell-address="CGL.C12" table:end-x="0.0756in" table:end-y="0.2587in" draw:z-index="36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6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6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6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6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6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70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37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7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74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75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76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7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79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82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83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38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8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8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8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89" draw:style-name="gr2" draw:text-style-name="P1" svg:x1="0.0756in" svg:y1="0.0043in" svg:x2="0.0756in" svg:y2="0.2587in">
              <text:p/>
            </draw:line>
            <draw:line table:end-cell-address="CGL.C12" table:end-x="0.0756in" table:end-y="0.2563in" draw:z-index="392" draw:style-name="gr2" draw:text-style-name="P1" svg:x1="0.0756in" svg:y1="0.002in" svg:x2="0.0756in" svg:y2="0.2563in">
              <text:p/>
            </draw:line>
            <draw:line table:end-cell-address="CGL.C12" table:end-x="0.0756in" table:end-y="0.2587in" draw:z-index="39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9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9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9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9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39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399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400" draw:style-name="gr2" draw:text-style-name="P1" svg:x1="0.0756in" svg:y1="0.0016in" svg:x2="0.0756in" svg:y2="0.2559in">
              <text:p/>
            </draw:line>
            <draw:line table:end-cell-address="CGL.C12" table:end-x="0.0756in" table:end-y="0.261in" draw:z-index="40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402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40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40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40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40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40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40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409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410" draw:style-name="gr2" draw:text-style-name="P1" svg:x1="0.0756in" svg:y1="0.0016in" svg:x2="0.0756in" svg:y2="0.2559in">
              <text:p/>
            </draw:line>
            <draw:line table:end-cell-address="CGL.C12" table:end-x="0.0756in" table:end-y="0.2587in" draw:z-index="411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412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41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41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41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41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417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418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41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420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42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42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42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424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425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426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42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42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429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430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0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0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09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10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11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1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14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917" draw:style-name="gr2" draw:text-style-name="P1" svg:x1="0.0756in" svg:y1="0.0016in" svg:x2="0.0756in" svg:y2="0.2559in">
              <text:p/>
            </draw:line>
            <draw:line table:end-cell-address="CGL.C12" table:end-x="0.0756in" table:end-y="0.261in" draw:z-index="91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19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921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22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2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2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2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27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28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931" draw:style-name="gr2" draw:text-style-name="P1" svg:x1="0.0756in" svg:y1="0.0016in" svg:x2="0.0756in" svg:y2="0.2559in">
              <text:p/>
            </draw:line>
            <draw:line table:end-cell-address="CGL.C12" table:end-x="0.0756in" table:end-y="0.2587in" draw:z-index="93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3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3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3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3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3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40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94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4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44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45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46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4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49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52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53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95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5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5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5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59" draw:style-name="gr2" draw:text-style-name="P1" svg:x1="0.0756in" svg:y1="0.0043in" svg:x2="0.0756in" svg:y2="0.2587in">
              <text:p/>
            </draw:line>
            <draw:line table:end-cell-address="CGL.C12" table:end-x="0.0756in" table:end-y="0.2563in" draw:z-index="962" draw:style-name="gr2" draw:text-style-name="P1" svg:x1="0.0756in" svg:y1="0.002in" svg:x2="0.0756in" svg:y2="0.2563in">
              <text:p/>
            </draw:line>
            <draw:line table:end-cell-address="CGL.C12" table:end-x="0.0756in" table:end-y="0.2587in" draw:z-index="96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6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6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6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6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6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69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970" draw:style-name="gr2" draw:text-style-name="P1" svg:x1="0.0756in" svg:y1="0.0016in" svg:x2="0.0756in" svg:y2="0.2559in">
              <text:p/>
            </draw:line>
            <draw:line table:end-cell-address="CGL.C12" table:end-x="0.0756in" table:end-y="0.261in" draw:z-index="97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72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97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7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7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7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7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7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79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980" draw:style-name="gr2" draw:text-style-name="P1" svg:x1="0.0756in" svg:y1="0.0016in" svg:x2="0.0756in" svg:y2="0.2559in">
              <text:p/>
            </draw:line>
            <draw:line table:end-cell-address="CGL.C12" table:end-x="0.0756in" table:end-y="0.2587in" draw:z-index="981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82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8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8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8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8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87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988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8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90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9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9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9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94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95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96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99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99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999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00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01" draw:style-name="gr2" draw:text-style-name="P1" svg:x1="0.0756in" svg:y1="0.0043in" svg:x2="0.0756in" svg:y2="0.2587in">
              <text:p/>
            </draw:line>
            <draw:line table:end-cell-address="CGL.C12" table:end-x="0.0756in" table:end-y="0.2563in" draw:z-index="1002" draw:style-name="gr2" draw:text-style-name="P1" svg:x1="0.0756in" svg:y1="0.002in" svg:x2="0.0756in" svg:y2="0.2563in">
              <text:p/>
            </draw:line>
            <draw:line table:end-cell-address="CGL.C12" table:end-x="0.0756in" table:end-y="0.2587in" draw:z-index="100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0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0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0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0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0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09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1010" draw:style-name="gr2" draw:text-style-name="P1" svg:x1="0.0756in" svg:y1="0.0016in" svg:x2="0.0756in" svg:y2="0.2559in">
              <text:p/>
            </draw:line>
            <draw:line table:end-cell-address="CGL.C12" table:end-x="0.0756in" table:end-y="0.261in" draw:z-index="101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12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101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1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1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1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1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1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19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1020" draw:style-name="gr2" draw:text-style-name="P1" svg:x1="0.0756in" svg:y1="0.0016in" svg:x2="0.0756in" svg:y2="0.2559in">
              <text:p/>
            </draw:line>
            <draw:line table:end-cell-address="CGL.C12" table:end-x="0.0756in" table:end-y="0.2587in" draw:z-index="1021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22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2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2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2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2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27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1028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2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30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3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3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3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34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35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36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103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3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39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40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41" draw:style-name="gr2" draw:text-style-name="P1" svg:x1="0.0756in" svg:y1="0.0043in" svg:x2="0.0756in" svg:y2="0.2587in">
              <text:p/>
            </draw:line>
            <draw:line table:end-cell-address="CGL.C12" table:end-x="0.0756in" table:end-y="0.2563in" draw:z-index="1042" draw:style-name="gr2" draw:text-style-name="P1" svg:x1="0.0756in" svg:y1="0.002in" svg:x2="0.0756in" svg:y2="0.2563in">
              <text:p/>
            </draw:line>
            <draw:line table:end-cell-address="CGL.C12" table:end-x="0.0756in" table:end-y="0.2587in" draw:z-index="104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4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4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4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4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4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49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1050" draw:style-name="gr2" draw:text-style-name="P1" svg:x1="0.0756in" svg:y1="0.0016in" svg:x2="0.0756in" svg:y2="0.2559in">
              <text:p/>
            </draw:line>
            <draw:line table:end-cell-address="CGL.C12" table:end-x="0.0756in" table:end-y="0.261in" draw:z-index="105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52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105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5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5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5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5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5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59" draw:style-name="gr2" draw:text-style-name="P1" svg:x1="0.0756in" svg:y1="0.0043in" svg:x2="0.0756in" svg:y2="0.2587in">
              <text:p/>
            </draw:line>
            <draw:line table:end-cell-address="CGL.C12" table:end-x="0.0756in" table:end-y="0.2559in" draw:z-index="1060" draw:style-name="gr2" draw:text-style-name="P1" svg:x1="0.0756in" svg:y1="0.0016in" svg:x2="0.0756in" svg:y2="0.2559in">
              <text:p/>
            </draw:line>
            <draw:line table:end-cell-address="CGL.C12" table:end-x="0.0756in" table:end-y="0.2587in" draw:z-index="1061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62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6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6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6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66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67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1068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69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70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71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72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7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74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75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76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1077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78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79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1080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1081" draw:style-name="gr2" draw:text-style-name="P1" svg:x1="0.0756in" svg:y1="0.0043in" svg:x2="0.0756in" svg:y2="0.2587in">
              <text:p/>
            </draw:line>
          </table:table-cell>
          <table:table-cell table:style-name="Default" table:number-columns-repeated="10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8" office:value-type="float" office:value="0.65">
            <text:p>0.65</text:p>
          </table:table-cell>
          <table:table-cell table:style-name="ce24" office:value-type="string">
            <text:p>x</text:p>
          </table:table-cell>
          <table:table-cell table:style-name="ce32" office:value-type="float" office:value="1219">
            <text:p>1219</text:p>
          </table:table-cell>
          <table:table-cell table:style-name="ce7" office:value-type="float" office:value="100">
            <text:p>100</text:p>
          </table:table-cell>
          <table:table-cell table:style-name="ce41" table:formula="of:=+[.E13]/([.B13]*[.D13]*7.85/1000000)" office:value-type="float" office:value="16077.3061187414">
            <text:p>16077</text:p>
          </table:table-cell>
          <table:table-cell table:style-name="ce7" office:value-type="string">
            <text:p>HSC_NYND</text:p>
          </table:table-cell>
          <table:table-cell table:style-name="ce7" office:value-type="float" office:value="45">
            <text:p>45</text:p>
          </table:table-cell>
          <table:table-cell table:style-name="ce41" table:formula="of:=+[.F13]/[.H13]" office:value-type="float" office:value="357.273469305363">
            <text:p>357</text:p>
          </table:table-cell>
          <table:table-cell table:style-name="ce49" table:formula="of:=+[.I13]/60" office:value-type="float" office:value="5.95455782175606">
            <text:p>6</text:p>
          </table:table-cell>
          <table:table-cell table:style-name="ce7" office:value-type="string">
            <text:p>G-550</text:p>
          </table:table-cell>
          <table:table-cell table:style-name="ce7" office:value-type="string">
            <text:p>Z12</text:p>
          </table:table-cell>
          <table:table-cell table:style-name="ce7" office:value-type="string">
            <text:p>3 – 4.8</text:p>
          </table:table-cell>
          <table:table-cell table:style-name="ce61" office:value-type="string" table:number-columns-spanned="2" table:number-rows-spanned="1">
            <text:p>DECKING</text:p>
          </table:table-cell>
          <table:covered-table-cell table:style-name="ce65"/>
          <table:table-cell table:style-name="ce68" office:value-type="string">
            <text:p>CROM</text:p>
          </table:table-cell>
          <table:table-cell table:style-name="ce72"/>
          <table:table-cell table:style-name="ce78" table:number-columns-repeated="1006"/>
          <table:table-cell table:style-name="ce80"/>
        </table:table-row>
        <table:table-row table:style-name="ro4">
          <table:table-cell table:style-name="ce8"/>
          <table:table-cell table:style-name="Default"/>
          <table:table-cell table:style-name="Default">
            <draw:line table:end-cell-address="CGL.C14" table:end-x="0.0756in" table:end-y="0.2587in" draw:z-index="43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3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3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3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3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3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37" draw:style-name="gr2" draw:text-style-name="P1" svg:x1="0.0756in" svg:y1="0.0043in" svg:x2="0.0756in" svg:y2="0.2587in">
              <text:p/>
            </draw:line>
            <draw:line table:end-cell-address="CGL.C14" table:end-x="0.0756in" table:end-y="0.2559in" draw:z-index="438" draw:style-name="gr2" draw:text-style-name="P1" svg:x1="0.0756in" svg:y1="0.0016in" svg:x2="0.0756in" svg:y2="0.2559in">
              <text:p/>
            </draw:line>
            <draw:line table:end-cell-address="CGL.C14" table:end-x="0.0756in" table:end-y="0.261in" draw:z-index="439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40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44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4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4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4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4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4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47" draw:style-name="gr2" draw:text-style-name="P1" svg:x1="0.0756in" svg:y1="0.0043in" svg:x2="0.0756in" svg:y2="0.2587in">
              <text:p/>
            </draw:line>
            <draw:line table:end-cell-address="CGL.C14" table:end-x="0.0756in" table:end-y="0.2559in" draw:z-index="448" draw:style-name="gr2" draw:text-style-name="P1" svg:x1="0.0756in" svg:y1="0.0016in" svg:x2="0.0756in" svg:y2="0.2559in">
              <text:p/>
            </draw:line>
            <draw:line table:end-cell-address="CGL.C14" table:end-x="0.0756in" table:end-y="0.2587in" draw:z-index="449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50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5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5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5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5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55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456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57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58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59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60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61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62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63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64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46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6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67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68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69" draw:style-name="gr2" draw:text-style-name="P1" svg:x1="0.0756in" svg:y1="0.0043in" svg:x2="0.0756in" svg:y2="0.2587in">
              <text:p/>
            </draw:line>
            <draw:line table:end-cell-address="CGL.C14" table:end-x="0.0756in" table:end-y="0.2563in" draw:z-index="470" draw:style-name="gr2" draw:text-style-name="P1" svg:x1="0.0756in" svg:y1="0.002in" svg:x2="0.0756in" svg:y2="0.2563in">
              <text:p/>
            </draw:line>
            <draw:line table:end-cell-address="CGL.C14" table:end-x="0.0756in" table:end-y="0.2587in" draw:z-index="47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7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7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7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7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7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77" draw:style-name="gr2" draw:text-style-name="P1" svg:x1="0.0756in" svg:y1="0.0043in" svg:x2="0.0756in" svg:y2="0.2587in">
              <text:p/>
            </draw:line>
            <draw:line table:end-cell-address="CGL.C14" table:end-x="0.0756in" table:end-y="0.2559in" draw:z-index="478" draw:style-name="gr2" draw:text-style-name="P1" svg:x1="0.0756in" svg:y1="0.0016in" svg:x2="0.0756in" svg:y2="0.2559in">
              <text:p/>
            </draw:line>
            <draw:line table:end-cell-address="CGL.C14" table:end-x="0.0756in" table:end-y="0.261in" draw:z-index="479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80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48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8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8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8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8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8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87" draw:style-name="gr2" draw:text-style-name="P1" svg:x1="0.0756in" svg:y1="0.0043in" svg:x2="0.0756in" svg:y2="0.2587in">
              <text:p/>
            </draw:line>
            <draw:line table:end-cell-address="CGL.C14" table:end-x="0.0756in" table:end-y="0.2559in" draw:z-index="488" draw:style-name="gr2" draw:text-style-name="P1" svg:x1="0.0756in" svg:y1="0.0016in" svg:x2="0.0756in" svg:y2="0.2559in">
              <text:p/>
            </draw:line>
            <draw:line table:end-cell-address="CGL.C14" table:end-x="0.0756in" table:end-y="0.2587in" draw:z-index="489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90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9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9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9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9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95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496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97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498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99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00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01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02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03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04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50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0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07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08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09" draw:style-name="gr2" draw:text-style-name="P1" svg:x1="0.0756in" svg:y1="0.0043in" svg:x2="0.0756in" svg:y2="0.2587in">
              <text:p/>
            </draw:line>
            <draw:line table:end-cell-address="CGL.C14" table:end-x="0.0756in" table:end-y="0.2563in" draw:z-index="510" draw:style-name="gr2" draw:text-style-name="P1" svg:x1="0.0756in" svg:y1="0.002in" svg:x2="0.0756in" svg:y2="0.2563in">
              <text:p/>
            </draw:line>
            <draw:line table:end-cell-address="CGL.C14" table:end-x="0.0756in" table:end-y="0.2587in" draw:z-index="51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1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1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1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1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1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17" draw:style-name="gr2" draw:text-style-name="P1" svg:x1="0.0756in" svg:y1="0.0043in" svg:x2="0.0756in" svg:y2="0.2587in">
              <text:p/>
            </draw:line>
            <draw:line table:end-cell-address="CGL.C14" table:end-x="0.0756in" table:end-y="0.2559in" draw:z-index="518" draw:style-name="gr2" draw:text-style-name="P1" svg:x1="0.0756in" svg:y1="0.0016in" svg:x2="0.0756in" svg:y2="0.2559in">
              <text:p/>
            </draw:line>
            <draw:line table:end-cell-address="CGL.C14" table:end-x="0.0756in" table:end-y="0.261in" draw:z-index="519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20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52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2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2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2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2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2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27" draw:style-name="gr2" draw:text-style-name="P1" svg:x1="0.0756in" svg:y1="0.0043in" svg:x2="0.0756in" svg:y2="0.2587in">
              <text:p/>
            </draw:line>
            <draw:line table:end-cell-address="CGL.C14" table:end-x="0.0756in" table:end-y="0.2559in" draw:z-index="528" draw:style-name="gr2" draw:text-style-name="P1" svg:x1="0.0756in" svg:y1="0.0016in" svg:x2="0.0756in" svg:y2="0.2559in">
              <text:p/>
            </draw:line>
            <draw:line table:end-cell-address="CGL.C14" table:end-x="0.0756in" table:end-y="0.2587in" draw:z-index="529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30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3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3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3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3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35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536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37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38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39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40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41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42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43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44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54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4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47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48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49" draw:style-name="gr2" draw:text-style-name="P1" svg:x1="0.0756in" svg:y1="0.0043in" svg:x2="0.0756in" svg:y2="0.2587in">
              <text:p/>
            </draw:line>
            <draw:line table:end-cell-address="CGL.C14" table:end-x="0.0756in" table:end-y="0.2563in" draw:z-index="550" draw:style-name="gr2" draw:text-style-name="P1" svg:x1="0.0756in" svg:y1="0.002in" svg:x2="0.0756in" svg:y2="0.2563in">
              <text:p/>
            </draw:line>
            <draw:line table:end-cell-address="CGL.C14" table:end-x="0.0756in" table:end-y="0.2591in" draw:z-index="55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5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5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5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55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56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57" draw:style-name="gr2" draw:text-style-name="P1" svg:x1="0.0756in" svg:y1="0.0047in" svg:x2="0.0756in" svg:y2="0.2591in">
              <text:p/>
            </draw:line>
            <draw:line table:end-cell-address="CGL.C14" table:end-x="0.0756in" table:end-y="0.2563in" draw:z-index="558" draw:style-name="gr2" draw:text-style-name="P1" svg:x1="0.0756in" svg:y1="0.002in" svg:x2="0.0756in" svg:y2="0.2563in">
              <text:p/>
            </draw:line>
            <draw:line table:end-cell-address="CGL.C14" table:end-x="0.0756in" table:end-y="0.2614in" draw:z-index="559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60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56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6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6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6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65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66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67" draw:style-name="gr2" draw:text-style-name="P1" svg:x1="0.0756in" svg:y1="0.0047in" svg:x2="0.0756in" svg:y2="0.2591in">
              <text:p/>
            </draw:line>
            <draw:line table:end-cell-address="CGL.C14" table:end-x="0.0756in" table:end-y="0.2563in" draw:z-index="568" draw:style-name="gr2" draw:text-style-name="P1" svg:x1="0.0756in" svg:y1="0.002in" svg:x2="0.0756in" svg:y2="0.2563in">
              <text:p/>
            </draw:line>
            <draw:line table:end-cell-address="CGL.C14" table:end-x="0.0756in" table:end-y="0.2591in" draw:z-index="56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7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7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7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7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7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75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576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77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78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79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80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81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82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83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84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585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86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87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588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589" draw:style-name="gr2" draw:text-style-name="P1" svg:x1="0.0756in" svg:y1="0.0047in" svg:x2="0.0756in" svg:y2="0.2591in">
              <text:p/>
            </draw:line>
            <draw:line table:end-cell-address="CGL.C14" table:end-x="0.0756in" table:end-y="0.2567in" draw:z-index="590" draw:style-name="gr2" draw:text-style-name="P1" svg:x1="0.0756in" svg:y1="0.0024in" svg:x2="0.0756in" svg:y2="0.2567in">
              <text:p/>
            </draw:line>
            <draw:line table:end-cell-address="CGL.C14" table:end-x="0.0756in" table:end-y="0.2587in" draw:z-index="59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9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9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9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9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9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97" draw:style-name="gr2" draw:text-style-name="P1" svg:x1="0.0756in" svg:y1="0.0043in" svg:x2="0.0756in" svg:y2="0.2587in">
              <text:p/>
            </draw:line>
            <draw:line table:end-cell-address="CGL.C14" table:end-x="0.0756in" table:end-y="0.2559in" draw:z-index="598" draw:style-name="gr2" draw:text-style-name="P1" svg:x1="0.0756in" svg:y1="0.0016in" svg:x2="0.0756in" svg:y2="0.2559in">
              <text:p/>
            </draw:line>
            <draw:line table:end-cell-address="CGL.C14" table:end-x="0.0756in" table:end-y="0.261in" draw:z-index="599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00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60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0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0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0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0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0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07" draw:style-name="gr2" draw:text-style-name="P1" svg:x1="0.0756in" svg:y1="0.0043in" svg:x2="0.0756in" svg:y2="0.2587in">
              <text:p/>
            </draw:line>
            <draw:line table:end-cell-address="CGL.C14" table:end-x="0.0756in" table:end-y="0.2559in" draw:z-index="608" draw:style-name="gr2" draw:text-style-name="P1" svg:x1="0.0756in" svg:y1="0.0016in" svg:x2="0.0756in" svg:y2="0.2559in">
              <text:p/>
            </draw:line>
            <draw:line table:end-cell-address="CGL.C14" table:end-x="0.0756in" table:end-y="0.2587in" draw:z-index="609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10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1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1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1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1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15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616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17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18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19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20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21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22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23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24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62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2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27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28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29" draw:style-name="gr2" draw:text-style-name="P1" svg:x1="0.0756in" svg:y1="0.0043in" svg:x2="0.0756in" svg:y2="0.2587in">
              <text:p/>
            </draw:line>
            <draw:line table:end-cell-address="CGL.C14" table:end-x="0.0756in" table:end-y="0.2563in" draw:z-index="630" draw:style-name="gr2" draw:text-style-name="P1" svg:x1="0.0756in" svg:y1="0.002in" svg:x2="0.0756in" svg:y2="0.2563in">
              <text:p/>
            </draw:line>
            <draw:line table:end-cell-address="CGL.C14" table:end-x="0.0756in" table:end-y="0.2587in" draw:z-index="63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3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3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3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3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3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37" draw:style-name="gr2" draw:text-style-name="P1" svg:x1="0.0756in" svg:y1="0.0043in" svg:x2="0.0756in" svg:y2="0.2587in">
              <text:p/>
            </draw:line>
            <draw:line table:end-cell-address="CGL.C14" table:end-x="0.0756in" table:end-y="0.2559in" draw:z-index="638" draw:style-name="gr2" draw:text-style-name="P1" svg:x1="0.0756in" svg:y1="0.0016in" svg:x2="0.0756in" svg:y2="0.2559in">
              <text:p/>
            </draw:line>
            <draw:line table:end-cell-address="CGL.C14" table:end-x="0.0756in" table:end-y="0.261in" draw:z-index="639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40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64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4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4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4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4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4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47" draw:style-name="gr2" draw:text-style-name="P1" svg:x1="0.0756in" svg:y1="0.0043in" svg:x2="0.0756in" svg:y2="0.2587in">
              <text:p/>
            </draw:line>
            <draw:line table:end-cell-address="CGL.C14" table:end-x="0.0756in" table:end-y="0.2559in" draw:z-index="648" draw:style-name="gr2" draw:text-style-name="P1" svg:x1="0.0756in" svg:y1="0.0016in" svg:x2="0.0756in" svg:y2="0.2559in">
              <text:p/>
            </draw:line>
            <draw:line table:end-cell-address="CGL.C14" table:end-x="0.0756in" table:end-y="0.2587in" draw:z-index="649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50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51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5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53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5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55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656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57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58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59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60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61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62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63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64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665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66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67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668" draw:style-name="gr2" draw:text-style-name="P1" svg:x1="0.0756in" svg:y1="0.0067in" svg:x2="0.0756in" svg:y2="0.261in">
              <text:p/>
            </draw:line>
            <draw:line table:end-cell-address="CGL.C14" table:end-x="0.0756in" table:end-y="0.2591in" draw:z-index="66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67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67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67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67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67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675" draw:style-name="gr2" draw:text-style-name="P1" svg:x1="0.0756in" svg:y1="0.0047in" svg:x2="0.0756in" svg:y2="0.2591in">
              <text:p/>
            </draw:line>
            <draw:line table:end-cell-address="CGL.C14" table:end-x="0.0756in" table:end-y="0.2563in" draw:z-index="676" draw:style-name="gr2" draw:text-style-name="P1" svg:x1="0.0756in" svg:y1="0.002in" svg:x2="0.0756in" svg:y2="0.2563in">
              <text:p/>
            </draw:line>
            <draw:line table:end-cell-address="CGL.C14" table:end-x="0.0756in" table:end-y="0.2614in" draw:z-index="677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678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67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68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68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68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68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68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685" draw:style-name="gr2" draw:text-style-name="P1" svg:x1="0.0756in" svg:y1="0.0047in" svg:x2="0.0756in" svg:y2="0.2591in">
              <text:p/>
            </draw:line>
            <draw:line table:end-cell-address="CGL.C14" table:end-x="0.0756in" table:end-y="0.2563in" draw:z-index="686" draw:style-name="gr2" draw:text-style-name="P1" svg:x1="0.0756in" svg:y1="0.002in" svg:x2="0.0756in" svg:y2="0.2563in">
              <text:p/>
            </draw:line>
            <draw:line table:end-cell-address="CGL.C14" table:end-x="0.0756in" table:end-y="0.2591in" draw:z-index="687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688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68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69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69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69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693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694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695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696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697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698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699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00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01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02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70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0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05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06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07" draw:style-name="gr2" draw:text-style-name="P1" svg:x1="0.0756in" svg:y1="0.0047in" svg:x2="0.0756in" svg:y2="0.2591in">
              <text:p/>
            </draw:line>
            <draw:line table:end-cell-address="CGL.C14" table:end-x="0.0756in" table:end-y="0.2567in" draw:z-index="708" draw:style-name="gr2" draw:text-style-name="P1" svg:x1="0.0756in" svg:y1="0.0024in" svg:x2="0.0756in" svg:y2="0.2567in">
              <text:p/>
            </draw:line>
            <draw:line table:end-cell-address="CGL.C14" table:end-x="0.0756in" table:end-y="0.2591in" draw:z-index="70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1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1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1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1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1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15" draw:style-name="gr2" draw:text-style-name="P1" svg:x1="0.0756in" svg:y1="0.0047in" svg:x2="0.0756in" svg:y2="0.2591in">
              <text:p/>
            </draw:line>
            <draw:line table:end-cell-address="CGL.C14" table:end-x="0.0756in" table:end-y="0.2563in" draw:z-index="716" draw:style-name="gr2" draw:text-style-name="P1" svg:x1="0.0756in" svg:y1="0.002in" svg:x2="0.0756in" svg:y2="0.2563in">
              <text:p/>
            </draw:line>
            <draw:line table:end-cell-address="CGL.C14" table:end-x="0.0756in" table:end-y="0.2614in" draw:z-index="717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18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71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2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2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2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2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2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25" draw:style-name="gr2" draw:text-style-name="P1" svg:x1="0.0756in" svg:y1="0.0047in" svg:x2="0.0756in" svg:y2="0.2591in">
              <text:p/>
            </draw:line>
            <draw:line table:end-cell-address="CGL.C14" table:end-x="0.0756in" table:end-y="0.2563in" draw:z-index="726" draw:style-name="gr2" draw:text-style-name="P1" svg:x1="0.0756in" svg:y1="0.002in" svg:x2="0.0756in" svg:y2="0.2563in">
              <text:p/>
            </draw:line>
            <draw:line table:end-cell-address="CGL.C14" table:end-x="0.0756in" table:end-y="0.2591in" draw:z-index="727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28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2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3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3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3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33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734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35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36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37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38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39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40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41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42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74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4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45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46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47" draw:style-name="gr2" draw:text-style-name="P1" svg:x1="0.0756in" svg:y1="0.0047in" svg:x2="0.0756in" svg:y2="0.2591in">
              <text:p/>
            </draw:line>
            <draw:line table:end-cell-address="CGL.C14" table:end-x="0.0756in" table:end-y="0.2567in" draw:z-index="748" draw:style-name="gr2" draw:text-style-name="P1" svg:x1="0.0756in" svg:y1="0.0024in" svg:x2="0.0756in" svg:y2="0.2567in">
              <text:p/>
            </draw:line>
            <draw:line table:end-cell-address="CGL.C14" table:end-x="0.0756in" table:end-y="0.2591in" draw:z-index="74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5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5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5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5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5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55" draw:style-name="gr2" draw:text-style-name="P1" svg:x1="0.0756in" svg:y1="0.0047in" svg:x2="0.0756in" svg:y2="0.2591in">
              <text:p/>
            </draw:line>
            <draw:line table:end-cell-address="CGL.C14" table:end-x="0.0756in" table:end-y="0.2563in" draw:z-index="756" draw:style-name="gr2" draw:text-style-name="P1" svg:x1="0.0756in" svg:y1="0.002in" svg:x2="0.0756in" svg:y2="0.2563in">
              <text:p/>
            </draw:line>
            <draw:line table:end-cell-address="CGL.C14" table:end-x="0.0756in" table:end-y="0.2614in" draw:z-index="757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58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75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6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6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6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6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6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65" draw:style-name="gr2" draw:text-style-name="P1" svg:x1="0.0756in" svg:y1="0.0047in" svg:x2="0.0756in" svg:y2="0.2591in">
              <text:p/>
            </draw:line>
            <draw:line table:end-cell-address="CGL.C14" table:end-x="0.0756in" table:end-y="0.2563in" draw:z-index="766" draw:style-name="gr2" draw:text-style-name="P1" svg:x1="0.0756in" svg:y1="0.002in" svg:x2="0.0756in" svg:y2="0.2563in">
              <text:p/>
            </draw:line>
            <draw:line table:end-cell-address="CGL.C14" table:end-x="0.0756in" table:end-y="0.2591in" draw:z-index="767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68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6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7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7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7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73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774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75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76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77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78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79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80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81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82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78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8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85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786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787" draw:style-name="gr2" draw:text-style-name="P1" svg:x1="0.0756in" svg:y1="0.0047in" svg:x2="0.0756in" svg:y2="0.2591in">
              <text:p/>
            </draw:line>
            <draw:line table:end-cell-address="CGL.C14" table:end-x="0.0756in" table:end-y="0.2567in" draw:z-index="788" draw:style-name="gr2" draw:text-style-name="P1" svg:x1="0.0756in" svg:y1="0.0024in" svg:x2="0.0756in" svg:y2="0.2567in">
              <text:p/>
            </draw:line>
            <draw:line table:end-cell-address="CGL.C14" table:end-x="0.0756in" table:end-y="0.2594in" draw:z-index="789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790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791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792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793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794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795" draw:style-name="gr2" draw:text-style-name="P1" svg:x1="0.0756in" svg:y1="0.0051in" svg:x2="0.0756in" svg:y2="0.2594in">
              <text:p/>
            </draw:line>
            <draw:line table:end-cell-address="CGL.C14" table:end-x="0.0756in" table:end-y="0.2567in" draw:z-index="796" draw:style-name="gr2" draw:text-style-name="P1" svg:x1="0.0756in" svg:y1="0.0024in" svg:x2="0.0756in" svg:y2="0.2567in">
              <text:p/>
            </draw:line>
            <draw:line table:end-cell-address="CGL.C14" table:end-x="0.0756in" table:end-y="0.2618in" draw:z-index="797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798" draw:style-name="gr2" draw:text-style-name="P1" svg:x1="0.0756in" svg:y1="0.0051in" svg:x2="0.0756in" svg:y2="0.2594in">
              <text:p/>
            </draw:line>
            <draw:line table:end-cell-address="CGL.C14" table:end-x="0.0756in" table:end-y="0.2594in" draw:z-index="799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800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801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802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803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804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805" draw:style-name="gr2" draw:text-style-name="P1" svg:x1="0.0756in" svg:y1="0.0051in" svg:x2="0.0756in" svg:y2="0.2594in">
              <text:p/>
            </draw:line>
            <draw:line table:end-cell-address="CGL.C14" table:end-x="0.0756in" table:end-y="0.2567in" draw:z-index="806" draw:style-name="gr2" draw:text-style-name="P1" svg:x1="0.0756in" svg:y1="0.0024in" svg:x2="0.0756in" svg:y2="0.2567in">
              <text:p/>
            </draw:line>
            <draw:line table:end-cell-address="CGL.C14" table:end-x="0.0756in" table:end-y="0.2594in" draw:z-index="807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808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809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810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811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812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813" draw:style-name="gr2" draw:text-style-name="P1" svg:x1="0.0756in" svg:y1="0.0051in" svg:x2="0.0756in" svg:y2="0.2594in">
              <text:p/>
            </draw:line>
            <draw:line table:end-cell-address="CGL.C14" table:end-x="0.0756in" table:end-y="0.2594in" draw:z-index="814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815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816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817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818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819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820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821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822" draw:style-name="gr2" draw:text-style-name="P1" svg:x1="0.0756in" svg:y1="0.0051in" svg:x2="0.0756in" svg:y2="0.2594in">
              <text:p/>
            </draw:line>
            <draw:line table:end-cell-address="CGL.C14" table:end-x="0.0756in" table:end-y="0.2594in" draw:z-index="823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824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825" draw:style-name="gr2" draw:text-style-name="P1" svg:x1="0.0756in" svg:y1="0.0051in" svg:x2="0.0756in" svg:y2="0.2594in">
              <text:p/>
            </draw:line>
            <draw:line table:end-cell-address="CGL.C14" table:end-x="0.0756in" table:end-y="0.2618in" draw:z-index="826" draw:style-name="gr2" draw:text-style-name="P1" svg:x1="0.0756in" svg:y1="0.0075in" svg:x2="0.0756in" svg:y2="0.2618in">
              <text:p/>
            </draw:line>
            <draw:line table:end-cell-address="CGL.C14" table:end-x="0.0756in" table:end-y="0.2594in" draw:z-index="827" draw:style-name="gr2" draw:text-style-name="P1" svg:x1="0.0756in" svg:y1="0.0051in" svg:x2="0.0756in" svg:y2="0.2594in">
              <text:p/>
            </draw:line>
            <draw:line table:end-cell-address="CGL.C14" table:end-x="0.0756in" table:end-y="0.2571in" draw:z-index="828" draw:style-name="gr2" draw:text-style-name="P1" svg:x1="0.0756in" svg:y1="0.0028in" svg:x2="0.0756in" svg:y2="0.2571in">
              <text:p/>
            </draw:line>
            <draw:line table:end-cell-address="CGL.C14" table:end-x="0.0756in" table:end-y="0.2591in" draw:z-index="82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3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3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3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3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3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35" draw:style-name="gr2" draw:text-style-name="P1" svg:x1="0.0756in" svg:y1="0.0047in" svg:x2="0.0756in" svg:y2="0.2591in">
              <text:p/>
            </draw:line>
            <draw:line table:end-cell-address="CGL.C14" table:end-x="0.0756in" table:end-y="0.2563in" draw:z-index="836" draw:style-name="gr2" draw:text-style-name="P1" svg:x1="0.0756in" svg:y1="0.002in" svg:x2="0.0756in" svg:y2="0.2563in">
              <text:p/>
            </draw:line>
            <draw:line table:end-cell-address="CGL.C14" table:end-x="0.0756in" table:end-y="0.2614in" draw:z-index="837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38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83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4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4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4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4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4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45" draw:style-name="gr2" draw:text-style-name="P1" svg:x1="0.0756in" svg:y1="0.0047in" svg:x2="0.0756in" svg:y2="0.2591in">
              <text:p/>
            </draw:line>
            <draw:line table:end-cell-address="CGL.C14" table:end-x="0.0756in" table:end-y="0.2563in" draw:z-index="846" draw:style-name="gr2" draw:text-style-name="P1" svg:x1="0.0756in" svg:y1="0.002in" svg:x2="0.0756in" svg:y2="0.2563in">
              <text:p/>
            </draw:line>
            <draw:line table:end-cell-address="CGL.C14" table:end-x="0.0756in" table:end-y="0.2591in" draw:z-index="847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48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4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5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5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5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53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854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55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56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57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58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59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60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61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62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86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6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65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66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67" draw:style-name="gr2" draw:text-style-name="P1" svg:x1="0.0756in" svg:y1="0.0047in" svg:x2="0.0756in" svg:y2="0.2591in">
              <text:p/>
            </draw:line>
            <draw:line table:end-cell-address="CGL.C14" table:end-x="0.0756in" table:end-y="0.2567in" draw:z-index="868" draw:style-name="gr2" draw:text-style-name="P1" svg:x1="0.0756in" svg:y1="0.0024in" svg:x2="0.0756in" svg:y2="0.2567in">
              <text:p/>
            </draw:line>
            <draw:line table:end-cell-address="CGL.C14" table:end-x="0.0756in" table:end-y="0.2591in" draw:z-index="86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7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7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7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7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7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75" draw:style-name="gr2" draw:text-style-name="P1" svg:x1="0.0756in" svg:y1="0.0047in" svg:x2="0.0756in" svg:y2="0.2591in">
              <text:p/>
            </draw:line>
            <draw:line table:end-cell-address="CGL.C14" table:end-x="0.0756in" table:end-y="0.2563in" draw:z-index="876" draw:style-name="gr2" draw:text-style-name="P1" svg:x1="0.0756in" svg:y1="0.002in" svg:x2="0.0756in" svg:y2="0.2563in">
              <text:p/>
            </draw:line>
            <draw:line table:end-cell-address="CGL.C14" table:end-x="0.0756in" table:end-y="0.2614in" draw:z-index="877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78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87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8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8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8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8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8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85" draw:style-name="gr2" draw:text-style-name="P1" svg:x1="0.0756in" svg:y1="0.0047in" svg:x2="0.0756in" svg:y2="0.2591in">
              <text:p/>
            </draw:line>
            <draw:line table:end-cell-address="CGL.C14" table:end-x="0.0756in" table:end-y="0.2563in" draw:z-index="886" draw:style-name="gr2" draw:text-style-name="P1" svg:x1="0.0756in" svg:y1="0.002in" svg:x2="0.0756in" svg:y2="0.2563in">
              <text:p/>
            </draw:line>
            <draw:line table:end-cell-address="CGL.C14" table:end-x="0.0756in" table:end-y="0.2591in" draw:z-index="887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88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89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90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91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92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93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894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95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96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97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898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899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900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901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902" draw:style-name="gr2" draw:text-style-name="P1" svg:x1="0.0756in" svg:y1="0.0047in" svg:x2="0.0756in" svg:y2="0.2591in">
              <text:p/>
            </draw:line>
            <draw:line table:end-cell-address="CGL.C14" table:end-x="0.0756in" table:end-y="0.2591in" draw:z-index="903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904" draw:style-name="gr2" draw:text-style-name="P1" svg:x1="0.0756in" svg:y1="0.0071in" svg:x2="0.0756in" svg:y2="0.2614in">
              <text:p/>
            </draw:line>
            <draw:line table:end-cell-address="CGL.C14" table:end-x="0.0756in" table:end-y="0.2591in" draw:z-index="905" draw:style-name="gr2" draw:text-style-name="P1" svg:x1="0.0756in" svg:y1="0.0047in" svg:x2="0.0756in" svg:y2="0.2591in">
              <text:p/>
            </draw:line>
            <draw:line table:end-cell-address="CGL.C14" table:end-x="0.0756in" table:end-y="0.2614in" draw:z-index="906" draw:style-name="gr2" draw:text-style-name="P1" svg:x1="0.0756in" svg:y1="0.0071in" svg:x2="0.0756in" svg:y2="0.2614in">
              <text:p/>
            </draw:line>
          </table:table-cell>
          <table:table-cell table:style-name="Default" table:number-columns-repeated="10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8" office:value-type="float" office:value="0.6">
            <text:p>0.60</text:p>
          </table:table-cell>
          <table:table-cell table:style-name="ce24" office:value-type="string">
            <text:p>x</text:p>
          </table:table-cell>
          <table:table-cell table:style-name="ce32" office:value-type="float" office:value="1219">
            <text:p>1219</text:p>
          </table:table-cell>
          <table:table-cell table:style-name="ce7" office:value-type="float" office:value="80">
            <text:p>80</text:p>
          </table:table-cell>
          <table:table-cell table:style-name="ce41" table:formula="of:=+[.E15]/([.B15]*[.D15]*7.85/1000000)" office:value-type="float" office:value="13933.6653029092">
            <text:p>13934</text:p>
          </table:table-cell>
          <table:table-cell table:style-name="ce7" office:value-type="string">
            <text:p>ESR_NYND</text:p>
          </table:table-cell>
          <table:table-cell table:style-name="ce7" office:value-type="float" office:value="45">
            <text:p>45</text:p>
          </table:table-cell>
          <table:table-cell table:style-name="ce41" table:formula="of:=+[.F15]/[.H15]" office:value-type="float" office:value="309.637006731315">
            <text:p>310</text:p>
          </table:table-cell>
          <table:table-cell table:style-name="ce49" table:formula="of:=+[.I15]/60" office:value-type="float" office:value="5.16061677885525">
            <text:p>5</text:p>
          </table:table-cell>
          <table:table-cell table:style-name="ce7" office:value-type="string">
            <text:p>G-550</text:p>
          </table:table-cell>
          <table:table-cell table:style-name="ce7" office:value-type="string">
            <text:p>Z12</text:p>
          </table:table-cell>
          <table:table-cell table:style-name="ce7" office:value-type="string">
            <text:p>3 – 4.8</text:p>
          </table:table-cell>
          <table:table-cell table:style-name="ce60" office:value-type="string" table:number-columns-spanned="2" table:number-rows-spanned="1">
            <text:p>DECKING</text:p>
          </table:table-cell>
          <table:covered-table-cell table:style-name="ce32"/>
          <table:table-cell table:style-name="ce7" office:value-type="string">
            <text:p>CROM</text:p>
          </table:table-cell>
          <table:table-cell table:style-name="ce70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/>
          <table:table-cell table:style-name="Default">
            <draw:line table:end-cell-address="CGL.C16" table:end-x="0.0756in" table:end-y="0.2547in" draw:z-index="1082" draw:style-name="gr2" draw:text-style-name="P1" svg:x1="0.0756in" svg:y1="0.0004in" svg:x2="0.0756in" svg:y2="0.2547in">
              <text:p/>
            </draw:line>
          </table:table-cell>
          <table:table-cell table:style-name="Default" table:number-columns-repeated="10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18" office:value-type="float" office:value="0.4">
            <text:p>0.40</text:p>
          </table:table-cell>
          <table:table-cell table:style-name="ce24" office:value-type="string">
            <text:p>x</text:p>
            <draw:line table:end-cell-address="CGL.C18" table:end-x="0.0756in" table:end-y="0.252in" draw:z-index="1083" draw:style-name="gr2" draw:text-style-name="P1" svg:x1="0.0756in" svg:y1="0.2642in" svg:x2="0.0756in" svg:y2="0.5185in">
              <text:p/>
            </draw:line>
          </table:table-cell>
          <table:table-cell table:style-name="ce32" office:value-type="float" office:value="1219">
            <text:p>1219</text:p>
          </table:table-cell>
          <table:table-cell table:style-name="ce7" office:value-type="float" office:value="20">
            <text:p>20</text:p>
          </table:table-cell>
          <table:table-cell table:style-name="ce41" table:formula="of:=+[.E17]/([.B17]*[.D17]*7.85/1000000)" office:value-type="float" office:value="5225.12448859094">
            <text:p>5225</text:p>
          </table:table-cell>
          <table:table-cell table:style-name="ce7" office:value-type="string">
            <text:p>KS_HYSCO</text:p>
          </table:table-cell>
          <table:table-cell table:style-name="ce7" office:value-type="float" office:value="55">
            <text:p>55</text:p>
          </table:table-cell>
          <table:table-cell table:style-name="ce41" table:formula="of:=+[.F17]/[.H17]" office:value-type="float" office:value="95.0022634289262">
            <text:p>95</text:p>
          </table:table-cell>
          <table:table-cell table:style-name="ce49" table:formula="of:=+[.I17]/60" office:value-type="float" office:value="1.58337105714877">
            <text:p>2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2 – 2.2</text:p>
          </table:table-cell>
          <table:table-cell table:style-name="ce60" office:value-type="string" table:number-columns-spanned="2" table:number-rows-spanned="1">
            <text:p>DUCTING</text:p>
          </table:table-cell>
          <table:covered-table-cell table:style-name="ce66"/>
          <table:table-cell table:style-name="ce7" office:value-type="string">
            <text:p>CROM</text:p>
          </table:table-cell>
          <table:table-cell table:style-name="ce7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 table:number-columns-repeated="12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9" office:value-type="float" office:value="14">
            <text:p>14</text:p>
          </table:table-cell>
          <table:table-cell table:style-name="ce19" office:value-type="float" office:value="0.3">
            <text:p>0.30</text:p>
          </table:table-cell>
          <table:table-cell table:style-name="ce25" office:value-type="string">
            <text:p>x</text:p>
          </table:table-cell>
          <table:table-cell table:style-name="ce33" office:value-type="float" office:value="914">
            <text:p>914</text:p>
          </table:table-cell>
          <table:table-cell table:style-name="ce9" office:value-type="float" office:value="10">
            <text:p>10</text:p>
          </table:table-cell>
          <table:table-cell table:style-name="ce42" table:formula="of:=+[.E19]/([.B19]*[.D19]*7.85/1000000)" office:value-type="float" office:value="4645.82549350281">
            <text:p>4646</text:p>
          </table:table-cell>
          <table:table-cell table:style-name="ce9" office:value-type="string">
            <text:p>KS</text:p>
          </table:table-cell>
          <table:table-cell table:style-name="ce9" office:value-type="float" office:value="60">
            <text:p>60</text:p>
          </table:table-cell>
          <table:table-cell table:style-name="ce42" table:formula="of:=+[.F19]/[.H19]" office:value-type="float" office:value="77.4304248917135">
            <text:p>77</text:p>
          </table:table-cell>
          <table:table-cell table:style-name="ce50" table:formula="of:=+[.I19]/60" office:value-type="float" office:value="1.29050708152856">
            <text:p>1</text:p>
          </table:table-cell>
          <table:table-cell table:style-name="ce9" office:value-type="string">
            <text:p>SGCC</text:p>
          </table:table-cell>
          <table:table-cell table:style-name="ce9" office:value-type="string">
            <text:p>Z13</text:p>
          </table:table-cell>
          <table:table-cell table:style-name="ce9" office:value-type="string">
            <text:p>2.6 – 3.3</text:p>
          </table:table-cell>
          <table:table-cell table:style-name="ce62" office:value-type="string" table:number-columns-spanned="2" table:number-rows-spanned="1">
            <text:p>KABEL</text:p>
          </table:table-cell>
          <table:covered-table-cell table:style-name="ce33"/>
          <table:table-cell table:style-name="ce9" office:value-type="string">
            <text:p>CROM</text:p>
          </table:table-cell>
          <table:table-cell table:style-name="ce70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 table:number-columns-repeated="12"/>
          <table:table-cell table:style-name="ce44" table:number-columns-repeated="3"/>
          <table:table-cell table:style-name="ce71" office:value-type="float" office:value="8">
            <text:p>8</text:p>
          </table:table-cell>
          <table:table-cell table:style-name="ce76" table:number-columns-repeated="1006"/>
          <table:table-cell/>
        </table:table-row>
        <table:table-row table:style-name="ro4">
          <table:table-cell table:style-name="ce7"/>
          <table:table-cell table:style-name="ce18"/>
          <table:table-cell table:style-name="ce24"/>
          <table:table-cell table:style-name="ce32"/>
          <table:table-cell table:style-name="ce7"/>
          <table:table-cell table:style-name="ce41"/>
          <table:table-cell table:style-name="ce7" table:number-columns-repeated="2"/>
          <table:table-cell table:style-name="ce41"/>
          <table:table-cell table:style-name="ce49"/>
          <table:table-cell table:style-name="ce7" table:number-columns-repeated="3"/>
          <table:table-cell table:style-name="ce60" table:number-columns-spanned="2" table:number-rows-spanned="1"/>
          <table:covered-table-cell table:style-name="ce32"/>
          <table:table-cell table:style-name="ce7"/>
          <table:table-cell table:style-name="ce73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 table:number-columns-repeated="12"/>
          <table:table-cell table:style-name="ce63" table:number-columns-repeated="3"/>
          <table:table-cell table:style-name="ce74"/>
          <table:table-cell table:style-name="ce76" table:number-columns-repeated="1006"/>
          <table:table-cell/>
        </table:table-row>
        <table:table-row table:style-name="ro4">
          <table:table-cell table:style-name="ce7"/>
          <table:table-cell table:style-name="ce18"/>
          <table:table-cell table:style-name="ce24"/>
          <table:table-cell table:style-name="ce32"/>
          <table:table-cell table:style-name="ce7"/>
          <table:table-cell table:style-name="ce41"/>
          <table:table-cell table:style-name="ce7" table:number-columns-repeated="2"/>
          <table:table-cell table:style-name="ce41"/>
          <table:table-cell table:style-name="ce49"/>
          <table:table-cell table:style-name="ce7" table:number-columns-repeated="3"/>
          <table:table-cell table:style-name="ce60" table:number-columns-spanned="2" table:number-rows-spanned="1"/>
          <table:covered-table-cell table:style-name="ce32"/>
          <table:table-cell table:style-name="ce7"/>
          <table:table-cell table:style-name="ce70"/>
          <table:table-cell table:style-name="ce77" table:number-columns-repeated="1006"/>
          <table:table-cell table:style-name="ce79"/>
        </table:table-row>
        <table:table-row table:style-name="ro5">
          <table:table-cell table:style-name="ce10"/>
          <table:table-cell table:style-name="ce20" table:number-columns-repeated="2"/>
          <table:table-cell table:style-name="ce34" table:number-columns-repeated="13"/>
          <table:table-cell table:style-name="ce46"/>
          <table:table-cell table:style-name="ce76" table:number-columns-repeated="1006"/>
          <table:table-cell/>
        </table:table-row>
        <table:table-row table:style-name="ro2">
          <table:table-cell table:style-name="ce5" office:value-type="string" table:number-columns-spanned="17" table:number-rows-spanned="1">
            <text:p>Halaman : 1 dari ......</text:p>
          </table:table-cell>
          <table:covered-table-cell table:number-columns-repeated="2" table:style-name="ce5"/>
          <table:covered-table-cell table:number-columns-repeated="13" table:style-name="ce4"/>
          <table:covered-table-cell table:style-name="ce4">
            <draw:line table:end-cell-address="CGL.Q32" table:end-x="0.6394in" table:end-y="0.1835in" draw:z-index="1" draw:style-name="gr3" draw:text-style-name="P2" svg:x1="0.6394in" svg:y1="0.2126in" svg:x2="0.637in" svg:y2="1.7823in">
              <text:p/>
            </draw:line>
          </table:covered-table-cell>
          <table:table-cell table:style-name="ce76" table:number-columns-repeated="1006"/>
          <table:table-cell/>
        </table:table-row>
        <table:table-row table:style-name="ro2">
          <table:table-cell table:style-name="ce11" office:value-type="string" table:number-columns-spanned="4" table:number-rows-spanned="1">
            <text:p>TOTAL</text:p>
          </table:table-cell>
          <table:covered-table-cell table:number-columns-repeated="2" table:style-name="ce11"/>
          <table:covered-table-cell table:style-name="ce4"/>
          <table:table-cell table:style-name="ce11" table:formula="of:=SUM([.E9:.E23])" office:value-type="float" office:value="250">
            <text:p>250</text:p>
          </table:table-cell>
          <table:table-cell table:style-name="ce43" table:formula="of:=SUM([.F9:.F23])" office:value-type="float" office:value="45293.6574812135">
            <text:p>45294</text:p>
          </table:table-cell>
          <table:table-cell table:style-name="ce4" table:number-columns-spanned="2" table:number-rows-spanned="1"/>
          <table:covered-table-cell table:style-name="ce4"/>
          <table:table-cell table:style-name="ce43" table:formula="of:=SUM([.I9:.I23])" office:value-type="float" office:value="988.632435459917">
            <text:p>989</text:p>
          </table:table-cell>
          <table:table-cell table:style-name="ce43" table:formula="of:=SUM([.J9:.J23])" office:value-type="float" office:value="16.4772072576653">
            <text:p>16</text:p>
          </table:table-cell>
          <table:table-cell table:style-name="ce11"/>
          <table:table-cell table:style-name="ce52" office:value-type="string">
            <text:p><text:s text:c="4"/>Dibuat Oleh</text:p>
          </table:table-cell>
          <table:table-cell table:style-name="ce56"/>
          <table:table-cell table:style-name="ce52" office:value-type="string">
            <text:p><text:s/>Diperika Oleh</text:p>
          </table:table-cell>
          <table:table-cell table:style-name="ce56"/>
          <table:table-cell table:style-name="ce52" office:value-type="string">
            <text:p><text:s text:c="2"/>Disetujui Oleh <text:s text:c="4"/>Diterima Oleh</text:p>
          </table:table-cell>
          <table:table-cell table:style-name="ce56"/>
          <table:table-cell table:style-name="ce76" table:number-columns-repeated="1006"/>
          <table:table-cell/>
        </table:table-row>
        <table:table-row table:style-name="ro2">
          <table:table-cell table:style-name="ce5" office:value-type="string" table:number-columns-spanned="5" table:number-rows-spanned="1">
            <text:p>Jam produksi 1 minggu</text:p>
          </table:table-cell>
          <table:covered-table-cell table:number-columns-repeated="2" table:style-name="ce5"/>
          <table:covered-table-cell table:number-columns-repeated="2" table:style-name="ce4"/>
          <table:table-cell table:style-name="ce11" office:value-type="float" office:value="168" table:number-columns-spanned="2" table:number-rows-spanned="1">
            <text:p>168</text:p>
          </table:table-cell>
          <table:covered-table-cell table:style-name="ce4"/>
          <table:table-cell table:style-name="ce5" office:value-type="string" table:number-columns-spanned="3" table:number-rows-spanned="1">
            <text:p>Selisih Jam</text:p>
          </table:table-cell>
          <table:covered-table-cell table:number-columns-repeated="2" table:style-name="ce4"/>
          <table:table-cell table:style-name="ce11" office:value-type="float" office:value="168">
            <text:p>168</text:p>
          </table:table-cell>
          <table:table-cell table:style-name="ce53"/>
          <table:table-cell table:style-name="ce57"/>
          <table:table-cell table:style-name="ce53"/>
          <table:table-cell table:style-name="ce57"/>
          <table:table-cell table:style-name="ce53"/>
          <table:table-cell table:style-name="ce57"/>
          <table:table-cell table:style-name="ce76" table:number-columns-repeated="1006"/>
          <table:table-cell/>
        </table:table-row>
        <table:table-row table:style-name="ro2">
          <table:table-cell table:style-name="ce12" office:value-type="string" table:number-columns-spanned="2" table:number-rows-spanned="5">
            <text:p>CATATAN</text:p>
          </table:table-cell>
          <table:covered-table-cell table:style-name="ce13"/>
          <table:table-cell table:style-name="ce26" office:value-type="string" table:number-columns-spanned="9" table:number-rows-spanned="1">
            <text:p><text:s/>1 Estimasi ini sebagai pedoman untuk menyiapkan bahan baku CRC</text:p>
          </table:table-cell>
          <table:covered-table-cell table:number-columns-repeated="7" table:style-name="ce35"/>
          <table:covered-table-cell table:style-name="ce51"/>
          <table:table-cell table:style-name="ce53"/>
          <table:table-cell table:style-name="ce57"/>
          <table:table-cell table:style-name="ce53"/>
          <table:table-cell table:style-name="ce57"/>
          <table:table-cell table:style-name="ce53"/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13"/>
          <table:table-cell table:style-name="ce27" office:value-type="string" table:number-columns-spanned="9" table:number-rows-spanned="1">
            <text:p><text:s/>2 Urutan produksi dapat berubah sesuai kondisi mesin dan ketersediaan bahan baku</text:p>
          </table:table-cell>
          <table:covered-table-cell table:number-columns-repeated="7" table:style-name="ce36"/>
          <table:covered-table-cell table:style-name="ce51"/>
          <table:table-cell table:style-name="ce53"/>
          <table:table-cell table:style-name="ce57"/>
          <table:table-cell table:style-name="ce53"/>
          <table:table-cell table:style-name="ce57"/>
          <table:table-cell table:style-name="ce53"/>
          <table:table-cell table:style-name="ce57"/>
          <table:table-cell table:number-columns-repeated="1007"/>
        </table:table-row>
        <table:table-row table:style-name="ro6">
          <table:covered-table-cell table:number-columns-repeated="2" table:style-name="ce13"/>
          <table:table-cell table:style-name="ce27" office:value-type="string" table:number-columns-spanned="9" table:number-rows-spanned="1">
            <text:p><text:s/>3 Setiap perubahan urutan harus sepengetahuan karu dan kashift yang bertugas</text:p>
          </table:table-cell>
          <table:covered-table-cell table:number-columns-repeated="7" table:style-name="ce36"/>
          <table:covered-table-cell table:style-name="ce51"/>
          <table:table-cell table:style-name="Default" table:number-columns-repeated="2"/>
          <table:table-cell table:style-name="ce64"/>
          <table:table-cell table:style-name="ce67"/>
          <table:table-cell table:style-name="Default"/>
          <table:table-cell table:style-name="ce75"/>
          <table:table-cell table:number-columns-repeated="1007"/>
        </table:table-row>
        <table:table-row table:style-name="ro6">
          <table:covered-table-cell table:number-columns-repeated="2" table:style-name="ce13"/>
          <table:table-cell table:style-name="ce28" office:value-type="string" table:number-columns-spanned="9" table:number-rows-spanned="1">
            <text:p><text:s/>4 Target Non Prime &lt; 1.5 %</text:p>
          </table:table-cell>
          <table:covered-table-cell table:number-columns-repeated="7" table:style-name="ce37"/>
          <table:covered-table-cell table:style-name="ce51"/>
          <table:table-cell table:style-name="ce54" office:value-type="string">
            <text:p><text:s text:c="3"/>Susana / Beni .S</text:p>
          </table:table-cell>
          <table:table-cell table:style-name="ce58"/>
          <table:table-cell table:style-name="ce54"/>
          <table:table-cell table:style-name="ce58"/>
          <table:table-cell table:style-name="ce54" office:value-type="string">
            <text:p><text:s text:c="2"/>Ida Bagus Gede <text:s text:c="5"/>Walim .H</text:p>
          </table:table-cell>
          <table:table-cell table:style-name="ce67"/>
          <table:table-cell table:number-columns-repeated="1007"/>
        </table:table-row>
        <table:table-row table:style-name="ro7">
          <table:covered-table-cell table:number-columns-repeated="2"/>
          <table:table-cell table:style-name="ce29" office:value-type="string" table:number-columns-spanned="9" table:number-rows-spanned="1">
            <text:p><text:s/>5 Target Produksi 5.000 MT/Bulan</text:p>
          </table:table-cell>
          <table:covered-table-cell table:style-name="Default"/>
          <table:covered-table-cell table:number-columns-repeated="7" table:style-name="ce39"/>
          <table:table-cell table:style-name="ce55" office:value-type="string">
            <text:p><text:s text:c="3"/>Karu PPC / Staff</text:p>
          </table:table-cell>
          <table:table-cell table:style-name="ce59"/>
          <table:table-cell table:style-name="ce55" office:value-type="string">
            <text:p><text:s text:c="2"/>SPV Prod CGL</text:p>
          </table:table-cell>
          <table:table-cell table:style-name="ce59"/>
          <table:table-cell table:style-name="ce55" office:value-type="string">
            <text:p><text:s/>Kadept PPC/Prod <text:s text:c="4"/>Inventory</text:p>
          </table:table-cell>
          <table:table-cell table:style-name="ce59"/>
          <table:table-cell table:number-columns-repeated="1007"/>
        </table:table-row>
        <table:table-row table:style-name="ro8">
          <table:table-cell table:number-columns-repeated="1024"/>
        </table:table-row>
        <table:table-row table:style-name="ro1">
          <table:table-cell table:style-name="ce15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5"/>
          <table:table-cell table:style-name="Default" table:number-columns-repeated="16"/>
          <table:table-cell table:number-columns-repeated="1007"/>
        </table:table-row>
        <table:table-row table:style-name="ro1">
          <table:table-cell table:style-name="ce15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5"/>
          <table:table-cell table:style-name="Default" table:number-columns-repeated="12"/>
          <table:table-cell table:style-name="ce20" table:number-columns-spanned="2" table:number-rows-spanned="1"/>
          <table:covered-table-cell table:style-name="ce20"/>
          <table:table-cell table:style-name="ce20"/>
          <table:table-cell table:number-columns-repeated="1008"/>
        </table:table-row>
        <table:table-row table:style-name="ro1">
          <table:table-cell table:style-name="ce15"/>
          <table:table-cell table:style-name="Default" table:number-columns-repeated="12"/>
          <table:table-cell table:style-name="ce20" table:number-columns-spanned="2" table:number-rows-spanned="1"/>
          <table:covered-table-cell table:style-name="ce20"/>
          <table:table-cell table:style-name="ce20"/>
          <table:table-cell table:number-columns-repeated="1008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8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8" table:number-rows-repeated="654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GL_2" table:style-name="ta1" table:print="false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default-cell-style-name="ce14"/>
        <table:table-column table:style-name="co8" table:default-cell-style-name="ce14"/>
        <table:table-column table:style-name="co4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07" table:default-cell-style-name="ce14"/>
        <table:table-row table:style-name="ro1">
          <table:table-cell table:style-name="ce1" table:number-columns-spanned="2" table:number-rows-spanned="3">
            <draw:frame table:end-cell-address="CGL_2.B3" table:end-x="0.3142in" table:end-y="0.1606in" draw:z-index="0" draw:name="Graphics 5" draw:style-name="gr1" draw:text-style-name="P1" svg:width="0.6654in" svg:height="0.5429in" svg:x="0.211in" svg:y="0.039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covered-table-cell table:style-name="ce16"/>
          <table:table-cell table:style-name="ce21" office:value-type="string" table:number-columns-spanned="7" table:number-rows-spanned="1">
            <text:p><text:s/>PT SARANACENTRAL BAJATAMA Tbk.</text:p>
          </table:table-cell>
          <table:covered-table-cell table:number-columns-repeated="2" table:style-name="ce30"/>
          <table:covered-table-cell table:number-columns-repeated="3" table:style-name="ce40"/>
          <table:covered-table-cell table:style-name="ce45"/>
          <table:table-cell table:style-name="ce48" office:value-type="string" table:number-columns-spanned="6" table:number-rows-spanned="3">
            <text:p><text:s/>ESTIMASI PRODUKSI CGL</text:p>
          </table:table-cell>
          <table:covered-table-cell table:number-columns-repeated="5" table:style-name="ce51"/>
          <table:table-cell table:style-name="ce51" office:value-type="string" table:number-columns-spanned="2" table:number-rows-spanned="1">
            <text:p><text:s/>No Dokumen <text:s text:c="6"/>F – PPC – 001</text:p>
          </table:table-cell>
          <table:covered-table-cell table:style-name="ce51"/>
          <table:table-cell table:number-columns-repeated="1007"/>
        </table:table-row>
        <table:table-row table:style-name="ro1">
          <table:covered-table-cell table:style-name="ce2"/>
          <table:covered-table-cell/>
          <table:table-cell table:style-name="ce22" office:value-type="string" table:number-columns-spanned="7" table:number-rows-spanned="1">
            <text:p><text:s/>DEPARTEMEN PPC &amp; PRODUKSI</text:p>
          </table:table-cell>
          <table:covered-table-cell table:number-columns-repeated="2" table:style-name="ce31"/>
          <table:covered-table-cell table:number-columns-repeated="3" table:style-name="ce34"/>
          <table:covered-table-cell table:number-columns-repeated="2" table:style-name="ce46"/>
          <table:covered-table-cell table:number-columns-repeated="5" table:style-name="ce51"/>
          <table:table-cell table:style-name="ce51" office:value-type="string" table:number-columns-spanned="2" table:number-rows-spanned="1">
            <text:p><text:s/>No Revisi <text:s text:c="13"/>04</text:p>
          </table:table-cell>
          <table:covered-table-cell table:style-name="ce51"/>
          <table:table-cell table:number-columns-repeated="1007"/>
        </table:table-row>
        <table:table-row table:style-name="ro1">
          <table:covered-table-cell table:style-name="ce3"/>
          <table:covered-table-cell/>
          <table:table-cell table:style-name="ce23" office:value-type="string" table:number-columns-spanned="7" table:number-rows-spanned="1">
            <text:p><text:s/>PPC CGL</text:p>
          </table:table-cell>
          <table:covered-table-cell table:style-name="ce23"/>
          <table:covered-table-cell table:number-columns-repeated="4" table:style-name="ce38"/>
          <table:covered-table-cell table:number-columns-repeated="2" table:style-name="ce47"/>
          <table:covered-table-cell table:number-columns-repeated="5" table:style-name="ce51"/>
          <table:table-cell table:style-name="ce51" office:value-type="string" table:number-columns-spanned="2" table:number-rows-spanned="1">
            <text:p><text:s/>Tanggal Efektif <text:s text:c="5"/>13 JUNI 2016</text:p>
          </table:table-cell>
          <table:covered-table-cell table:style-name="ce51"/>
          <table:table-cell table:number-columns-repeated="1007"/>
        </table:table-row>
        <table:table-row table:style-name="ro2">
          <table:table-cell table:style-name="ce4" office:value-type="string" table:number-columns-spanned="17" table:number-rows-spanned="1">
            <text:p><text:s/>Tanggal : 12 JULI 2017</text:p>
          </table:table-cell>
          <table:covered-table-cell table:number-columns-repeated="16" table:style-name="ce4"/>
          <table:table-cell table:style-name="ce76" table:number-columns-repeated="1006"/>
          <table:table-cell/>
        </table:table-row>
        <table:table-row table:style-name="ro2">
          <table:table-cell table:style-name="ce4" office:value-type="string" table:number-columns-spanned="13" table:number-rows-spanned="1">
            <text:p><text:s/>Untuk : Produksi, Quality Control dan Warehouse mohon disiapkan dan diproduksi sbb : </text:p>
          </table:table-cell>
          <table:covered-table-cell table:number-columns-repeated="11" table:style-name="ce4"/>
          <table:covered-table-cell/>
          <table:table-cell table:style-name="ce4" office:value-type="string" table:number-columns-spanned="4" table:number-rows-spanned="1">
            <text:p><text:s/>Periode : Senin s/d Kamis – Kamis s/d Senin</text:p>
          </table:table-cell>
          <table:covered-table-cell table:number-columns-repeated="3" table:style-name="ce4"/>
          <table:table-cell table:style-name="ce34"/>
          <table:table-cell table:style-name="ce76" table:number-columns-repeated="1005"/>
          <table:table-cell/>
        </table:table-row>
        <table:table-row table:style-name="ro2">
          <table:table-cell table:style-name="ce5" office:value-type="string" table:number-columns-spanned="1" table:number-rows-spanned="2">
            <text:p>Urutan</text:p>
          </table:table-cell>
          <table:table-cell table:style-name="ce5" office:value-type="string" table:number-columns-spanned="6" table:number-rows-spanned="1">
            <text:p>BAHAN</text:p>
          </table:table-cell>
          <table:covered-table-cell table:style-name="ce5"/>
          <table:covered-table-cell table:number-columns-repeated="4" table:style-name="ce11"/>
          <table:table-cell table:style-name="ce20" office:value-type="string">
            <text:p>Speed</text:p>
          </table:table-cell>
          <table:table-cell table:style-name="ce11" office:value-type="string" table:number-columns-spanned="2" table:number-rows-spanned="1">
            <text:p>Waktu Prod</text:p>
          </table:table-cell>
          <table:covered-table-cell table:style-name="ce11"/>
          <table:table-cell table:style-name="ce11" office:value-type="string" table:number-columns-spanned="6" table:number-rows-spanned="1">
            <text:p><text:s/>TARGET PRODUK</text:p>
          </table:table-cell>
          <table:covered-table-cell table:number-columns-repeated="5" table:style-name="ce11"/>
          <table:table-cell table:style-name="ce5" office:value-type="string" table:number-columns-spanned="1" table:number-rows-spanned="2">
            <text:p>KETERANGAN</text:p>
          </table:table-cell>
          <table:table-cell table:style-name="ce76" table:number-columns-repeated="1006"/>
          <table:table-cell/>
        </table:table-row>
        <table:table-row table:style-name="ro2">
          <table:covered-table-cell table:style-name="ce4"/>
          <table:table-cell table:style-name="ce5" office:value-type="string" table:number-columns-spanned="3" table:number-rows-spanned="1">
            <text:p>Ukuran</text:p>
          </table:table-cell>
          <table:covered-table-cell table:number-columns-repeated="2" table:style-name="ce11"/>
          <table:table-cell table:style-name="ce11" office:value-type="string">
            <text:p>Ton</text:p>
          </table:table-cell>
          <table:table-cell table:style-name="ce11" office:value-type="string">
            <text:p>Meter</text:p>
          </table:table-cell>
          <table:table-cell table:style-name="ce11" office:value-type="string">
            <text:p>Sumber</text:p>
          </table:table-cell>
          <table:table-cell table:style-name="ce20" office:value-type="string">
            <text:p>mpm</text:p>
          </table:table-cell>
          <table:table-cell table:style-name="ce11" office:value-type="string">
            <text:p>Menit</text:p>
          </table:table-cell>
          <table:table-cell table:style-name="ce11" office:value-type="string">
            <text:p>Jam</text:p>
          </table:table-cell>
          <table:table-cell table:style-name="ce11" office:value-type="string">
            <text:p>Spek</text:p>
          </table:table-cell>
          <table:table-cell table:style-name="ce11" office:value-type="string">
            <text:p>Coat</text:p>
          </table:table-cell>
          <table:table-cell table:style-name="ce11" office:value-type="string">
            <text:p>Berat (MT)</text:p>
          </table:table-cell>
          <table:table-cell table:style-name="ce11" office:value-type="string" table:number-columns-spanned="2" table:number-rows-spanned="1">
            <text:p>Order</text:p>
          </table:table-cell>
          <table:covered-table-cell table:style-name="ce11"/>
          <table:table-cell table:style-name="ce11" office:value-type="string">
            <text:p>Finished</text:p>
          </table:table-cell>
          <table:covered-table-cell table:style-name="ce4"/>
          <table:table-cell table:style-name="ce76" table:number-columns-repeated="1006"/>
          <table:table-cell/>
        </table:table-row>
        <table:table-row table:style-name="ro3">
          <table:table-cell table:style-name="ce6"/>
          <table:table-cell table:style-name="ce17" table:number-columns-repeated="15"/>
          <table:table-cell table:style-name="ce69"/>
          <table:table-cell table:number-columns-repeated="1007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9" office:value-type="float" office:value="0.3">
            <text:p>0.30</text:p>
          </table:table-cell>
          <table:table-cell table:style-name="ce25" office:value-type="string">
            <text:p>x</text:p>
            <draw:line table:end-cell-address="CGL_2.C10" table:end-x="0.0756in" table:end-y="0.2484in" draw:z-index="7" draw:style-name="gr2" draw:text-style-name="P1" svg:x1="0.0756in" svg:y1="0.2602in" svg:x2="0.0756in" svg:y2="0.5146in">
              <text:p/>
            </draw:line>
            <draw:line table:end-cell-address="CGL_2.C10" table:end-x="0.0756in" table:end-y="0.2484in" draw:z-index="10" draw:style-name="gr2" draw:text-style-name="P1" svg:x1="0.0756in" svg:y1="0.2602in" svg:x2="0.0756in" svg:y2="0.5146in">
              <text:p/>
            </draw:line>
            <draw:line table:end-cell-address="CGL_2.C10" table:end-x="0.0756in" table:end-y="0.2535in" draw:z-index="11" draw:style-name="gr2" draw:text-style-name="P1" svg:x1="0.0756in" svg:y1="0.2654in" svg:x2="0.0756in" svg:y2="0.5197in">
              <text:p/>
            </draw:line>
            <draw:line table:end-cell-address="CGL_2.C10" table:end-x="0.0756in" table:end-y="0.2484in" draw:z-index="15" draw:style-name="gr2" draw:text-style-name="P1" svg:x1="0.0756in" svg:y1="0.2602in" svg:x2="0.0756in" svg:y2="0.5146in">
              <text:p/>
            </draw:line>
            <draw:line table:end-cell-address="CGL_2.C10" table:end-x="0.0756in" table:end-y="0.2484in" draw:z-index="21" draw:style-name="gr2" draw:text-style-name="P1" svg:x1="0.0756in" svg:y1="0.2602in" svg:x2="0.0756in" svg:y2="0.5146in">
              <text:p/>
            </draw:line>
            <draw:line table:end-cell-address="CGL_2.C10" table:end-x="0.0756in" table:end-y="0.2484in" draw:z-index="24" draw:style-name="gr2" draw:text-style-name="P1" svg:x1="0.0756in" svg:y1="0.2602in" svg:x2="0.0756in" svg:y2="0.5146in">
              <text:p/>
            </draw:line>
            <draw:line table:end-cell-address="CGL_2.C10" table:end-x="0.0756in" table:end-y="0.2535in" draw:z-index="25" draw:style-name="gr2" draw:text-style-name="P1" svg:x1="0.0756in" svg:y1="0.2654in" svg:x2="0.0756in" svg:y2="0.5197in">
              <text:p/>
            </draw:line>
            <draw:line table:end-cell-address="CGL_2.C10" table:end-x="0.0756in" table:end-y="0.2535in" draw:z-index="27" draw:style-name="gr2" draw:text-style-name="P1" svg:x1="0.0756in" svg:y1="0.2654in" svg:x2="0.0756in" svg:y2="0.5197in">
              <text:p/>
            </draw:line>
            <draw:line table:end-cell-address="CGL_2.C10" table:end-x="0.0756in" table:end-y="0.2484in" draw:z-index="33" draw:style-name="gr2" draw:text-style-name="P1" svg:x1="0.0756in" svg:y1="0.2602in" svg:x2="0.0756in" svg:y2="0.5146in">
              <text:p/>
            </draw:line>
            <draw:line table:end-cell-address="CGL_2.C10" table:end-x="0.0756in" table:end-y="0.2484in" draw:z-index="36" draw:style-name="gr2" draw:text-style-name="P1" svg:x1="0.0756in" svg:y1="0.2602in" svg:x2="0.0756in" svg:y2="0.5146in">
              <text:p/>
            </draw:line>
            <draw:line table:end-cell-address="CGL_2.C10" table:end-x="0.0756in" table:end-y="0.2484in" draw:z-index="42" draw:style-name="gr2" draw:text-style-name="P1" svg:x1="0.0756in" svg:y1="0.2602in" svg:x2="0.0756in" svg:y2="0.5146in">
              <text:p/>
            </draw:line>
            <draw:line table:end-cell-address="CGL_2.C10" table:end-x="0.0756in" table:end-y="0.2484in" draw:z-index="45" draw:style-name="gr2" draw:text-style-name="P1" svg:x1="0.0756in" svg:y1="0.2602in" svg:x2="0.0756in" svg:y2="0.5146in">
              <text:p/>
            </draw:line>
            <draw:line table:end-cell-address="CGL_2.C10" table:end-x="0.0756in" table:end-y="0.2535in" draw:z-index="46" draw:style-name="gr2" draw:text-style-name="P1" svg:x1="0.0756in" svg:y1="0.2654in" svg:x2="0.0756in" svg:y2="0.5197in">
              <text:p/>
            </draw:line>
            <draw:line table:end-cell-address="CGL_2.C10" table:end-x="0.0756in" table:end-y="0.2484in" draw:z-index="49" draw:style-name="gr2" draw:text-style-name="P1" svg:x1="0.0756in" svg:y1="0.2602in" svg:x2="0.0756in" svg:y2="0.5146in">
              <text:p/>
            </draw:line>
            <draw:line table:end-cell-address="CGL_2.C10" table:end-x="0.0756in" table:end-y="0.2535in" draw:z-index="55" draw:style-name="gr2" draw:text-style-name="P1" svg:x1="0.0756in" svg:y1="0.2654in" svg:x2="0.0756in" svg:y2="0.5197in">
              <text:p/>
            </draw:line>
            <draw:line table:end-cell-address="CGL_2.C10" table:end-x="0.0756in" table:end-y="0.2472in" draw:z-index="56" draw:style-name="gr2" draw:text-style-name="P1" svg:x1="0.0756in" svg:y1="0.2591in" svg:x2="0.0756in" svg:y2="0.5134in">
              <text:p/>
            </draw:line>
          </table:table-cell>
          <table:table-cell table:style-name="ce33" office:value-type="float" office:value="914">
            <text:p>914</text:p>
          </table:table-cell>
          <table:table-cell table:style-name="ce9" office:value-type="float" office:value="50">
            <text:p>50</text:p>
          </table:table-cell>
          <table:table-cell table:style-name="ce42" table:formula="of:=+[.E9]/([.B9]*[.D9]*7.85/1000000)" office:value-type="float" office:value="23229.1274675141">
            <text:p>23229</text:p>
          </table:table-cell>
          <table:table-cell table:style-name="ce9" office:value-type="string">
            <text:p>KS</text:p>
          </table:table-cell>
          <table:table-cell table:style-name="ce9" office:value-type="float" office:value="60">
            <text:p>60</text:p>
          </table:table-cell>
          <table:table-cell table:style-name="ce42" table:formula="of:=+[.F9]/[.H9]" office:value-type="float" office:value="387.152124458568">
            <text:p>387</text:p>
          </table:table-cell>
          <table:table-cell table:style-name="ce50" table:formula="of:=+[.I9]/60" office:value-type="float" office:value="6.4525354076428">
            <text:p>6</text:p>
          </table:table-cell>
          <table:table-cell table:style-name="ce9" office:value-type="string">
            <text:p>SGCC</text:p>
          </table:table-cell>
          <table:table-cell table:style-name="ce9" office:value-type="string">
            <text:p>Z13</text:p>
          </table:table-cell>
          <table:table-cell table:style-name="ce9" office:value-type="string">
            <text:p>2.6 – 3.3</text:p>
          </table:table-cell>
          <table:table-cell table:style-name="ce62" office:value-type="string" table:number-columns-spanned="2" table:number-rows-spanned="1">
            <text:p>KABEL</text:p>
          </table:table-cell>
          <table:covered-table-cell table:style-name="ce33"/>
          <table:table-cell table:style-name="ce9" office:value-type="string">
            <text:p>CROM</text:p>
          </table:table-cell>
          <table:table-cell table:style-name="ce81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/>
          <table:table-cell table:style-name="Default">
            <draw:line table:end-cell-address="CGL_2.C10" table:end-x="0.0756in" table:end-y="0.2587in" draw:z-index="2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3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4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5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6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8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9" draw:style-name="gr2" draw:text-style-name="P1" svg:x1="0.0756in" svg:y1="0.0043in" svg:x2="0.0756in" svg:y2="0.2587in">
              <text:p/>
            </draw:line>
            <draw:line table:end-cell-address="CGL_2.C10" table:end-x="0.0756in" table:end-y="0.2559in" draw:z-index="12" draw:style-name="gr2" draw:text-style-name="P1" svg:x1="0.0756in" svg:y1="0.0016in" svg:x2="0.0756in" svg:y2="0.2559in">
              <text:p/>
            </draw:line>
            <draw:line table:end-cell-address="CGL_2.C10" table:end-x="0.0756in" table:end-y="0.261in" draw:z-index="13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4" draw:style-name="gr2" draw:text-style-name="P1" svg:x1="0.0756in" svg:y1="0.0043in" svg:x2="0.0756in" svg:y2="0.2587in">
              <text:p/>
            </draw:line>
            <draw:line table:end-cell-address="CGL_2.C10" table:end-x="0.0756in" table:end-y="0.2587in" draw:z-index="16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7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8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9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0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2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3" draw:style-name="gr2" draw:text-style-name="P1" svg:x1="0.0756in" svg:y1="0.0043in" svg:x2="0.0756in" svg:y2="0.2587in">
              <text:p/>
            </draw:line>
            <draw:line table:end-cell-address="CGL_2.C10" table:end-x="0.0756in" table:end-y="0.2559in" draw:z-index="26" draw:style-name="gr2" draw:text-style-name="P1" svg:x1="0.0756in" svg:y1="0.0016in" svg:x2="0.0756in" svg:y2="0.2559in">
              <text:p/>
            </draw:line>
            <draw:line table:end-cell-address="CGL_2.C10" table:end-x="0.0756in" table:end-y="0.2587in" draw:z-index="28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9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30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31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32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34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35" draw:style-name="gr2" draw:text-style-name="P1" svg:x1="0.0756in" svg:y1="0.0043in" svg:x2="0.0756in" svg:y2="0.2587in">
              <text:p/>
            </draw:line>
            <draw:line table:end-cell-address="CGL_2.C10" table:end-x="0.0756in" table:end-y="0.2587in" draw:z-index="37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38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39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40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41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43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44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47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48" draw:style-name="gr2" draw:text-style-name="P1" svg:x1="0.0756in" svg:y1="0.0043in" svg:x2="0.0756in" svg:y2="0.2587in">
              <text:p/>
            </draw:line>
            <draw:line table:end-cell-address="CGL_2.C10" table:end-x="0.0756in" table:end-y="0.2587in" draw:z-index="50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51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52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53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54" draw:style-name="gr2" draw:text-style-name="P1" svg:x1="0.0756in" svg:y1="0.0043in" svg:x2="0.0756in" svg:y2="0.2587in">
              <text:p/>
            </draw:line>
            <draw:line table:end-cell-address="CGL_2.C10" table:end-x="0.0756in" table:end-y="0.2563in" draw:z-index="57" draw:style-name="gr2" draw:text-style-name="P1" svg:x1="0.0756in" svg:y1="0.002in" svg:x2="0.0756in" svg:y2="0.2563in">
              <text:p/>
            </draw:line>
            <draw:line table:end-cell-address="CGL_2.C10" table:end-x="0.0756in" table:end-y="0.2587in" draw:z-index="98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99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00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01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02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03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04" draw:style-name="gr2" draw:text-style-name="P1" svg:x1="0.0756in" svg:y1="0.0043in" svg:x2="0.0756in" svg:y2="0.2587in">
              <text:p/>
            </draw:line>
            <draw:line table:end-cell-address="CGL_2.C10" table:end-x="0.0756in" table:end-y="0.2559in" draw:z-index="105" draw:style-name="gr2" draw:text-style-name="P1" svg:x1="0.0756in" svg:y1="0.0016in" svg:x2="0.0756in" svg:y2="0.2559in">
              <text:p/>
            </draw:line>
            <draw:line table:end-cell-address="CGL_2.C10" table:end-x="0.0756in" table:end-y="0.261in" draw:z-index="106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07" draw:style-name="gr2" draw:text-style-name="P1" svg:x1="0.0756in" svg:y1="0.0043in" svg:x2="0.0756in" svg:y2="0.2587in">
              <text:p/>
            </draw:line>
            <draw:line table:end-cell-address="CGL_2.C10" table:end-x="0.0756in" table:end-y="0.2587in" draw:z-index="108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09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10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11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12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13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14" draw:style-name="gr2" draw:text-style-name="P1" svg:x1="0.0756in" svg:y1="0.0043in" svg:x2="0.0756in" svg:y2="0.2587in">
              <text:p/>
            </draw:line>
            <draw:line table:end-cell-address="CGL_2.C10" table:end-x="0.0756in" table:end-y="0.2559in" draw:z-index="115" draw:style-name="gr2" draw:text-style-name="P1" svg:x1="0.0756in" svg:y1="0.0016in" svg:x2="0.0756in" svg:y2="0.2559in">
              <text:p/>
            </draw:line>
            <draw:line table:end-cell-address="CGL_2.C10" table:end-x="0.0756in" table:end-y="0.2587in" draw:z-index="116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17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18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19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20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21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22" draw:style-name="gr2" draw:text-style-name="P1" svg:x1="0.0756in" svg:y1="0.0043in" svg:x2="0.0756in" svg:y2="0.2587in">
              <text:p/>
            </draw:line>
            <draw:line table:end-cell-address="CGL_2.C10" table:end-x="0.0756in" table:end-y="0.2587in" draw:z-index="123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24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25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26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27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28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29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30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31" draw:style-name="gr2" draw:text-style-name="P1" svg:x1="0.0756in" svg:y1="0.0043in" svg:x2="0.0756in" svg:y2="0.2587in">
              <text:p/>
            </draw:line>
            <draw:line table:end-cell-address="CGL_2.C10" table:end-x="0.0756in" table:end-y="0.2587in" draw:z-index="132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33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34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35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36" draw:style-name="gr2" draw:text-style-name="P1" svg:x1="0.0756in" svg:y1="0.0043in" svg:x2="0.0756in" svg:y2="0.2587in">
              <text:p/>
            </draw:line>
            <draw:line table:end-cell-address="CGL_2.C10" table:end-x="0.0756in" table:end-y="0.2563in" draw:z-index="137" draw:style-name="gr2" draw:text-style-name="P1" svg:x1="0.0756in" svg:y1="0.002in" svg:x2="0.0756in" svg:y2="0.2563in">
              <text:p/>
            </draw:line>
            <draw:line table:end-cell-address="CGL_2.C10" table:end-x="0.0756in" table:end-y="0.2587in" draw:z-index="178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79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80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81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82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83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84" draw:style-name="gr2" draw:text-style-name="P1" svg:x1="0.0756in" svg:y1="0.0043in" svg:x2="0.0756in" svg:y2="0.2587in">
              <text:p/>
            </draw:line>
            <draw:line table:end-cell-address="CGL_2.C10" table:end-x="0.0756in" table:end-y="0.2559in" draw:z-index="185" draw:style-name="gr2" draw:text-style-name="P1" svg:x1="0.0756in" svg:y1="0.0016in" svg:x2="0.0756in" svg:y2="0.2559in">
              <text:p/>
            </draw:line>
            <draw:line table:end-cell-address="CGL_2.C10" table:end-x="0.0756in" table:end-y="0.261in" draw:z-index="186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87" draw:style-name="gr2" draw:text-style-name="P1" svg:x1="0.0756in" svg:y1="0.0043in" svg:x2="0.0756in" svg:y2="0.2587in">
              <text:p/>
            </draw:line>
            <draw:line table:end-cell-address="CGL_2.C10" table:end-x="0.0756in" table:end-y="0.2587in" draw:z-index="188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89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90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91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92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93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94" draw:style-name="gr2" draw:text-style-name="P1" svg:x1="0.0756in" svg:y1="0.0043in" svg:x2="0.0756in" svg:y2="0.2587in">
              <text:p/>
            </draw:line>
            <draw:line table:end-cell-address="CGL_2.C10" table:end-x="0.0756in" table:end-y="0.2559in" draw:z-index="195" draw:style-name="gr2" draw:text-style-name="P1" svg:x1="0.0756in" svg:y1="0.0016in" svg:x2="0.0756in" svg:y2="0.2559in">
              <text:p/>
            </draw:line>
            <draw:line table:end-cell-address="CGL_2.C10" table:end-x="0.0756in" table:end-y="0.2587in" draw:z-index="196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97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198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199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00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01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02" draw:style-name="gr2" draw:text-style-name="P1" svg:x1="0.0756in" svg:y1="0.0043in" svg:x2="0.0756in" svg:y2="0.2587in">
              <text:p/>
            </draw:line>
            <draw:line table:end-cell-address="CGL_2.C10" table:end-x="0.0756in" table:end-y="0.2587in" draw:z-index="203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04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05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06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07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08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09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10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11" draw:style-name="gr2" draw:text-style-name="P1" svg:x1="0.0756in" svg:y1="0.0043in" svg:x2="0.0756in" svg:y2="0.2587in">
              <text:p/>
            </draw:line>
            <draw:line table:end-cell-address="CGL_2.C10" table:end-x="0.0756in" table:end-y="0.2587in" draw:z-index="212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13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14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15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16" draw:style-name="gr2" draw:text-style-name="P1" svg:x1="0.0756in" svg:y1="0.0043in" svg:x2="0.0756in" svg:y2="0.2587in">
              <text:p/>
            </draw:line>
            <draw:line table:end-cell-address="CGL_2.C10" table:end-x="0.0756in" table:end-y="0.2563in" draw:z-index="217" draw:style-name="gr2" draw:text-style-name="P1" svg:x1="0.0756in" svg:y1="0.002in" svg:x2="0.0756in" svg:y2="0.2563in">
              <text:p/>
            </draw:line>
            <draw:line table:end-cell-address="CGL_2.C10" table:end-x="0.0756in" table:end-y="0.2587in" draw:z-index="258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59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60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61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62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63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64" draw:style-name="gr2" draw:text-style-name="P1" svg:x1="0.0756in" svg:y1="0.0043in" svg:x2="0.0756in" svg:y2="0.2587in">
              <text:p/>
            </draw:line>
            <draw:line table:end-cell-address="CGL_2.C10" table:end-x="0.0756in" table:end-y="0.2559in" draw:z-index="265" draw:style-name="gr2" draw:text-style-name="P1" svg:x1="0.0756in" svg:y1="0.0016in" svg:x2="0.0756in" svg:y2="0.2559in">
              <text:p/>
            </draw:line>
            <draw:line table:end-cell-address="CGL_2.C10" table:end-x="0.0756in" table:end-y="0.261in" draw:z-index="266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67" draw:style-name="gr2" draw:text-style-name="P1" svg:x1="0.0756in" svg:y1="0.0043in" svg:x2="0.0756in" svg:y2="0.2587in">
              <text:p/>
            </draw:line>
            <draw:line table:end-cell-address="CGL_2.C10" table:end-x="0.0756in" table:end-y="0.2587in" draw:z-index="268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69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70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71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72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73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74" draw:style-name="gr2" draw:text-style-name="P1" svg:x1="0.0756in" svg:y1="0.0043in" svg:x2="0.0756in" svg:y2="0.2587in">
              <text:p/>
            </draw:line>
            <draw:line table:end-cell-address="CGL_2.C10" table:end-x="0.0756in" table:end-y="0.2559in" draw:z-index="275" draw:style-name="gr2" draw:text-style-name="P1" svg:x1="0.0756in" svg:y1="0.0016in" svg:x2="0.0756in" svg:y2="0.2559in">
              <text:p/>
            </draw:line>
            <draw:line table:end-cell-address="CGL_2.C10" table:end-x="0.0756in" table:end-y="0.2587in" draw:z-index="276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77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78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79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80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81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82" draw:style-name="gr2" draw:text-style-name="P1" svg:x1="0.0756in" svg:y1="0.0043in" svg:x2="0.0756in" svg:y2="0.2587in">
              <text:p/>
            </draw:line>
            <draw:line table:end-cell-address="CGL_2.C10" table:end-x="0.0756in" table:end-y="0.2587in" draw:z-index="283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84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85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86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87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88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89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90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91" draw:style-name="gr2" draw:text-style-name="P1" svg:x1="0.0756in" svg:y1="0.0043in" svg:x2="0.0756in" svg:y2="0.2587in">
              <text:p/>
            </draw:line>
            <draw:line table:end-cell-address="CGL_2.C10" table:end-x="0.0756in" table:end-y="0.2587in" draw:z-index="292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93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94" draw:style-name="gr2" draw:text-style-name="P1" svg:x1="0.0756in" svg:y1="0.0043in" svg:x2="0.0756in" svg:y2="0.2587in">
              <text:p/>
            </draw:line>
            <draw:line table:end-cell-address="CGL_2.C10" table:end-x="0.0756in" table:end-y="0.261in" draw:z-index="295" draw:style-name="gr2" draw:text-style-name="P1" svg:x1="0.0756in" svg:y1="0.0067in" svg:x2="0.0756in" svg:y2="0.261in">
              <text:p/>
            </draw:line>
            <draw:line table:end-cell-address="CGL_2.C10" table:end-x="0.0756in" table:end-y="0.2587in" draw:z-index="296" draw:style-name="gr2" draw:text-style-name="P1" svg:x1="0.0756in" svg:y1="0.0043in" svg:x2="0.0756in" svg:y2="0.2587in">
              <text:p/>
            </draw:line>
          </table:table-cell>
          <table:table-cell table:style-name="Default" table:number-columns-repeated="10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8" office:value-type="float" office:value="0.4">
            <text:p>0.40</text:p>
          </table:table-cell>
          <table:table-cell table:style-name="ce24" office:value-type="string">
            <text:p>x</text:p>
            <draw:line table:end-cell-address="CGL_2.C12" table:end-x="0.0756in" table:end-y="0.2484in" draw:z-index="342" draw:style-name="gr2" draw:text-style-name="P1" svg:x1="0.0756in" svg:y1="0.2602in" svg:x2="0.0756in" svg:y2="0.5146in">
              <text:p/>
            </draw:line>
            <draw:line table:end-cell-address="CGL_2.C12" table:end-x="0.0756in" table:end-y="0.2484in" draw:z-index="345" draw:style-name="gr2" draw:text-style-name="P1" svg:x1="0.0756in" svg:y1="0.2602in" svg:x2="0.0756in" svg:y2="0.5146in">
              <text:p/>
            </draw:line>
            <draw:line table:end-cell-address="CGL_2.C12" table:end-x="0.0756in" table:end-y="0.2535in" draw:z-index="346" draw:style-name="gr2" draw:text-style-name="P1" svg:x1="0.0756in" svg:y1="0.2654in" svg:x2="0.0756in" svg:y2="0.5197in">
              <text:p/>
            </draw:line>
            <draw:line table:end-cell-address="CGL_2.C12" table:end-x="0.0756in" table:end-y="0.2484in" draw:z-index="350" draw:style-name="gr2" draw:text-style-name="P1" svg:x1="0.0756in" svg:y1="0.2602in" svg:x2="0.0756in" svg:y2="0.5146in">
              <text:p/>
            </draw:line>
            <draw:line table:end-cell-address="CGL_2.C12" table:end-x="0.0756in" table:end-y="0.2484in" draw:z-index="356" draw:style-name="gr2" draw:text-style-name="P1" svg:x1="0.0756in" svg:y1="0.2602in" svg:x2="0.0756in" svg:y2="0.5146in">
              <text:p/>
            </draw:line>
            <draw:line table:end-cell-address="CGL_2.C12" table:end-x="0.0756in" table:end-y="0.2484in" draw:z-index="359" draw:style-name="gr2" draw:text-style-name="P1" svg:x1="0.0756in" svg:y1="0.2602in" svg:x2="0.0756in" svg:y2="0.5146in">
              <text:p/>
            </draw:line>
            <draw:line table:end-cell-address="CGL_2.C12" table:end-x="0.0756in" table:end-y="0.2535in" draw:z-index="360" draw:style-name="gr2" draw:text-style-name="P1" svg:x1="0.0756in" svg:y1="0.2654in" svg:x2="0.0756in" svg:y2="0.5197in">
              <text:p/>
            </draw:line>
            <draw:line table:end-cell-address="CGL_2.C12" table:end-x="0.0756in" table:end-y="0.2535in" draw:z-index="362" draw:style-name="gr2" draw:text-style-name="P1" svg:x1="0.0756in" svg:y1="0.2654in" svg:x2="0.0756in" svg:y2="0.5197in">
              <text:p/>
            </draw:line>
            <draw:line table:end-cell-address="CGL_2.C12" table:end-x="0.0756in" table:end-y="0.2484in" draw:z-index="368" draw:style-name="gr2" draw:text-style-name="P1" svg:x1="0.0756in" svg:y1="0.2602in" svg:x2="0.0756in" svg:y2="0.5146in">
              <text:p/>
            </draw:line>
            <draw:line table:end-cell-address="CGL_2.C12" table:end-x="0.0756in" table:end-y="0.2484in" draw:z-index="371" draw:style-name="gr2" draw:text-style-name="P1" svg:x1="0.0756in" svg:y1="0.2602in" svg:x2="0.0756in" svg:y2="0.5146in">
              <text:p/>
            </draw:line>
            <draw:line table:end-cell-address="CGL_2.C12" table:end-x="0.0756in" table:end-y="0.2484in" draw:z-index="377" draw:style-name="gr2" draw:text-style-name="P1" svg:x1="0.0756in" svg:y1="0.2602in" svg:x2="0.0756in" svg:y2="0.5146in">
              <text:p/>
            </draw:line>
            <draw:line table:end-cell-address="CGL_2.C12" table:end-x="0.0756in" table:end-y="0.2484in" draw:z-index="380" draw:style-name="gr2" draw:text-style-name="P1" svg:x1="0.0756in" svg:y1="0.2602in" svg:x2="0.0756in" svg:y2="0.5146in">
              <text:p/>
            </draw:line>
            <draw:line table:end-cell-address="CGL_2.C12" table:end-x="0.0756in" table:end-y="0.2535in" draw:z-index="381" draw:style-name="gr2" draw:text-style-name="P1" svg:x1="0.0756in" svg:y1="0.2654in" svg:x2="0.0756in" svg:y2="0.5197in">
              <text:p/>
            </draw:line>
            <draw:line table:end-cell-address="CGL_2.C12" table:end-x="0.0756in" table:end-y="0.2484in" draw:z-index="384" draw:style-name="gr2" draw:text-style-name="P1" svg:x1="0.0756in" svg:y1="0.2602in" svg:x2="0.0756in" svg:y2="0.5146in">
              <text:p/>
            </draw:line>
            <draw:line table:end-cell-address="CGL_2.C12" table:end-x="0.0756in" table:end-y="0.2535in" draw:z-index="390" draw:style-name="gr2" draw:text-style-name="P1" svg:x1="0.0756in" svg:y1="0.2654in" svg:x2="0.0756in" svg:y2="0.5197in">
              <text:p/>
            </draw:line>
            <draw:line table:end-cell-address="CGL_2.C12" table:end-x="0.0756in" table:end-y="0.2472in" draw:z-index="391" draw:style-name="gr2" draw:text-style-name="P1" svg:x1="0.0756in" svg:y1="0.2591in" svg:x2="0.0756in" svg:y2="0.5134in">
              <text:p/>
            </draw:line>
            <draw:line table:end-cell-address="CGL_2.C12" table:end-x="0.0756in" table:end-y="0.2484in" draw:z-index="912" draw:style-name="gr2" draw:text-style-name="P1" svg:x1="0.0756in" svg:y1="0.2602in" svg:x2="0.0756in" svg:y2="0.5146in">
              <text:p/>
            </draw:line>
            <draw:line table:end-cell-address="CGL_2.C12" table:end-x="0.0756in" table:end-y="0.2484in" draw:z-index="915" draw:style-name="gr2" draw:text-style-name="P1" svg:x1="0.0756in" svg:y1="0.2602in" svg:x2="0.0756in" svg:y2="0.5146in">
              <text:p/>
            </draw:line>
            <draw:line table:end-cell-address="CGL_2.C12" table:end-x="0.0756in" table:end-y="0.2535in" draw:z-index="916" draw:style-name="gr2" draw:text-style-name="P1" svg:x1="0.0756in" svg:y1="0.2654in" svg:x2="0.0756in" svg:y2="0.5197in">
              <text:p/>
            </draw:line>
            <draw:line table:end-cell-address="CGL_2.C12" table:end-x="0.0756in" table:end-y="0.2484in" draw:z-index="920" draw:style-name="gr2" draw:text-style-name="P1" svg:x1="0.0756in" svg:y1="0.2602in" svg:x2="0.0756in" svg:y2="0.5146in">
              <text:p/>
            </draw:line>
            <draw:line table:end-cell-address="CGL_2.C12" table:end-x="0.0756in" table:end-y="0.2484in" draw:z-index="926" draw:style-name="gr2" draw:text-style-name="P1" svg:x1="0.0756in" svg:y1="0.2602in" svg:x2="0.0756in" svg:y2="0.5146in">
              <text:p/>
            </draw:line>
            <draw:line table:end-cell-address="CGL_2.C12" table:end-x="0.0756in" table:end-y="0.2484in" draw:z-index="929" draw:style-name="gr2" draw:text-style-name="P1" svg:x1="0.0756in" svg:y1="0.2602in" svg:x2="0.0756in" svg:y2="0.5146in">
              <text:p/>
            </draw:line>
            <draw:line table:end-cell-address="CGL_2.C12" table:end-x="0.0756in" table:end-y="0.2535in" draw:z-index="930" draw:style-name="gr2" draw:text-style-name="P1" svg:x1="0.0756in" svg:y1="0.2654in" svg:x2="0.0756in" svg:y2="0.5197in">
              <text:p/>
            </draw:line>
            <draw:line table:end-cell-address="CGL_2.C12" table:end-x="0.0756in" table:end-y="0.2535in" draw:z-index="932" draw:style-name="gr2" draw:text-style-name="P1" svg:x1="0.0756in" svg:y1="0.2654in" svg:x2="0.0756in" svg:y2="0.5197in">
              <text:p/>
            </draw:line>
            <draw:line table:end-cell-address="CGL_2.C12" table:end-x="0.0756in" table:end-y="0.2484in" draw:z-index="938" draw:style-name="gr2" draw:text-style-name="P1" svg:x1="0.0756in" svg:y1="0.2602in" svg:x2="0.0756in" svg:y2="0.5146in">
              <text:p/>
            </draw:line>
            <draw:line table:end-cell-address="CGL_2.C12" table:end-x="0.0756in" table:end-y="0.2484in" draw:z-index="941" draw:style-name="gr2" draw:text-style-name="P1" svg:x1="0.0756in" svg:y1="0.2602in" svg:x2="0.0756in" svg:y2="0.5146in">
              <text:p/>
            </draw:line>
            <draw:line table:end-cell-address="CGL_2.C12" table:end-x="0.0756in" table:end-y="0.2484in" draw:z-index="947" draw:style-name="gr2" draw:text-style-name="P1" svg:x1="0.0756in" svg:y1="0.2602in" svg:x2="0.0756in" svg:y2="0.5146in">
              <text:p/>
            </draw:line>
            <draw:line table:end-cell-address="CGL_2.C12" table:end-x="0.0756in" table:end-y="0.2484in" draw:z-index="950" draw:style-name="gr2" draw:text-style-name="P1" svg:x1="0.0756in" svg:y1="0.2602in" svg:x2="0.0756in" svg:y2="0.5146in">
              <text:p/>
            </draw:line>
            <draw:line table:end-cell-address="CGL_2.C12" table:end-x="0.0756in" table:end-y="0.2535in" draw:z-index="951" draw:style-name="gr2" draw:text-style-name="P1" svg:x1="0.0756in" svg:y1="0.2654in" svg:x2="0.0756in" svg:y2="0.5197in">
              <text:p/>
            </draw:line>
            <draw:line table:end-cell-address="CGL_2.C12" table:end-x="0.0756in" table:end-y="0.2484in" draw:z-index="954" draw:style-name="gr2" draw:text-style-name="P1" svg:x1="0.0756in" svg:y1="0.2602in" svg:x2="0.0756in" svg:y2="0.5146in">
              <text:p/>
            </draw:line>
            <draw:line table:end-cell-address="CGL_2.C12" table:end-x="0.0756in" table:end-y="0.2535in" draw:z-index="960" draw:style-name="gr2" draw:text-style-name="P1" svg:x1="0.0756in" svg:y1="0.2654in" svg:x2="0.0756in" svg:y2="0.5197in">
              <text:p/>
            </draw:line>
            <draw:line table:end-cell-address="CGL_2.C12" table:end-x="0.0756in" table:end-y="0.2472in" draw:z-index="961" draw:style-name="gr2" draw:text-style-name="P1" svg:x1="0.0756in" svg:y1="0.2591in" svg:x2="0.0756in" svg:y2="0.5134in">
              <text:p/>
            </draw:line>
          </table:table-cell>
          <table:table-cell table:style-name="ce32" office:value-type="float" office:value="1219">
            <text:p>1219</text:p>
          </table:table-cell>
          <table:table-cell table:style-name="ce7" office:value-type="float" office:value="10">
            <text:p>10</text:p>
          </table:table-cell>
          <table:table-cell table:style-name="ce41" table:formula="of:=+[.E11]/([.B11]*[.D11]*7.85/1000000)" office:value-type="float" office:value="2612.56224429547">
            <text:p>2613</text:p>
          </table:table-cell>
          <table:table-cell table:style-name="ce7" office:value-type="string">
            <text:p>KS</text:p>
          </table:table-cell>
          <table:table-cell table:style-name="ce7" office:value-type="float" office:value="55">
            <text:p>55</text:p>
          </table:table-cell>
          <table:table-cell table:style-name="ce41" table:formula="of:=+[.F11]/[.H11]" office:value-type="float" office:value="47.5011317144631">
            <text:p>48</text:p>
          </table:table-cell>
          <table:table-cell table:style-name="ce49" table:formula="of:=+[.I11]/60" office:value-type="float" office:value="0.791685528574385">
            <text:p>1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2 – 2.2</text:p>
          </table:table-cell>
          <table:table-cell table:style-name="ce60" office:value-type="string" table:number-columns-spanned="2" table:number-rows-spanned="1">
            <text:p>DUCTING</text:p>
          </table:table-cell>
          <table:covered-table-cell table:style-name="ce32"/>
          <table:table-cell table:style-name="ce7" office:value-type="string">
            <text:p>CROM</text:p>
          </table:table-cell>
          <table:table-cell table:style-name="ce7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/>
          <table:table-cell table:style-name="Default">
            <draw:line table:end-cell-address="CGL_2.C12" table:end-x="0.0756in" table:end-y="0.2587in" draw:z-index="5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5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60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6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6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6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64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65" draw:style-name="gr2" draw:text-style-name="P1" svg:x1="0.0756in" svg:y1="0.0016in" svg:x2="0.0756in" svg:y2="0.2559in">
              <text:p/>
            </draw:line>
            <draw:line table:end-cell-address="CGL_2.C12" table:end-x="0.0756in" table:end-y="0.261in" draw:z-index="6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67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6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6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70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7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7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7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74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75" draw:style-name="gr2" draw:text-style-name="P1" svg:x1="0.0756in" svg:y1="0.0016in" svg:x2="0.0756in" svg:y2="0.2559in">
              <text:p/>
            </draw:line>
            <draw:line table:end-cell-address="CGL_2.C12" table:end-x="0.0756in" table:end-y="0.2587in" draw:z-index="76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77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7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7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80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8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82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8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8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8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8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8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8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89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0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1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9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4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5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6" draw:style-name="gr2" draw:text-style-name="P1" svg:x1="0.0756in" svg:y1="0.0043in" svg:x2="0.0756in" svg:y2="0.2587in">
              <text:p/>
            </draw:line>
            <draw:line table:end-cell-address="CGL_2.C12" table:end-x="0.0756in" table:end-y="0.2563in" draw:z-index="97" draw:style-name="gr2" draw:text-style-name="P1" svg:x1="0.0756in" svg:y1="0.002in" svg:x2="0.0756in" svg:y2="0.2563in">
              <text:p/>
            </draw:line>
            <draw:line table:end-cell-address="CGL_2.C12" table:end-x="0.0756in" table:end-y="0.2587in" draw:z-index="13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3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40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4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4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4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44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145" draw:style-name="gr2" draw:text-style-name="P1" svg:x1="0.0756in" svg:y1="0.0016in" svg:x2="0.0756in" svg:y2="0.2559in">
              <text:p/>
            </draw:line>
            <draw:line table:end-cell-address="CGL_2.C12" table:end-x="0.0756in" table:end-y="0.261in" draw:z-index="14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47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14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4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50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5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5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5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54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155" draw:style-name="gr2" draw:text-style-name="P1" svg:x1="0.0756in" svg:y1="0.0016in" svg:x2="0.0756in" svg:y2="0.2559in">
              <text:p/>
            </draw:line>
            <draw:line table:end-cell-address="CGL_2.C12" table:end-x="0.0756in" table:end-y="0.2587in" draw:z-index="156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57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5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5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60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6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62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16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6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6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6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6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6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69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70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71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17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7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74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75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76" draw:style-name="gr2" draw:text-style-name="P1" svg:x1="0.0756in" svg:y1="0.0043in" svg:x2="0.0756in" svg:y2="0.2587in">
              <text:p/>
            </draw:line>
            <draw:line table:end-cell-address="CGL_2.C12" table:end-x="0.0756in" table:end-y="0.2563in" draw:z-index="177" draw:style-name="gr2" draw:text-style-name="P1" svg:x1="0.0756in" svg:y1="0.002in" svg:x2="0.0756in" svg:y2="0.2563in">
              <text:p/>
            </draw:line>
            <draw:line table:end-cell-address="CGL_2.C12" table:end-x="0.0756in" table:end-y="0.2587in" draw:z-index="21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1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20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2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2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2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24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225" draw:style-name="gr2" draw:text-style-name="P1" svg:x1="0.0756in" svg:y1="0.0016in" svg:x2="0.0756in" svg:y2="0.2559in">
              <text:p/>
            </draw:line>
            <draw:line table:end-cell-address="CGL_2.C12" table:end-x="0.0756in" table:end-y="0.261in" draw:z-index="22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27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22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2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30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3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3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3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34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235" draw:style-name="gr2" draw:text-style-name="P1" svg:x1="0.0756in" svg:y1="0.0016in" svg:x2="0.0756in" svg:y2="0.2559in">
              <text:p/>
            </draw:line>
            <draw:line table:end-cell-address="CGL_2.C12" table:end-x="0.0756in" table:end-y="0.2587in" draw:z-index="236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37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3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3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40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4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42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24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4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4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4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4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4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49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50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51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25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5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54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55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56" draw:style-name="gr2" draw:text-style-name="P1" svg:x1="0.0756in" svg:y1="0.0043in" svg:x2="0.0756in" svg:y2="0.2587in">
              <text:p/>
            </draw:line>
            <draw:line table:end-cell-address="CGL_2.C12" table:end-x="0.0756in" table:end-y="0.2563in" draw:z-index="257" draw:style-name="gr2" draw:text-style-name="P1" svg:x1="0.0756in" svg:y1="0.002in" svg:x2="0.0756in" svg:y2="0.2563in">
              <text:p/>
            </draw:line>
            <draw:line table:end-cell-address="CGL_2.C12" table:end-x="0.0756in" table:end-y="0.2591in" draw:z-index="297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298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299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00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01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02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03" draw:style-name="gr2" draw:text-style-name="P1" svg:x1="0.0756in" svg:y1="0.0047in" svg:x2="0.0756in" svg:y2="0.2591in">
              <text:p/>
            </draw:line>
            <draw:line table:end-cell-address="CGL_2.C12" table:end-x="0.0756in" table:end-y="0.2563in" draw:z-index="304" draw:style-name="gr2" draw:text-style-name="P1" svg:x1="0.0756in" svg:y1="0.002in" svg:x2="0.0756in" svg:y2="0.2563in">
              <text:p/>
            </draw:line>
            <draw:line table:end-cell-address="CGL_2.C12" table:end-x="0.0756in" table:end-y="0.2614in" draw:z-index="305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06" draw:style-name="gr2" draw:text-style-name="P1" svg:x1="0.0756in" svg:y1="0.0047in" svg:x2="0.0756in" svg:y2="0.2591in">
              <text:p/>
            </draw:line>
            <draw:line table:end-cell-address="CGL_2.C12" table:end-x="0.0756in" table:end-y="0.2591in" draw:z-index="307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08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09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10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11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12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13" draw:style-name="gr2" draw:text-style-name="P1" svg:x1="0.0756in" svg:y1="0.0047in" svg:x2="0.0756in" svg:y2="0.2591in">
              <text:p/>
            </draw:line>
            <draw:line table:end-cell-address="CGL_2.C12" table:end-x="0.0756in" table:end-y="0.2563in" draw:z-index="314" draw:style-name="gr2" draw:text-style-name="P1" svg:x1="0.0756in" svg:y1="0.002in" svg:x2="0.0756in" svg:y2="0.2563in">
              <text:p/>
            </draw:line>
            <draw:line table:end-cell-address="CGL_2.C12" table:end-x="0.0756in" table:end-y="0.2591in" draw:z-index="315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16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17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18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19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20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21" draw:style-name="gr2" draw:text-style-name="P1" svg:x1="0.0756in" svg:y1="0.0047in" svg:x2="0.0756in" svg:y2="0.2591in">
              <text:p/>
            </draw:line>
            <draw:line table:end-cell-address="CGL_2.C12" table:end-x="0.0756in" table:end-y="0.2591in" draw:z-index="322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23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24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25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26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27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28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29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30" draw:style-name="gr2" draw:text-style-name="P1" svg:x1="0.0756in" svg:y1="0.0047in" svg:x2="0.0756in" svg:y2="0.2591in">
              <text:p/>
            </draw:line>
            <draw:line table:end-cell-address="CGL_2.C12" table:end-x="0.0756in" table:end-y="0.2591in" draw:z-index="331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32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33" draw:style-name="gr2" draw:text-style-name="P1" svg:x1="0.0756in" svg:y1="0.0047in" svg:x2="0.0756in" svg:y2="0.2591in">
              <text:p/>
            </draw:line>
            <draw:line table:end-cell-address="CGL_2.C12" table:end-x="0.0756in" table:end-y="0.2614in" draw:z-index="334" draw:style-name="gr2" draw:text-style-name="P1" svg:x1="0.0756in" svg:y1="0.0071in" svg:x2="0.0756in" svg:y2="0.2614in">
              <text:p/>
            </draw:line>
            <draw:line table:end-cell-address="CGL_2.C12" table:end-x="0.0756in" table:end-y="0.2591in" draw:z-index="335" draw:style-name="gr2" draw:text-style-name="P1" svg:x1="0.0756in" svg:y1="0.0047in" svg:x2="0.0756in" svg:y2="0.2591in">
              <text:p/>
            </draw:line>
            <draw:line table:end-cell-address="CGL_2.C12" table:end-x="0.0756in" table:end-y="0.2567in" draw:z-index="336" draw:style-name="gr2" draw:text-style-name="P1" svg:x1="0.0756in" svg:y1="0.0024in" svg:x2="0.0756in" svg:y2="0.2567in">
              <text:p/>
            </draw:line>
            <draw:line table:end-cell-address="CGL_2.C12" table:end-x="0.0756in" table:end-y="0.2587in" draw:z-index="33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3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39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40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41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4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44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347" draw:style-name="gr2" draw:text-style-name="P1" svg:x1="0.0756in" svg:y1="0.0016in" svg:x2="0.0756in" svg:y2="0.2559in">
              <text:p/>
            </draw:line>
            <draw:line table:end-cell-address="CGL_2.C12" table:end-x="0.0756in" table:end-y="0.261in" draw:z-index="34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49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351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52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5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5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5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57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58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361" draw:style-name="gr2" draw:text-style-name="P1" svg:x1="0.0756in" svg:y1="0.0016in" svg:x2="0.0756in" svg:y2="0.2559in">
              <text:p/>
            </draw:line>
            <draw:line table:end-cell-address="CGL_2.C12" table:end-x="0.0756in" table:end-y="0.2587in" draw:z-index="36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6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6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6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6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6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70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37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7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74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75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76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7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79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82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83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38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8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8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8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89" draw:style-name="gr2" draw:text-style-name="P1" svg:x1="0.0756in" svg:y1="0.0043in" svg:x2="0.0756in" svg:y2="0.2587in">
              <text:p/>
            </draw:line>
            <draw:line table:end-cell-address="CGL_2.C12" table:end-x="0.0756in" table:end-y="0.2563in" draw:z-index="392" draw:style-name="gr2" draw:text-style-name="P1" svg:x1="0.0756in" svg:y1="0.002in" svg:x2="0.0756in" svg:y2="0.2563in">
              <text:p/>
            </draw:line>
            <draw:line table:end-cell-address="CGL_2.C12" table:end-x="0.0756in" table:end-y="0.2587in" draw:z-index="39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9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9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9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9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39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399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400" draw:style-name="gr2" draw:text-style-name="P1" svg:x1="0.0756in" svg:y1="0.0016in" svg:x2="0.0756in" svg:y2="0.2559in">
              <text:p/>
            </draw:line>
            <draw:line table:end-cell-address="CGL_2.C12" table:end-x="0.0756in" table:end-y="0.261in" draw:z-index="40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402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40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40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40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40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40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40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409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410" draw:style-name="gr2" draw:text-style-name="P1" svg:x1="0.0756in" svg:y1="0.0016in" svg:x2="0.0756in" svg:y2="0.2559in">
              <text:p/>
            </draw:line>
            <draw:line table:end-cell-address="CGL_2.C12" table:end-x="0.0756in" table:end-y="0.2587in" draw:z-index="411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412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41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41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41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41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417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41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41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420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42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42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42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424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425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426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42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42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429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430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0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0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09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10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11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1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14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917" draw:style-name="gr2" draw:text-style-name="P1" svg:x1="0.0756in" svg:y1="0.0016in" svg:x2="0.0756in" svg:y2="0.2559in">
              <text:p/>
            </draw:line>
            <draw:line table:end-cell-address="CGL_2.C12" table:end-x="0.0756in" table:end-y="0.261in" draw:z-index="91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19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921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22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2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2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2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27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28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931" draw:style-name="gr2" draw:text-style-name="P1" svg:x1="0.0756in" svg:y1="0.0016in" svg:x2="0.0756in" svg:y2="0.2559in">
              <text:p/>
            </draw:line>
            <draw:line table:end-cell-address="CGL_2.C12" table:end-x="0.0756in" table:end-y="0.2587in" draw:z-index="93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3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3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3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3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3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40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94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4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44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45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46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4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49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52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53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95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5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5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5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59" draw:style-name="gr2" draw:text-style-name="P1" svg:x1="0.0756in" svg:y1="0.0043in" svg:x2="0.0756in" svg:y2="0.2587in">
              <text:p/>
            </draw:line>
            <draw:line table:end-cell-address="CGL_2.C12" table:end-x="0.0756in" table:end-y="0.2563in" draw:z-index="962" draw:style-name="gr2" draw:text-style-name="P1" svg:x1="0.0756in" svg:y1="0.002in" svg:x2="0.0756in" svg:y2="0.2563in">
              <text:p/>
            </draw:line>
            <draw:line table:end-cell-address="CGL_2.C12" table:end-x="0.0756in" table:end-y="0.2587in" draw:z-index="96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6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6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6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6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6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69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970" draw:style-name="gr2" draw:text-style-name="P1" svg:x1="0.0756in" svg:y1="0.0016in" svg:x2="0.0756in" svg:y2="0.2559in">
              <text:p/>
            </draw:line>
            <draw:line table:end-cell-address="CGL_2.C12" table:end-x="0.0756in" table:end-y="0.261in" draw:z-index="97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72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97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7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7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7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7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7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79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980" draw:style-name="gr2" draw:text-style-name="P1" svg:x1="0.0756in" svg:y1="0.0016in" svg:x2="0.0756in" svg:y2="0.2559in">
              <text:p/>
            </draw:line>
            <draw:line table:end-cell-address="CGL_2.C12" table:end-x="0.0756in" table:end-y="0.2587in" draw:z-index="981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82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8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8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8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8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87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98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8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90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9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9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9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94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95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96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99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99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999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00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01" draw:style-name="gr2" draw:text-style-name="P1" svg:x1="0.0756in" svg:y1="0.0043in" svg:x2="0.0756in" svg:y2="0.2587in">
              <text:p/>
            </draw:line>
            <draw:line table:end-cell-address="CGL_2.C12" table:end-x="0.0756in" table:end-y="0.2563in" draw:z-index="1002" draw:style-name="gr2" draw:text-style-name="P1" svg:x1="0.0756in" svg:y1="0.002in" svg:x2="0.0756in" svg:y2="0.2563in">
              <text:p/>
            </draw:line>
            <draw:line table:end-cell-address="CGL_2.C12" table:end-x="0.0756in" table:end-y="0.2587in" draw:z-index="100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0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0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0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0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0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09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1010" draw:style-name="gr2" draw:text-style-name="P1" svg:x1="0.0756in" svg:y1="0.0016in" svg:x2="0.0756in" svg:y2="0.2559in">
              <text:p/>
            </draw:line>
            <draw:line table:end-cell-address="CGL_2.C12" table:end-x="0.0756in" table:end-y="0.261in" draw:z-index="101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12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101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1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1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1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1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1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19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1020" draw:style-name="gr2" draw:text-style-name="P1" svg:x1="0.0756in" svg:y1="0.0016in" svg:x2="0.0756in" svg:y2="0.2559in">
              <text:p/>
            </draw:line>
            <draw:line table:end-cell-address="CGL_2.C12" table:end-x="0.0756in" table:end-y="0.2587in" draw:z-index="1021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22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2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2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2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2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27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102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2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30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3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3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3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34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35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36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103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3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39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40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41" draw:style-name="gr2" draw:text-style-name="P1" svg:x1="0.0756in" svg:y1="0.0043in" svg:x2="0.0756in" svg:y2="0.2587in">
              <text:p/>
            </draw:line>
            <draw:line table:end-cell-address="CGL_2.C12" table:end-x="0.0756in" table:end-y="0.2563in" draw:z-index="1042" draw:style-name="gr2" draw:text-style-name="P1" svg:x1="0.0756in" svg:y1="0.002in" svg:x2="0.0756in" svg:y2="0.2563in">
              <text:p/>
            </draw:line>
            <draw:line table:end-cell-address="CGL_2.C12" table:end-x="0.0756in" table:end-y="0.2587in" draw:z-index="104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4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4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4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4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4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49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1050" draw:style-name="gr2" draw:text-style-name="P1" svg:x1="0.0756in" svg:y1="0.0016in" svg:x2="0.0756in" svg:y2="0.2559in">
              <text:p/>
            </draw:line>
            <draw:line table:end-cell-address="CGL_2.C12" table:end-x="0.0756in" table:end-y="0.261in" draw:z-index="105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52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105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5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5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5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5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5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59" draw:style-name="gr2" draw:text-style-name="P1" svg:x1="0.0756in" svg:y1="0.0043in" svg:x2="0.0756in" svg:y2="0.2587in">
              <text:p/>
            </draw:line>
            <draw:line table:end-cell-address="CGL_2.C12" table:end-x="0.0756in" table:end-y="0.2559in" draw:z-index="1060" draw:style-name="gr2" draw:text-style-name="P1" svg:x1="0.0756in" svg:y1="0.0016in" svg:x2="0.0756in" svg:y2="0.2559in">
              <text:p/>
            </draw:line>
            <draw:line table:end-cell-address="CGL_2.C12" table:end-x="0.0756in" table:end-y="0.2587in" draw:z-index="1061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62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63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64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65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66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67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106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69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70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71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72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7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74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75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76" draw:style-name="gr2" draw:text-style-name="P1" svg:x1="0.0756in" svg:y1="0.0043in" svg:x2="0.0756in" svg:y2="0.2587in">
              <text:p/>
            </draw:line>
            <draw:line table:end-cell-address="CGL_2.C12" table:end-x="0.0756in" table:end-y="0.2587in" draw:z-index="1077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78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79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080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081" draw:style-name="gr2" draw:text-style-name="P1" svg:x1="0.0756in" svg:y1="0.0043in" svg:x2="0.0756in" svg:y2="0.2587in">
              <text:p/>
            </draw:line>
          </table:table-cell>
          <table:table-cell table:style-name="Default" table:number-columns-repeated="10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8" office:value-type="float" office:value="0.5">
            <text:p>0.50</text:p>
          </table:table-cell>
          <table:table-cell table:style-name="ce24" office:value-type="string">
            <text:p>x</text:p>
          </table:table-cell>
          <table:table-cell table:style-name="ce32" office:value-type="float" office:value="1219">
            <text:p>1219</text:p>
          </table:table-cell>
          <table:table-cell table:style-name="ce7" office:value-type="float" office:value="60">
            <text:p>60</text:p>
          </table:table-cell>
          <table:table-cell table:style-name="ce41" table:formula="of:=+[.E13]/([.B13]*[.D13]*7.85/1000000)" office:value-type="float" office:value="12540.2987726183">
            <text:p>12540</text:p>
          </table:table-cell>
          <table:table-cell table:style-name="ce7" office:value-type="string">
            <text:p>HYSCO</text:p>
          </table:table-cell>
          <table:table-cell table:style-name="ce7" office:value-type="float" office:value="50">
            <text:p>50</text:p>
          </table:table-cell>
          <table:table-cell table:style-name="ce41" table:formula="of:=+[.F13]/[.H13]" office:value-type="float" office:value="250.805975452365">
            <text:p>251</text:p>
          </table:table-cell>
          <table:table-cell table:style-name="ce49" table:formula="of:=+[.I13]/60" office:value-type="float" office:value="4.18009959087275">
            <text:p>4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2 – 2.2</text:p>
          </table:table-cell>
          <table:table-cell table:style-name="ce61" office:value-type="string" table:number-columns-spanned="2" table:number-rows-spanned="1">
            <text:p>DUCTING</text:p>
          </table:table-cell>
          <table:covered-table-cell table:style-name="ce65"/>
          <table:table-cell table:style-name="ce68" office:value-type="string">
            <text:p>CROM</text:p>
          </table:table-cell>
          <table:table-cell table:style-name="ce72"/>
          <table:table-cell table:style-name="ce78" table:number-columns-repeated="1006"/>
          <table:table-cell table:style-name="ce80"/>
        </table:table-row>
        <table:table-row table:style-name="ro4">
          <table:table-cell table:style-name="ce8"/>
          <table:table-cell table:style-name="Default"/>
          <table:table-cell table:style-name="Default">
            <draw:line table:end-cell-address="CGL_2.C14" table:end-x="0.0756in" table:end-y="0.2587in" draw:z-index="43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3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3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3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3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3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37" draw:style-name="gr2" draw:text-style-name="P1" svg:x1="0.0756in" svg:y1="0.0043in" svg:x2="0.0756in" svg:y2="0.2587in">
              <text:p/>
            </draw:line>
            <draw:line table:end-cell-address="CGL_2.C14" table:end-x="0.0756in" table:end-y="0.2559in" draw:z-index="438" draw:style-name="gr2" draw:text-style-name="P1" svg:x1="0.0756in" svg:y1="0.0016in" svg:x2="0.0756in" svg:y2="0.2559in">
              <text:p/>
            </draw:line>
            <draw:line table:end-cell-address="CGL_2.C14" table:end-x="0.0756in" table:end-y="0.261in" draw:z-index="439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40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44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4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4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4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4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4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47" draw:style-name="gr2" draw:text-style-name="P1" svg:x1="0.0756in" svg:y1="0.0043in" svg:x2="0.0756in" svg:y2="0.2587in">
              <text:p/>
            </draw:line>
            <draw:line table:end-cell-address="CGL_2.C14" table:end-x="0.0756in" table:end-y="0.2559in" draw:z-index="448" draw:style-name="gr2" draw:text-style-name="P1" svg:x1="0.0756in" svg:y1="0.0016in" svg:x2="0.0756in" svg:y2="0.2559in">
              <text:p/>
            </draw:line>
            <draw:line table:end-cell-address="CGL_2.C14" table:end-x="0.0756in" table:end-y="0.2587in" draw:z-index="449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50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5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5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5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5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55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456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57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58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59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60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61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62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63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64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46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6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67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68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69" draw:style-name="gr2" draw:text-style-name="P1" svg:x1="0.0756in" svg:y1="0.0043in" svg:x2="0.0756in" svg:y2="0.2587in">
              <text:p/>
            </draw:line>
            <draw:line table:end-cell-address="CGL_2.C14" table:end-x="0.0756in" table:end-y="0.2563in" draw:z-index="470" draw:style-name="gr2" draw:text-style-name="P1" svg:x1="0.0756in" svg:y1="0.002in" svg:x2="0.0756in" svg:y2="0.2563in">
              <text:p/>
            </draw:line>
            <draw:line table:end-cell-address="CGL_2.C14" table:end-x="0.0756in" table:end-y="0.2587in" draw:z-index="47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7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7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7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7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7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77" draw:style-name="gr2" draw:text-style-name="P1" svg:x1="0.0756in" svg:y1="0.0043in" svg:x2="0.0756in" svg:y2="0.2587in">
              <text:p/>
            </draw:line>
            <draw:line table:end-cell-address="CGL_2.C14" table:end-x="0.0756in" table:end-y="0.2559in" draw:z-index="478" draw:style-name="gr2" draw:text-style-name="P1" svg:x1="0.0756in" svg:y1="0.0016in" svg:x2="0.0756in" svg:y2="0.2559in">
              <text:p/>
            </draw:line>
            <draw:line table:end-cell-address="CGL_2.C14" table:end-x="0.0756in" table:end-y="0.261in" draw:z-index="479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80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48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8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8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8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8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8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87" draw:style-name="gr2" draw:text-style-name="P1" svg:x1="0.0756in" svg:y1="0.0043in" svg:x2="0.0756in" svg:y2="0.2587in">
              <text:p/>
            </draw:line>
            <draw:line table:end-cell-address="CGL_2.C14" table:end-x="0.0756in" table:end-y="0.2559in" draw:z-index="488" draw:style-name="gr2" draw:text-style-name="P1" svg:x1="0.0756in" svg:y1="0.0016in" svg:x2="0.0756in" svg:y2="0.2559in">
              <text:p/>
            </draw:line>
            <draw:line table:end-cell-address="CGL_2.C14" table:end-x="0.0756in" table:end-y="0.2587in" draw:z-index="489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90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9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9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9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9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95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496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97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498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499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00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01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02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03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04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50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0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07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08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09" draw:style-name="gr2" draw:text-style-name="P1" svg:x1="0.0756in" svg:y1="0.0043in" svg:x2="0.0756in" svg:y2="0.2587in">
              <text:p/>
            </draw:line>
            <draw:line table:end-cell-address="CGL_2.C14" table:end-x="0.0756in" table:end-y="0.2563in" draw:z-index="510" draw:style-name="gr2" draw:text-style-name="P1" svg:x1="0.0756in" svg:y1="0.002in" svg:x2="0.0756in" svg:y2="0.2563in">
              <text:p/>
            </draw:line>
            <draw:line table:end-cell-address="CGL_2.C14" table:end-x="0.0756in" table:end-y="0.2587in" draw:z-index="51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1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1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1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1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1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17" draw:style-name="gr2" draw:text-style-name="P1" svg:x1="0.0756in" svg:y1="0.0043in" svg:x2="0.0756in" svg:y2="0.2587in">
              <text:p/>
            </draw:line>
            <draw:line table:end-cell-address="CGL_2.C14" table:end-x="0.0756in" table:end-y="0.2559in" draw:z-index="518" draw:style-name="gr2" draw:text-style-name="P1" svg:x1="0.0756in" svg:y1="0.0016in" svg:x2="0.0756in" svg:y2="0.2559in">
              <text:p/>
            </draw:line>
            <draw:line table:end-cell-address="CGL_2.C14" table:end-x="0.0756in" table:end-y="0.261in" draw:z-index="519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20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52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2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2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2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2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2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27" draw:style-name="gr2" draw:text-style-name="P1" svg:x1="0.0756in" svg:y1="0.0043in" svg:x2="0.0756in" svg:y2="0.2587in">
              <text:p/>
            </draw:line>
            <draw:line table:end-cell-address="CGL_2.C14" table:end-x="0.0756in" table:end-y="0.2559in" draw:z-index="528" draw:style-name="gr2" draw:text-style-name="P1" svg:x1="0.0756in" svg:y1="0.0016in" svg:x2="0.0756in" svg:y2="0.2559in">
              <text:p/>
            </draw:line>
            <draw:line table:end-cell-address="CGL_2.C14" table:end-x="0.0756in" table:end-y="0.2587in" draw:z-index="529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30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3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3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3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3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35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536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37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38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39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40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41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42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43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44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54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4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47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48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49" draw:style-name="gr2" draw:text-style-name="P1" svg:x1="0.0756in" svg:y1="0.0043in" svg:x2="0.0756in" svg:y2="0.2587in">
              <text:p/>
            </draw:line>
            <draw:line table:end-cell-address="CGL_2.C14" table:end-x="0.0756in" table:end-y="0.2563in" draw:z-index="550" draw:style-name="gr2" draw:text-style-name="P1" svg:x1="0.0756in" svg:y1="0.002in" svg:x2="0.0756in" svg:y2="0.2563in">
              <text:p/>
            </draw:line>
            <draw:line table:end-cell-address="CGL_2.C14" table:end-x="0.0756in" table:end-y="0.2591in" draw:z-index="55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5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5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5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55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56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57" draw:style-name="gr2" draw:text-style-name="P1" svg:x1="0.0756in" svg:y1="0.0047in" svg:x2="0.0756in" svg:y2="0.2591in">
              <text:p/>
            </draw:line>
            <draw:line table:end-cell-address="CGL_2.C14" table:end-x="0.0756in" table:end-y="0.2563in" draw:z-index="558" draw:style-name="gr2" draw:text-style-name="P1" svg:x1="0.0756in" svg:y1="0.002in" svg:x2="0.0756in" svg:y2="0.2563in">
              <text:p/>
            </draw:line>
            <draw:line table:end-cell-address="CGL_2.C14" table:end-x="0.0756in" table:end-y="0.2614in" draw:z-index="559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60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56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6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6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6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65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66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67" draw:style-name="gr2" draw:text-style-name="P1" svg:x1="0.0756in" svg:y1="0.0047in" svg:x2="0.0756in" svg:y2="0.2591in">
              <text:p/>
            </draw:line>
            <draw:line table:end-cell-address="CGL_2.C14" table:end-x="0.0756in" table:end-y="0.2563in" draw:z-index="568" draw:style-name="gr2" draw:text-style-name="P1" svg:x1="0.0756in" svg:y1="0.002in" svg:x2="0.0756in" svg:y2="0.2563in">
              <text:p/>
            </draw:line>
            <draw:line table:end-cell-address="CGL_2.C14" table:end-x="0.0756in" table:end-y="0.2591in" draw:z-index="56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7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7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7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7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7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75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576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77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78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79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80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81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82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83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84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585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86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87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588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589" draw:style-name="gr2" draw:text-style-name="P1" svg:x1="0.0756in" svg:y1="0.0047in" svg:x2="0.0756in" svg:y2="0.2591in">
              <text:p/>
            </draw:line>
            <draw:line table:end-cell-address="CGL_2.C14" table:end-x="0.0756in" table:end-y="0.2567in" draw:z-index="590" draw:style-name="gr2" draw:text-style-name="P1" svg:x1="0.0756in" svg:y1="0.0024in" svg:x2="0.0756in" svg:y2="0.2567in">
              <text:p/>
            </draw:line>
            <draw:line table:end-cell-address="CGL_2.C14" table:end-x="0.0756in" table:end-y="0.2587in" draw:z-index="59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9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9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9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9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9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597" draw:style-name="gr2" draw:text-style-name="P1" svg:x1="0.0756in" svg:y1="0.0043in" svg:x2="0.0756in" svg:y2="0.2587in">
              <text:p/>
            </draw:line>
            <draw:line table:end-cell-address="CGL_2.C14" table:end-x="0.0756in" table:end-y="0.2559in" draw:z-index="598" draw:style-name="gr2" draw:text-style-name="P1" svg:x1="0.0756in" svg:y1="0.0016in" svg:x2="0.0756in" svg:y2="0.2559in">
              <text:p/>
            </draw:line>
            <draw:line table:end-cell-address="CGL_2.C14" table:end-x="0.0756in" table:end-y="0.261in" draw:z-index="599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00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60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0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0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0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0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0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07" draw:style-name="gr2" draw:text-style-name="P1" svg:x1="0.0756in" svg:y1="0.0043in" svg:x2="0.0756in" svg:y2="0.2587in">
              <text:p/>
            </draw:line>
            <draw:line table:end-cell-address="CGL_2.C14" table:end-x="0.0756in" table:end-y="0.2559in" draw:z-index="608" draw:style-name="gr2" draw:text-style-name="P1" svg:x1="0.0756in" svg:y1="0.0016in" svg:x2="0.0756in" svg:y2="0.2559in">
              <text:p/>
            </draw:line>
            <draw:line table:end-cell-address="CGL_2.C14" table:end-x="0.0756in" table:end-y="0.2587in" draw:z-index="609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10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1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1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1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1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15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616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17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18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19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20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21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22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23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24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62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2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27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28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29" draw:style-name="gr2" draw:text-style-name="P1" svg:x1="0.0756in" svg:y1="0.0043in" svg:x2="0.0756in" svg:y2="0.2587in">
              <text:p/>
            </draw:line>
            <draw:line table:end-cell-address="CGL_2.C14" table:end-x="0.0756in" table:end-y="0.2563in" draw:z-index="630" draw:style-name="gr2" draw:text-style-name="P1" svg:x1="0.0756in" svg:y1="0.002in" svg:x2="0.0756in" svg:y2="0.2563in">
              <text:p/>
            </draw:line>
            <draw:line table:end-cell-address="CGL_2.C14" table:end-x="0.0756in" table:end-y="0.2587in" draw:z-index="63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3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3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3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3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3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37" draw:style-name="gr2" draw:text-style-name="P1" svg:x1="0.0756in" svg:y1="0.0043in" svg:x2="0.0756in" svg:y2="0.2587in">
              <text:p/>
            </draw:line>
            <draw:line table:end-cell-address="CGL_2.C14" table:end-x="0.0756in" table:end-y="0.2559in" draw:z-index="638" draw:style-name="gr2" draw:text-style-name="P1" svg:x1="0.0756in" svg:y1="0.0016in" svg:x2="0.0756in" svg:y2="0.2559in">
              <text:p/>
            </draw:line>
            <draw:line table:end-cell-address="CGL_2.C14" table:end-x="0.0756in" table:end-y="0.261in" draw:z-index="639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40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64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4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4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4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4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4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47" draw:style-name="gr2" draw:text-style-name="P1" svg:x1="0.0756in" svg:y1="0.0043in" svg:x2="0.0756in" svg:y2="0.2587in">
              <text:p/>
            </draw:line>
            <draw:line table:end-cell-address="CGL_2.C14" table:end-x="0.0756in" table:end-y="0.2559in" draw:z-index="648" draw:style-name="gr2" draw:text-style-name="P1" svg:x1="0.0756in" svg:y1="0.0016in" svg:x2="0.0756in" svg:y2="0.2559in">
              <text:p/>
            </draw:line>
            <draw:line table:end-cell-address="CGL_2.C14" table:end-x="0.0756in" table:end-y="0.2587in" draw:z-index="649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50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51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52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53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54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55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656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57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58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59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60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61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62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63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64" draw:style-name="gr2" draw:text-style-name="P1" svg:x1="0.0756in" svg:y1="0.0043in" svg:x2="0.0756in" svg:y2="0.2587in">
              <text:p/>
            </draw:line>
            <draw:line table:end-cell-address="CGL_2.C14" table:end-x="0.0756in" table:end-y="0.2587in" draw:z-index="665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66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67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668" draw:style-name="gr2" draw:text-style-name="P1" svg:x1="0.0756in" svg:y1="0.0067in" svg:x2="0.0756in" svg:y2="0.261in">
              <text:p/>
            </draw:line>
            <draw:line table:end-cell-address="CGL_2.C14" table:end-x="0.0756in" table:end-y="0.2591in" draw:z-index="66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67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67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67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67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67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675" draw:style-name="gr2" draw:text-style-name="P1" svg:x1="0.0756in" svg:y1="0.0047in" svg:x2="0.0756in" svg:y2="0.2591in">
              <text:p/>
            </draw:line>
            <draw:line table:end-cell-address="CGL_2.C14" table:end-x="0.0756in" table:end-y="0.2563in" draw:z-index="676" draw:style-name="gr2" draw:text-style-name="P1" svg:x1="0.0756in" svg:y1="0.002in" svg:x2="0.0756in" svg:y2="0.2563in">
              <text:p/>
            </draw:line>
            <draw:line table:end-cell-address="CGL_2.C14" table:end-x="0.0756in" table:end-y="0.2614in" draw:z-index="677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678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67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68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68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68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68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68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685" draw:style-name="gr2" draw:text-style-name="P1" svg:x1="0.0756in" svg:y1="0.0047in" svg:x2="0.0756in" svg:y2="0.2591in">
              <text:p/>
            </draw:line>
            <draw:line table:end-cell-address="CGL_2.C14" table:end-x="0.0756in" table:end-y="0.2563in" draw:z-index="686" draw:style-name="gr2" draw:text-style-name="P1" svg:x1="0.0756in" svg:y1="0.002in" svg:x2="0.0756in" svg:y2="0.2563in">
              <text:p/>
            </draw:line>
            <draw:line table:end-cell-address="CGL_2.C14" table:end-x="0.0756in" table:end-y="0.2591in" draw:z-index="687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688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68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69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69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69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693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694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695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696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697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698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699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00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01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02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70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0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05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06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07" draw:style-name="gr2" draw:text-style-name="P1" svg:x1="0.0756in" svg:y1="0.0047in" svg:x2="0.0756in" svg:y2="0.2591in">
              <text:p/>
            </draw:line>
            <draw:line table:end-cell-address="CGL_2.C14" table:end-x="0.0756in" table:end-y="0.2567in" draw:z-index="708" draw:style-name="gr2" draw:text-style-name="P1" svg:x1="0.0756in" svg:y1="0.0024in" svg:x2="0.0756in" svg:y2="0.2567in">
              <text:p/>
            </draw:line>
            <draw:line table:end-cell-address="CGL_2.C14" table:end-x="0.0756in" table:end-y="0.2591in" draw:z-index="70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1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1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1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1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1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15" draw:style-name="gr2" draw:text-style-name="P1" svg:x1="0.0756in" svg:y1="0.0047in" svg:x2="0.0756in" svg:y2="0.2591in">
              <text:p/>
            </draw:line>
            <draw:line table:end-cell-address="CGL_2.C14" table:end-x="0.0756in" table:end-y="0.2563in" draw:z-index="716" draw:style-name="gr2" draw:text-style-name="P1" svg:x1="0.0756in" svg:y1="0.002in" svg:x2="0.0756in" svg:y2="0.2563in">
              <text:p/>
            </draw:line>
            <draw:line table:end-cell-address="CGL_2.C14" table:end-x="0.0756in" table:end-y="0.2614in" draw:z-index="717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18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71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2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2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2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2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2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25" draw:style-name="gr2" draw:text-style-name="P1" svg:x1="0.0756in" svg:y1="0.0047in" svg:x2="0.0756in" svg:y2="0.2591in">
              <text:p/>
            </draw:line>
            <draw:line table:end-cell-address="CGL_2.C14" table:end-x="0.0756in" table:end-y="0.2563in" draw:z-index="726" draw:style-name="gr2" draw:text-style-name="P1" svg:x1="0.0756in" svg:y1="0.002in" svg:x2="0.0756in" svg:y2="0.2563in">
              <text:p/>
            </draw:line>
            <draw:line table:end-cell-address="CGL_2.C14" table:end-x="0.0756in" table:end-y="0.2591in" draw:z-index="727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28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2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3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3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3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33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734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35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36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37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38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39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40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41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42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74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4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45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46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47" draw:style-name="gr2" draw:text-style-name="P1" svg:x1="0.0756in" svg:y1="0.0047in" svg:x2="0.0756in" svg:y2="0.2591in">
              <text:p/>
            </draw:line>
            <draw:line table:end-cell-address="CGL_2.C14" table:end-x="0.0756in" table:end-y="0.2567in" draw:z-index="748" draw:style-name="gr2" draw:text-style-name="P1" svg:x1="0.0756in" svg:y1="0.0024in" svg:x2="0.0756in" svg:y2="0.2567in">
              <text:p/>
            </draw:line>
            <draw:line table:end-cell-address="CGL_2.C14" table:end-x="0.0756in" table:end-y="0.2591in" draw:z-index="74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5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5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5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5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5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55" draw:style-name="gr2" draw:text-style-name="P1" svg:x1="0.0756in" svg:y1="0.0047in" svg:x2="0.0756in" svg:y2="0.2591in">
              <text:p/>
            </draw:line>
            <draw:line table:end-cell-address="CGL_2.C14" table:end-x="0.0756in" table:end-y="0.2563in" draw:z-index="756" draw:style-name="gr2" draw:text-style-name="P1" svg:x1="0.0756in" svg:y1="0.002in" svg:x2="0.0756in" svg:y2="0.2563in">
              <text:p/>
            </draw:line>
            <draw:line table:end-cell-address="CGL_2.C14" table:end-x="0.0756in" table:end-y="0.2614in" draw:z-index="757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58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75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6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6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6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6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6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65" draw:style-name="gr2" draw:text-style-name="P1" svg:x1="0.0756in" svg:y1="0.0047in" svg:x2="0.0756in" svg:y2="0.2591in">
              <text:p/>
            </draw:line>
            <draw:line table:end-cell-address="CGL_2.C14" table:end-x="0.0756in" table:end-y="0.2563in" draw:z-index="766" draw:style-name="gr2" draw:text-style-name="P1" svg:x1="0.0756in" svg:y1="0.002in" svg:x2="0.0756in" svg:y2="0.2563in">
              <text:p/>
            </draw:line>
            <draw:line table:end-cell-address="CGL_2.C14" table:end-x="0.0756in" table:end-y="0.2591in" draw:z-index="767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68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6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7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7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7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73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774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75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76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77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78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79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80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81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82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78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8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85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786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787" draw:style-name="gr2" draw:text-style-name="P1" svg:x1="0.0756in" svg:y1="0.0047in" svg:x2="0.0756in" svg:y2="0.2591in">
              <text:p/>
            </draw:line>
            <draw:line table:end-cell-address="CGL_2.C14" table:end-x="0.0756in" table:end-y="0.2567in" draw:z-index="788" draw:style-name="gr2" draw:text-style-name="P1" svg:x1="0.0756in" svg:y1="0.0024in" svg:x2="0.0756in" svg:y2="0.2567in">
              <text:p/>
            </draw:line>
            <draw:line table:end-cell-address="CGL_2.C14" table:end-x="0.0756in" table:end-y="0.2594in" draw:z-index="789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790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791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792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793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794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795" draw:style-name="gr2" draw:text-style-name="P1" svg:x1="0.0756in" svg:y1="0.0051in" svg:x2="0.0756in" svg:y2="0.2594in">
              <text:p/>
            </draw:line>
            <draw:line table:end-cell-address="CGL_2.C14" table:end-x="0.0756in" table:end-y="0.2567in" draw:z-index="796" draw:style-name="gr2" draw:text-style-name="P1" svg:x1="0.0756in" svg:y1="0.0024in" svg:x2="0.0756in" svg:y2="0.2567in">
              <text:p/>
            </draw:line>
            <draw:line table:end-cell-address="CGL_2.C14" table:end-x="0.0756in" table:end-y="0.2618in" draw:z-index="797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798" draw:style-name="gr2" draw:text-style-name="P1" svg:x1="0.0756in" svg:y1="0.0051in" svg:x2="0.0756in" svg:y2="0.2594in">
              <text:p/>
            </draw:line>
            <draw:line table:end-cell-address="CGL_2.C14" table:end-x="0.0756in" table:end-y="0.2594in" draw:z-index="799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800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801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802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803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804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805" draw:style-name="gr2" draw:text-style-name="P1" svg:x1="0.0756in" svg:y1="0.0051in" svg:x2="0.0756in" svg:y2="0.2594in">
              <text:p/>
            </draw:line>
            <draw:line table:end-cell-address="CGL_2.C14" table:end-x="0.0756in" table:end-y="0.2567in" draw:z-index="806" draw:style-name="gr2" draw:text-style-name="P1" svg:x1="0.0756in" svg:y1="0.0024in" svg:x2="0.0756in" svg:y2="0.2567in">
              <text:p/>
            </draw:line>
            <draw:line table:end-cell-address="CGL_2.C14" table:end-x="0.0756in" table:end-y="0.2594in" draw:z-index="807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808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809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810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811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812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813" draw:style-name="gr2" draw:text-style-name="P1" svg:x1="0.0756in" svg:y1="0.0051in" svg:x2="0.0756in" svg:y2="0.2594in">
              <text:p/>
            </draw:line>
            <draw:line table:end-cell-address="CGL_2.C14" table:end-x="0.0756in" table:end-y="0.2594in" draw:z-index="814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815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816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817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818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819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820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821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822" draw:style-name="gr2" draw:text-style-name="P1" svg:x1="0.0756in" svg:y1="0.0051in" svg:x2="0.0756in" svg:y2="0.2594in">
              <text:p/>
            </draw:line>
            <draw:line table:end-cell-address="CGL_2.C14" table:end-x="0.0756in" table:end-y="0.2594in" draw:z-index="823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824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825" draw:style-name="gr2" draw:text-style-name="P1" svg:x1="0.0756in" svg:y1="0.0051in" svg:x2="0.0756in" svg:y2="0.2594in">
              <text:p/>
            </draw:line>
            <draw:line table:end-cell-address="CGL_2.C14" table:end-x="0.0756in" table:end-y="0.2618in" draw:z-index="826" draw:style-name="gr2" draw:text-style-name="P1" svg:x1="0.0756in" svg:y1="0.0075in" svg:x2="0.0756in" svg:y2="0.2618in">
              <text:p/>
            </draw:line>
            <draw:line table:end-cell-address="CGL_2.C14" table:end-x="0.0756in" table:end-y="0.2594in" draw:z-index="827" draw:style-name="gr2" draw:text-style-name="P1" svg:x1="0.0756in" svg:y1="0.0051in" svg:x2="0.0756in" svg:y2="0.2594in">
              <text:p/>
            </draw:line>
            <draw:line table:end-cell-address="CGL_2.C14" table:end-x="0.0756in" table:end-y="0.2571in" draw:z-index="828" draw:style-name="gr2" draw:text-style-name="P1" svg:x1="0.0756in" svg:y1="0.0028in" svg:x2="0.0756in" svg:y2="0.2571in">
              <text:p/>
            </draw:line>
            <draw:line table:end-cell-address="CGL_2.C14" table:end-x="0.0756in" table:end-y="0.2591in" draw:z-index="82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3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3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3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3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3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35" draw:style-name="gr2" draw:text-style-name="P1" svg:x1="0.0756in" svg:y1="0.0047in" svg:x2="0.0756in" svg:y2="0.2591in">
              <text:p/>
            </draw:line>
            <draw:line table:end-cell-address="CGL_2.C14" table:end-x="0.0756in" table:end-y="0.2563in" draw:z-index="836" draw:style-name="gr2" draw:text-style-name="P1" svg:x1="0.0756in" svg:y1="0.002in" svg:x2="0.0756in" svg:y2="0.2563in">
              <text:p/>
            </draw:line>
            <draw:line table:end-cell-address="CGL_2.C14" table:end-x="0.0756in" table:end-y="0.2614in" draw:z-index="837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38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83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4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4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4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4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4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45" draw:style-name="gr2" draw:text-style-name="P1" svg:x1="0.0756in" svg:y1="0.0047in" svg:x2="0.0756in" svg:y2="0.2591in">
              <text:p/>
            </draw:line>
            <draw:line table:end-cell-address="CGL_2.C14" table:end-x="0.0756in" table:end-y="0.2563in" draw:z-index="846" draw:style-name="gr2" draw:text-style-name="P1" svg:x1="0.0756in" svg:y1="0.002in" svg:x2="0.0756in" svg:y2="0.2563in">
              <text:p/>
            </draw:line>
            <draw:line table:end-cell-address="CGL_2.C14" table:end-x="0.0756in" table:end-y="0.2591in" draw:z-index="847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48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4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5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5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5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53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854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55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56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57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58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59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60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61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62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86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6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65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66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67" draw:style-name="gr2" draw:text-style-name="P1" svg:x1="0.0756in" svg:y1="0.0047in" svg:x2="0.0756in" svg:y2="0.2591in">
              <text:p/>
            </draw:line>
            <draw:line table:end-cell-address="CGL_2.C14" table:end-x="0.0756in" table:end-y="0.2567in" draw:z-index="868" draw:style-name="gr2" draw:text-style-name="P1" svg:x1="0.0756in" svg:y1="0.0024in" svg:x2="0.0756in" svg:y2="0.2567in">
              <text:p/>
            </draw:line>
            <draw:line table:end-cell-address="CGL_2.C14" table:end-x="0.0756in" table:end-y="0.2591in" draw:z-index="86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7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7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7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7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7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75" draw:style-name="gr2" draw:text-style-name="P1" svg:x1="0.0756in" svg:y1="0.0047in" svg:x2="0.0756in" svg:y2="0.2591in">
              <text:p/>
            </draw:line>
            <draw:line table:end-cell-address="CGL_2.C14" table:end-x="0.0756in" table:end-y="0.2563in" draw:z-index="876" draw:style-name="gr2" draw:text-style-name="P1" svg:x1="0.0756in" svg:y1="0.002in" svg:x2="0.0756in" svg:y2="0.2563in">
              <text:p/>
            </draw:line>
            <draw:line table:end-cell-address="CGL_2.C14" table:end-x="0.0756in" table:end-y="0.2614in" draw:z-index="877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78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87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8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8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8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8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8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85" draw:style-name="gr2" draw:text-style-name="P1" svg:x1="0.0756in" svg:y1="0.0047in" svg:x2="0.0756in" svg:y2="0.2591in">
              <text:p/>
            </draw:line>
            <draw:line table:end-cell-address="CGL_2.C14" table:end-x="0.0756in" table:end-y="0.2563in" draw:z-index="886" draw:style-name="gr2" draw:text-style-name="P1" svg:x1="0.0756in" svg:y1="0.002in" svg:x2="0.0756in" svg:y2="0.2563in">
              <text:p/>
            </draw:line>
            <draw:line table:end-cell-address="CGL_2.C14" table:end-x="0.0756in" table:end-y="0.2591in" draw:z-index="887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88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89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90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91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92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93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894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95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96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97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898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899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900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901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902" draw:style-name="gr2" draw:text-style-name="P1" svg:x1="0.0756in" svg:y1="0.0047in" svg:x2="0.0756in" svg:y2="0.2591in">
              <text:p/>
            </draw:line>
            <draw:line table:end-cell-address="CGL_2.C14" table:end-x="0.0756in" table:end-y="0.2591in" draw:z-index="903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904" draw:style-name="gr2" draw:text-style-name="P1" svg:x1="0.0756in" svg:y1="0.0071in" svg:x2="0.0756in" svg:y2="0.2614in">
              <text:p/>
            </draw:line>
            <draw:line table:end-cell-address="CGL_2.C14" table:end-x="0.0756in" table:end-y="0.2591in" draw:z-index="905" draw:style-name="gr2" draw:text-style-name="P1" svg:x1="0.0756in" svg:y1="0.0047in" svg:x2="0.0756in" svg:y2="0.2591in">
              <text:p/>
            </draw:line>
            <draw:line table:end-cell-address="CGL_2.C14" table:end-x="0.0756in" table:end-y="0.2614in" draw:z-index="906" draw:style-name="gr2" draw:text-style-name="P1" svg:x1="0.0756in" svg:y1="0.0071in" svg:x2="0.0756in" svg:y2="0.2614in">
              <text:p/>
            </draw:line>
          </table:table-cell>
          <table:table-cell table:style-name="Default" table:number-columns-repeated="10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8" office:value-type="float" office:value="0.6">
            <text:p>0.60</text:p>
          </table:table-cell>
          <table:table-cell table:style-name="ce24" office:value-type="string">
            <text:p>x</text:p>
          </table:table-cell>
          <table:table-cell table:style-name="ce32" office:value-type="float" office:value="1219">
            <text:p>1219</text:p>
          </table:table-cell>
          <table:table-cell table:style-name="ce7" office:value-type="float" office:value="100">
            <text:p>100</text:p>
          </table:table-cell>
          <table:table-cell table:style-name="ce41" table:formula="of:=+[.E15]/([.B15]*[.D15]*7.85/1000000)" office:value-type="float" office:value="17417.0816286365">
            <text:p>17417</text:p>
          </table:table-cell>
          <table:table-cell table:style-name="ce7" office:value-type="string">
            <text:p>HYSCO</text:p>
          </table:table-cell>
          <table:table-cell table:style-name="ce7" office:value-type="float" office:value="45">
            <text:p>45</text:p>
          </table:table-cell>
          <table:table-cell table:style-name="ce41" table:formula="of:=+[.F15]/[.H15]" office:value-type="float" office:value="387.046258414144">
            <text:p>387</text:p>
          </table:table-cell>
          <table:table-cell table:style-name="ce49" table:formula="of:=+[.I15]/60" office:value-type="float" office:value="6.45077097356906">
            <text:p>6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2 – 2.2</text:p>
          </table:table-cell>
          <table:table-cell table:style-name="ce60" office:value-type="string" table:number-columns-spanned="2" table:number-rows-spanned="1">
            <text:p>DUCTING</text:p>
          </table:table-cell>
          <table:covered-table-cell table:style-name="ce32"/>
          <table:table-cell table:style-name="ce7" office:value-type="string">
            <text:p>CROM</text:p>
          </table:table-cell>
          <table:table-cell table:style-name="ce70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/>
          <table:table-cell table:style-name="Default">
            <draw:line table:end-cell-address="CGL_2.C16" table:end-x="0.0756in" table:end-y="0.2543in" draw:z-index="1082" draw:style-name="gr4" draw:text-style-name="P1" svg:x1="0.0756in" svg:y1="0in" svg:x2="0.0756in" svg:y2="0.2543in">
              <text:p text:style-name="P1"/>
              <text:p text:style-name="P1"/>
            </draw:line>
          </table:table-cell>
          <table:table-cell table:style-name="Default" table:number-columns-repeated="10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float" office:value="0.7">
            <text:p>0.70</text:p>
          </table:table-cell>
          <table:table-cell table:style-name="ce24" office:value-type="string">
            <text:p>x</text:p>
            <draw:line table:end-cell-address="CGL_2.C18" table:end-x="0.0756in" table:end-y="0.2516in" draw:z-index="1083" draw:style-name="gr2" draw:text-style-name="P1" svg:x1="0.0756in" svg:y1="0.2638in" svg:x2="0.0756in" svg:y2="0.5181in">
              <text:p/>
            </draw:line>
          </table:table-cell>
          <table:table-cell table:style-name="ce32" office:value-type="float" office:value="1219">
            <text:p>1219</text:p>
          </table:table-cell>
          <table:table-cell table:style-name="ce7" office:value-type="float" office:value="400">
            <text:p>400</text:p>
          </table:table-cell>
          <table:table-cell table:style-name="ce41" table:formula="of:=+[.E17]/([.B17]*[.D17]*7.85/1000000)" office:value-type="float" office:value="59715.7084410393">
            <text:p>59716</text:p>
          </table:table-cell>
          <table:table-cell table:style-name="ce7" office:value-type="string">
            <text:p>HYSCO</text:p>
          </table:table-cell>
          <table:table-cell table:style-name="ce7" office:value-type="float" office:value="40">
            <text:p>40</text:p>
          </table:table-cell>
          <table:table-cell table:style-name="ce41" table:formula="of:=+[.F17]/[.H17]" office:value-type="float" office:value="1492.89271102598">
            <text:p>1493</text:p>
          </table:table-cell>
          <table:table-cell table:style-name="ce49" table:formula="of:=+[.I17]/60" office:value-type="float" office:value="24.8815451837664">
            <text:p>25</text:p>
          </table:table-cell>
          <table:table-cell table:style-name="ce7" office:value-type="string">
            <text:p>G-550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3 – 4.8</text:p>
          </table:table-cell>
          <table:table-cell table:style-name="ce60" office:value-type="string" table:number-columns-spanned="2" table:number-rows-spanned="1">
            <text:p>DECKING</text:p>
          </table:table-cell>
          <table:covered-table-cell table:style-name="ce66"/>
          <table:table-cell table:style-name="ce7" office:value-type="string">
            <text:p>CROM</text:p>
          </table:table-cell>
          <table:table-cell table:style-name="ce7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 table:number-columns-repeated="12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8" office:value-type="float" office:value="0.8">
            <text:p>0.80</text:p>
          </table:table-cell>
          <table:table-cell table:style-name="ce24" office:value-type="string">
            <text:p>x</text:p>
            <draw:line table:end-cell-address="CGL_2.C20" table:end-x="0.0756in" table:end-y="0.2488in" draw:z-index="1084" draw:style-name="gr2" draw:text-style-name="P1" svg:x1="0.0756in" svg:y1="0.261in" svg:x2="0.0756in" svg:y2="0.5154in">
              <text:p/>
            </draw:line>
          </table:table-cell>
          <table:table-cell table:style-name="ce32" office:value-type="float" office:value="1219">
            <text:p>1219</text:p>
          </table:table-cell>
          <table:table-cell table:style-name="ce7" office:value-type="float" office:value="10">
            <text:p>10</text:p>
          </table:table-cell>
          <table:table-cell table:style-name="ce41" table:formula="of:=+[.E19]/([.B19]*[.D19]*7.85/1000000)" office:value-type="float" office:value="1306.28112214774">
            <text:p>1306</text:p>
          </table:table-cell>
          <table:table-cell table:style-name="ce7" office:value-type="string">
            <text:p>HYSCO</text:p>
          </table:table-cell>
          <table:table-cell table:style-name="ce7" office:value-type="float" office:value="35">
            <text:p>35</text:p>
          </table:table-cell>
          <table:table-cell table:style-name="ce41" table:formula="of:=+[.F19]/[.H19]" office:value-type="float" office:value="37.3223177756496">
            <text:p>37</text:p>
          </table:table-cell>
          <table:table-cell table:style-name="ce49" table:formula="of:=+[.I19]/60" office:value-type="float" office:value="0.62203862959416">
            <text:p>1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2 – 2.2</text:p>
          </table:table-cell>
          <table:table-cell table:style-name="ce60" office:value-type="string" table:number-columns-spanned="2" table:number-rows-spanned="1">
            <text:p>DUCTING</text:p>
          </table:table-cell>
          <table:covered-table-cell table:style-name="ce32"/>
          <table:table-cell table:style-name="ce7" office:value-type="string">
            <text:p>CROM</text:p>
          </table:table-cell>
          <table:table-cell table:style-name="ce70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 table:number-columns-repeated="12"/>
          <table:table-cell table:style-name="ce44" table:number-columns-repeated="3"/>
          <table:table-cell table:style-name="ce71"/>
          <table:table-cell table:style-name="ce76" table:number-columns-repeated="1006"/>
          <table:table-cell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8" office:value-type="float" office:value="1">
            <text:p>1.00</text:p>
          </table:table-cell>
          <table:table-cell table:style-name="ce24" office:value-type="string">
            <text:p>x</text:p>
            <draw:line table:end-cell-address="CGL_2.C22" table:end-x="0.0756in" table:end-y="0.2461in" draw:z-index="1085" draw:style-name="gr2" draw:text-style-name="P1" svg:x1="0.0756in" svg:y1="0.2583in" svg:x2="0.0756in" svg:y2="0.5126in">
              <text:p/>
            </draw:line>
          </table:table-cell>
          <table:table-cell table:style-name="ce32" office:value-type="float" office:value="1219">
            <text:p>1219</text:p>
          </table:table-cell>
          <table:table-cell table:style-name="ce7" office:value-type="float" office:value="40">
            <text:p>40</text:p>
          </table:table-cell>
          <table:table-cell table:style-name="ce41" table:formula="of:=+[.E21]/([.B21]*[.D21]*7.85/1000000)" office:value-type="float" office:value="4180.09959087275">
            <text:p>4180</text:p>
          </table:table-cell>
          <table:table-cell table:style-name="ce7" office:value-type="string">
            <text:p>KS_POSCO</text:p>
          </table:table-cell>
          <table:table-cell table:style-name="ce7" office:value-type="float" office:value="30">
            <text:p>30</text:p>
          </table:table-cell>
          <table:table-cell table:style-name="ce41" table:formula="of:=+[.F21]/[.H21]" office:value-type="float" office:value="139.336653029092">
            <text:p>139</text:p>
          </table:table-cell>
          <table:table-cell table:style-name="ce49" table:formula="of:=+[.I21]/60" office:value-type="float" office:value="2.32227755048486">
            <text:p>2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2 – 2.2</text:p>
          </table:table-cell>
          <table:table-cell table:style-name="ce60" office:value-type="string" table:number-columns-spanned="2" table:number-rows-spanned="1">
            <text:p>DUCTING</text:p>
          </table:table-cell>
          <table:covered-table-cell table:style-name="ce32"/>
          <table:table-cell table:style-name="ce7" office:value-type="string">
            <text:p>CROM</text:p>
          </table:table-cell>
          <table:table-cell table:style-name="ce73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 table:number-columns-repeated="12"/>
          <table:table-cell table:style-name="ce63" table:number-columns-repeated="3"/>
          <table:table-cell table:style-name="ce74"/>
          <table:table-cell table:style-name="ce76" table:number-columns-repeated="1006"/>
          <table:table-cell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8" office:value-type="float" office:value="1.2">
            <text:p>1.20</text:p>
          </table:table-cell>
          <table:table-cell table:style-name="ce24" office:value-type="string">
            <text:p>x</text:p>
          </table:table-cell>
          <table:table-cell table:style-name="ce32" office:value-type="float" office:value="1219">
            <text:p>1219</text:p>
          </table:table-cell>
          <table:table-cell table:style-name="ce7" office:value-type="float" office:value="100">
            <text:p>100</text:p>
          </table:table-cell>
          <table:table-cell table:style-name="ce41" table:formula="of:=+[.E23]/([.B23]*[.D23]*7.85/1000000)" office:value-type="float" office:value="8708.54081431823">
            <text:p>8709</text:p>
          </table:table-cell>
          <table:table-cell table:style-name="ce7" office:value-type="string">
            <text:p>KS_ESSAR</text:p>
          </table:table-cell>
          <table:table-cell table:style-name="ce7" office:value-type="float" office:value="25">
            <text:p>25</text:p>
          </table:table-cell>
          <table:table-cell table:style-name="ce41" table:formula="of:=+[.F23]/[.H23]" office:value-type="float" office:value="348.341632572729">
            <text:p>348</text:p>
          </table:table-cell>
          <table:table-cell table:style-name="ce49" table:formula="of:=+[.I23]/60" office:value-type="float" office:value="5.80569387621216">
            <text:p>6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2 – 2.2</text:p>
          </table:table-cell>
          <table:table-cell table:style-name="ce60" office:value-type="string" table:number-columns-spanned="2" table:number-rows-spanned="1">
            <text:p>DUCTING</text:p>
          </table:table-cell>
          <table:covered-table-cell table:style-name="ce32"/>
          <table:table-cell table:style-name="ce7" office:value-type="string">
            <text:p>CROM</text:p>
          </table:table-cell>
          <table:table-cell table:style-name="ce70"/>
          <table:table-cell table:style-name="ce77" table:number-columns-repeated="1006"/>
          <table:table-cell table:style-name="ce79"/>
        </table:table-row>
        <table:table-row table:style-name="ro5">
          <table:table-cell table:style-name="ce10"/>
          <table:table-cell table:style-name="ce20" table:number-columns-repeated="2"/>
          <table:table-cell table:style-name="ce34" table:number-columns-repeated="13"/>
          <table:table-cell table:style-name="ce46"/>
          <table:table-cell table:style-name="ce76" table:number-columns-repeated="1006"/>
          <table:table-cell/>
        </table:table-row>
        <table:table-row table:style-name="ro2">
          <table:table-cell table:style-name="ce5" office:value-type="string" table:number-columns-spanned="17" table:number-rows-spanned="1">
            <text:p>Halaman : 1 dari ......</text:p>
          </table:table-cell>
          <table:covered-table-cell table:number-columns-repeated="2" table:style-name="ce5"/>
          <table:covered-table-cell table:number-columns-repeated="13" table:style-name="ce4"/>
          <table:covered-table-cell table:style-name="ce4">
            <draw:line table:end-cell-address="CGL_2.Q32" table:end-x="0.6394in" table:end-y="0.1835in" draw:z-index="1" draw:style-name="gr3" draw:text-style-name="P2" svg:x1="0.6394in" svg:y1="0.2126in" svg:x2="0.637in" svg:y2="1.7823in">
              <text:p/>
            </draw:line>
          </table:covered-table-cell>
          <table:table-cell table:style-name="ce76" table:number-columns-repeated="1006"/>
          <table:table-cell/>
        </table:table-row>
        <table:table-row table:style-name="ro2">
          <table:table-cell table:style-name="ce11" office:value-type="string" table:number-columns-spanned="4" table:number-rows-spanned="1">
            <text:p>TOTAL</text:p>
          </table:table-cell>
          <table:covered-table-cell table:number-columns-repeated="2" table:style-name="ce11"/>
          <table:covered-table-cell table:style-name="ce4"/>
          <table:table-cell table:style-name="ce11" table:formula="of:=SUM([.E9:.E23])" office:value-type="float" office:value="770">
            <text:p>770</text:p>
          </table:table-cell>
          <table:table-cell table:style-name="ce43" table:formula="of:=SUM([.F9:.F23])" office:value-type="float" office:value="129709.700081442">
            <text:p>129710</text:p>
          </table:table-cell>
          <table:table-cell table:style-name="ce4" table:number-columns-spanned="2" table:number-rows-spanned="1"/>
          <table:covered-table-cell table:style-name="ce4"/>
          <table:table-cell table:style-name="ce43" table:formula="of:=SUM([.I9:.I23])" office:value-type="float" office:value="3090.39880444299">
            <text:p>3090</text:p>
          </table:table-cell>
          <table:table-cell table:style-name="ce43" table:formula="of:=SUM([.J9:.J23])" office:value-type="float" office:value="51.5066467407165">
            <text:p>52</text:p>
          </table:table-cell>
          <table:table-cell table:style-name="ce11"/>
          <table:table-cell table:style-name="ce52" office:value-type="string">
            <text:p><text:s text:c="4"/>Dibuat Oleh</text:p>
          </table:table-cell>
          <table:table-cell table:style-name="ce56"/>
          <table:table-cell table:style-name="ce52" office:value-type="string">
            <text:p><text:s/>Diperika Oleh</text:p>
          </table:table-cell>
          <table:table-cell table:style-name="ce56"/>
          <table:table-cell table:style-name="ce52" office:value-type="string">
            <text:p><text:s text:c="2"/>Disetujui Oleh <text:s text:c="4"/>Diterima Oleh</text:p>
          </table:table-cell>
          <table:table-cell table:style-name="ce56"/>
          <table:table-cell table:style-name="ce76" table:number-columns-repeated="1006"/>
          <table:table-cell/>
        </table:table-row>
        <table:table-row table:style-name="ro2">
          <table:table-cell table:style-name="ce5" office:value-type="string" table:number-columns-spanned="5" table:number-rows-spanned="1">
            <text:p>Jam produksi 1 minggu</text:p>
          </table:table-cell>
          <table:covered-table-cell table:number-columns-repeated="2" table:style-name="ce5"/>
          <table:covered-table-cell table:number-columns-repeated="2" table:style-name="ce4"/>
          <table:table-cell table:style-name="ce11" office:value-type="float" office:value="168" table:number-columns-spanned="2" table:number-rows-spanned="1">
            <text:p>168</text:p>
          </table:table-cell>
          <table:covered-table-cell table:style-name="ce4"/>
          <table:table-cell table:style-name="ce5" office:value-type="string" table:number-columns-spanned="3" table:number-rows-spanned="1">
            <text:p>Selisih Jam</text:p>
          </table:table-cell>
          <table:covered-table-cell table:number-columns-repeated="2" table:style-name="ce4"/>
          <table:table-cell table:style-name="ce11" office:value-type="float" office:value="168">
            <text:p>168</text:p>
          </table:table-cell>
          <table:table-cell table:style-name="ce53"/>
          <table:table-cell table:style-name="ce57"/>
          <table:table-cell table:style-name="ce53"/>
          <table:table-cell table:style-name="ce57"/>
          <table:table-cell table:style-name="ce53"/>
          <table:table-cell table:style-name="ce57"/>
          <table:table-cell table:style-name="ce76" table:number-columns-repeated="1006"/>
          <table:table-cell/>
        </table:table-row>
        <table:table-row table:style-name="ro2">
          <table:table-cell table:style-name="ce12" office:value-type="string" table:number-columns-spanned="2" table:number-rows-spanned="5">
            <text:p>CATATAN</text:p>
          </table:table-cell>
          <table:covered-table-cell table:style-name="ce13"/>
          <table:table-cell table:style-name="ce26" office:value-type="string" table:number-columns-spanned="9" table:number-rows-spanned="1">
            <text:p><text:s/>1 Estimasi ini sebagai pedoman untuk menyiapkan bahan baku CRC</text:p>
          </table:table-cell>
          <table:covered-table-cell table:number-columns-repeated="7" table:style-name="ce35"/>
          <table:covered-table-cell table:style-name="ce51"/>
          <table:table-cell table:style-name="ce53"/>
          <table:table-cell table:style-name="ce57"/>
          <table:table-cell table:style-name="ce53"/>
          <table:table-cell table:style-name="ce57"/>
          <table:table-cell table:style-name="ce53"/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13"/>
          <table:table-cell table:style-name="ce27" office:value-type="string" table:number-columns-spanned="9" table:number-rows-spanned="1">
            <text:p><text:s/>2 Urutan produksi dapat berubah sesuai kondisi mesin dan ketersediaan bahan baku</text:p>
          </table:table-cell>
          <table:covered-table-cell table:number-columns-repeated="7" table:style-name="ce36"/>
          <table:covered-table-cell table:style-name="ce51"/>
          <table:table-cell table:style-name="ce53"/>
          <table:table-cell table:style-name="ce57"/>
          <table:table-cell table:style-name="ce53"/>
          <table:table-cell table:style-name="ce57"/>
          <table:table-cell table:style-name="ce53"/>
          <table:table-cell table:style-name="ce57"/>
          <table:table-cell table:number-columns-repeated="1007"/>
        </table:table-row>
        <table:table-row table:style-name="ro6">
          <table:covered-table-cell table:number-columns-repeated="2" table:style-name="ce13"/>
          <table:table-cell table:style-name="ce27" office:value-type="string" table:number-columns-spanned="9" table:number-rows-spanned="1">
            <text:p><text:s/>3 Setiap perubahan urutan harus sepengetahuan karu dan kashift yang bertugas</text:p>
          </table:table-cell>
          <table:covered-table-cell table:number-columns-repeated="7" table:style-name="ce36"/>
          <table:covered-table-cell table:style-name="ce51"/>
          <table:table-cell table:style-name="Default" table:number-columns-repeated="2"/>
          <table:table-cell table:style-name="ce64"/>
          <table:table-cell table:style-name="ce67"/>
          <table:table-cell table:style-name="Default"/>
          <table:table-cell table:style-name="ce75"/>
          <table:table-cell table:number-columns-repeated="1007"/>
        </table:table-row>
        <table:table-row table:style-name="ro6">
          <table:covered-table-cell table:number-columns-repeated="2" table:style-name="ce13"/>
          <table:table-cell table:style-name="ce28" office:value-type="string" table:number-columns-spanned="9" table:number-rows-spanned="1">
            <text:p><text:s/>4 Target Non Prime &lt; 1.5 %</text:p>
          </table:table-cell>
          <table:covered-table-cell table:number-columns-repeated="7" table:style-name="ce37"/>
          <table:covered-table-cell table:style-name="ce51"/>
          <table:table-cell table:style-name="ce54" office:value-type="string">
            <text:p><text:s text:c="3"/>Susana / Beni .S</text:p>
          </table:table-cell>
          <table:table-cell table:style-name="ce58"/>
          <table:table-cell table:style-name="ce54"/>
          <table:table-cell table:style-name="ce58"/>
          <table:table-cell table:style-name="ce54" office:value-type="string">
            <text:p><text:s text:c="2"/>Ida Bagus Gede <text:s text:c="5"/>Walim .H</text:p>
          </table:table-cell>
          <table:table-cell table:style-name="ce67"/>
          <table:table-cell table:number-columns-repeated="1007"/>
        </table:table-row>
        <table:table-row table:style-name="ro7">
          <table:covered-table-cell table:number-columns-repeated="2"/>
          <table:table-cell table:style-name="ce29" office:value-type="string" table:number-columns-spanned="9" table:number-rows-spanned="1">
            <text:p><text:s/>5 Target Produksi 5.000 MT/Bulan</text:p>
          </table:table-cell>
          <table:covered-table-cell table:style-name="Default"/>
          <table:covered-table-cell table:number-columns-repeated="7" table:style-name="ce39"/>
          <table:table-cell table:style-name="ce55" office:value-type="string">
            <text:p><text:s text:c="3"/>Karu PPC / Staff</text:p>
          </table:table-cell>
          <table:table-cell table:style-name="ce59"/>
          <table:table-cell table:style-name="ce55" office:value-type="string">
            <text:p><text:s text:c="2"/>SPV Prod CGL</text:p>
          </table:table-cell>
          <table:table-cell table:style-name="ce59"/>
          <table:table-cell table:style-name="ce55" office:value-type="string">
            <text:p><text:s/>Kadept PPC/Prod <text:s text:c="4"/>Inventory</text:p>
          </table:table-cell>
          <table:table-cell table:style-name="ce59"/>
          <table:table-cell table:number-columns-repeated="1007"/>
        </table:table-row>
        <table:table-row table:style-name="ro8">
          <table:table-cell table:number-columns-repeated="1024"/>
        </table:table-row>
        <table:table-row table:style-name="ro1">
          <table:table-cell table:style-name="ce15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5"/>
          <table:table-cell table:style-name="Default" table:number-columns-repeated="16"/>
          <table:table-cell table:number-columns-repeated="1007"/>
        </table:table-row>
        <table:table-row table:style-name="ro1">
          <table:table-cell table:style-name="ce15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5"/>
          <table:table-cell table:style-name="Default" table:number-columns-repeated="12"/>
          <table:table-cell table:style-name="ce20" table:number-columns-spanned="2" table:number-rows-spanned="1"/>
          <table:covered-table-cell table:style-name="ce20"/>
          <table:table-cell table:style-name="ce20"/>
          <table:table-cell table:number-columns-repeated="1008"/>
        </table:table-row>
        <table:table-row table:style-name="ro1">
          <table:table-cell table:style-name="ce15"/>
          <table:table-cell table:style-name="Default" table:number-columns-repeated="12"/>
          <table:table-cell table:style-name="ce20" table:number-columns-spanned="2" table:number-rows-spanned="1"/>
          <table:covered-table-cell table:style-name="ce20"/>
          <table:table-cell table:style-name="ce20"/>
          <table:table-cell table:number-columns-repeated="1008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8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8" table:number-rows-repeated="654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GL_3" table:style-name="ta1" table:print="false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default-cell-style-name="ce14"/>
        <table:table-column table:style-name="co8" table:default-cell-style-name="ce14"/>
        <table:table-column table:style-name="co4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07" table:default-cell-style-name="ce14"/>
        <table:table-row table:style-name="ro1">
          <table:table-cell table:style-name="ce1" table:number-columns-spanned="2" table:number-rows-spanned="3">
            <draw:frame table:end-cell-address="CGL_3.B3" table:end-x="0.3142in" table:end-y="0.1606in" draw:z-index="0" draw:name="Graphics 5" draw:style-name="gr1" draw:text-style-name="P1" svg:width="0.6654in" svg:height="0.5429in" svg:x="0.211in" svg:y="0.039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covered-table-cell table:style-name="ce16"/>
          <table:table-cell table:style-name="ce21" office:value-type="string" table:number-columns-spanned="7" table:number-rows-spanned="1">
            <text:p><text:s/>PT SARANACENTRAL BAJATAMA Tbk.</text:p>
          </table:table-cell>
          <table:covered-table-cell table:number-columns-repeated="2" table:style-name="ce30"/>
          <table:covered-table-cell table:number-columns-repeated="3" table:style-name="ce40"/>
          <table:covered-table-cell table:style-name="ce45"/>
          <table:table-cell table:style-name="ce48" office:value-type="string" table:number-columns-spanned="6" table:number-rows-spanned="3">
            <text:p><text:s/>ESTIMASI PRODUKSI CGL</text:p>
          </table:table-cell>
          <table:covered-table-cell table:number-columns-repeated="5" table:style-name="ce51"/>
          <table:table-cell table:style-name="ce51" office:value-type="string" table:number-columns-spanned="2" table:number-rows-spanned="1">
            <text:p><text:s/>No Dokumen <text:s text:c="6"/>F – PPC – 001</text:p>
          </table:table-cell>
          <table:covered-table-cell table:style-name="ce51"/>
          <table:table-cell table:number-columns-repeated="1007"/>
        </table:table-row>
        <table:table-row table:style-name="ro1">
          <table:covered-table-cell table:style-name="ce2"/>
          <table:covered-table-cell/>
          <table:table-cell table:style-name="ce22" office:value-type="string" table:number-columns-spanned="7" table:number-rows-spanned="1">
            <text:p><text:s/>DEPARTEMEN PPC &amp; PRODUKSI</text:p>
          </table:table-cell>
          <table:covered-table-cell table:number-columns-repeated="2" table:style-name="ce31"/>
          <table:covered-table-cell table:number-columns-repeated="3" table:style-name="ce34"/>
          <table:covered-table-cell table:number-columns-repeated="2" table:style-name="ce46"/>
          <table:covered-table-cell table:number-columns-repeated="5" table:style-name="ce51"/>
          <table:table-cell table:style-name="ce51" office:value-type="string" table:number-columns-spanned="2" table:number-rows-spanned="1">
            <text:p><text:s/>No Revisi <text:s text:c="13"/>04</text:p>
          </table:table-cell>
          <table:covered-table-cell table:style-name="ce51"/>
          <table:table-cell table:number-columns-repeated="1007"/>
        </table:table-row>
        <table:table-row table:style-name="ro1">
          <table:covered-table-cell table:style-name="ce3"/>
          <table:covered-table-cell/>
          <table:table-cell table:style-name="ce23" office:value-type="string" table:number-columns-spanned="7" table:number-rows-spanned="1">
            <text:p><text:s/>PPC CGL</text:p>
          </table:table-cell>
          <table:covered-table-cell table:style-name="ce23"/>
          <table:covered-table-cell table:number-columns-repeated="4" table:style-name="ce38"/>
          <table:covered-table-cell table:number-columns-repeated="2" table:style-name="ce47"/>
          <table:covered-table-cell table:number-columns-repeated="5" table:style-name="ce51"/>
          <table:table-cell table:style-name="ce51" office:value-type="string" table:number-columns-spanned="2" table:number-rows-spanned="1">
            <text:p><text:s/>Tanggal Efektif <text:s text:c="5"/>13 JUNI 2016</text:p>
          </table:table-cell>
          <table:covered-table-cell table:style-name="ce51"/>
          <table:table-cell table:number-columns-repeated="1007"/>
        </table:table-row>
        <table:table-row table:style-name="ro2">
          <table:table-cell table:style-name="ce4" office:value-type="string" table:number-columns-spanned="17" table:number-rows-spanned="1">
            <text:p><text:s/>Tanggal : 12 JULI 2017</text:p>
          </table:table-cell>
          <table:covered-table-cell table:number-columns-repeated="16" table:style-name="ce4"/>
          <table:table-cell table:style-name="ce76" table:number-columns-repeated="1006"/>
          <table:table-cell/>
        </table:table-row>
        <table:table-row table:style-name="ro2">
          <table:table-cell table:style-name="ce4" office:value-type="string" table:number-columns-spanned="13" table:number-rows-spanned="1">
            <text:p><text:s/>Untuk : Produksi, Quality Control dan Warehouse mohon disiapkan dan diproduksi sbb : </text:p>
          </table:table-cell>
          <table:covered-table-cell table:number-columns-repeated="11" table:style-name="ce4"/>
          <table:covered-table-cell/>
          <table:table-cell table:style-name="ce4" office:value-type="string" table:number-columns-spanned="4" table:number-rows-spanned="1">
            <text:p><text:s/>Periode : Senin s/d Kamis – Kamis s/d Senin</text:p>
          </table:table-cell>
          <table:covered-table-cell table:number-columns-repeated="3" table:style-name="ce4"/>
          <table:table-cell table:style-name="ce34"/>
          <table:table-cell table:style-name="ce76" table:number-columns-repeated="1005"/>
          <table:table-cell/>
        </table:table-row>
        <table:table-row table:style-name="ro2">
          <table:table-cell table:style-name="ce5" office:value-type="string" table:number-columns-spanned="1" table:number-rows-spanned="2">
            <text:p>Urutan</text:p>
          </table:table-cell>
          <table:table-cell table:style-name="ce5" office:value-type="string" table:number-columns-spanned="6" table:number-rows-spanned="1">
            <text:p>BAHAN</text:p>
          </table:table-cell>
          <table:covered-table-cell table:style-name="ce5"/>
          <table:covered-table-cell table:number-columns-repeated="4" table:style-name="ce11"/>
          <table:table-cell table:style-name="ce20" office:value-type="string">
            <text:p>Speed</text:p>
          </table:table-cell>
          <table:table-cell table:style-name="ce11" office:value-type="string" table:number-columns-spanned="2" table:number-rows-spanned="1">
            <text:p>Waktu Prod</text:p>
          </table:table-cell>
          <table:covered-table-cell table:style-name="ce11"/>
          <table:table-cell table:style-name="ce11" office:value-type="string" table:number-columns-spanned="6" table:number-rows-spanned="1">
            <text:p><text:s/>TARGET PRODUK</text:p>
          </table:table-cell>
          <table:covered-table-cell table:number-columns-repeated="5" table:style-name="ce11"/>
          <table:table-cell table:style-name="ce5" office:value-type="string" table:number-columns-spanned="1" table:number-rows-spanned="2">
            <text:p>KETERANGAN</text:p>
          </table:table-cell>
          <table:table-cell table:style-name="ce76" table:number-columns-repeated="1006"/>
          <table:table-cell/>
        </table:table-row>
        <table:table-row table:style-name="ro2">
          <table:covered-table-cell table:style-name="ce4"/>
          <table:table-cell table:style-name="ce5" office:value-type="string" table:number-columns-spanned="3" table:number-rows-spanned="1">
            <text:p>Ukuran</text:p>
          </table:table-cell>
          <table:covered-table-cell table:number-columns-repeated="2" table:style-name="ce11"/>
          <table:table-cell table:style-name="ce11" office:value-type="string">
            <text:p>Ton</text:p>
          </table:table-cell>
          <table:table-cell table:style-name="ce11" office:value-type="string">
            <text:p>Meter</text:p>
          </table:table-cell>
          <table:table-cell table:style-name="ce11" office:value-type="string">
            <text:p>Sumber</text:p>
          </table:table-cell>
          <table:table-cell table:style-name="ce20" office:value-type="string">
            <text:p>mpm</text:p>
          </table:table-cell>
          <table:table-cell table:style-name="ce11" office:value-type="string">
            <text:p>Menit</text:p>
          </table:table-cell>
          <table:table-cell table:style-name="ce11" office:value-type="string">
            <text:p>Jam</text:p>
          </table:table-cell>
          <table:table-cell table:style-name="ce11" office:value-type="string">
            <text:p>Spek</text:p>
          </table:table-cell>
          <table:table-cell table:style-name="ce11" office:value-type="string">
            <text:p>Coat</text:p>
          </table:table-cell>
          <table:table-cell table:style-name="ce11" office:value-type="string">
            <text:p>Berat (MT)</text:p>
          </table:table-cell>
          <table:table-cell table:style-name="ce11" office:value-type="string" table:number-columns-spanned="2" table:number-rows-spanned="1">
            <text:p>Order</text:p>
          </table:table-cell>
          <table:covered-table-cell table:style-name="ce11"/>
          <table:table-cell table:style-name="ce11" office:value-type="string">
            <text:p>Finished</text:p>
          </table:table-cell>
          <table:covered-table-cell table:style-name="ce4"/>
          <table:table-cell table:style-name="ce76" table:number-columns-repeated="1006"/>
          <table:table-cell/>
        </table:table-row>
        <table:table-row table:style-name="ro3">
          <table:table-cell table:style-name="ce6"/>
          <table:table-cell table:style-name="ce17" table:number-columns-repeated="15"/>
          <table:table-cell table:style-name="ce69"/>
          <table:table-cell table:number-columns-repeated="1007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8" office:value-type="float" office:value="0.2">
            <text:p>0.20</text:p>
          </table:table-cell>
          <table:table-cell table:style-name="ce24" office:value-type="string">
            <text:p>x</text:p>
            <draw:line table:end-cell-address="CGL_3.C10" table:end-x="0.0756in" table:end-y="0.2484in" draw:z-index="7" draw:style-name="gr2" draw:text-style-name="P1" svg:x1="0.0756in" svg:y1="0.2602in" svg:x2="0.0756in" svg:y2="0.5146in">
              <text:p/>
            </draw:line>
            <draw:line table:end-cell-address="CGL_3.C10" table:end-x="0.0756in" table:end-y="0.2484in" draw:z-index="10" draw:style-name="gr2" draw:text-style-name="P1" svg:x1="0.0756in" svg:y1="0.2602in" svg:x2="0.0756in" svg:y2="0.5146in">
              <text:p/>
            </draw:line>
            <draw:line table:end-cell-address="CGL_3.C10" table:end-x="0.0756in" table:end-y="0.2535in" draw:z-index="11" draw:style-name="gr2" draw:text-style-name="P1" svg:x1="0.0756in" svg:y1="0.2654in" svg:x2="0.0756in" svg:y2="0.5197in">
              <text:p/>
            </draw:line>
            <draw:line table:end-cell-address="CGL_3.C10" table:end-x="0.0756in" table:end-y="0.2484in" draw:z-index="15" draw:style-name="gr2" draw:text-style-name="P1" svg:x1="0.0756in" svg:y1="0.2602in" svg:x2="0.0756in" svg:y2="0.5146in">
              <text:p/>
            </draw:line>
            <draw:line table:end-cell-address="CGL_3.C10" table:end-x="0.0756in" table:end-y="0.2484in" draw:z-index="21" draw:style-name="gr2" draw:text-style-name="P1" svg:x1="0.0756in" svg:y1="0.2602in" svg:x2="0.0756in" svg:y2="0.5146in">
              <text:p/>
            </draw:line>
            <draw:line table:end-cell-address="CGL_3.C10" table:end-x="0.0756in" table:end-y="0.2484in" draw:z-index="24" draw:style-name="gr2" draw:text-style-name="P1" svg:x1="0.0756in" svg:y1="0.2602in" svg:x2="0.0756in" svg:y2="0.5146in">
              <text:p/>
            </draw:line>
            <draw:line table:end-cell-address="CGL_3.C10" table:end-x="0.0756in" table:end-y="0.2535in" draw:z-index="25" draw:style-name="gr2" draw:text-style-name="P1" svg:x1="0.0756in" svg:y1="0.2654in" svg:x2="0.0756in" svg:y2="0.5197in">
              <text:p/>
            </draw:line>
            <draw:line table:end-cell-address="CGL_3.C10" table:end-x="0.0756in" table:end-y="0.2535in" draw:z-index="27" draw:style-name="gr2" draw:text-style-name="P1" svg:x1="0.0756in" svg:y1="0.2654in" svg:x2="0.0756in" svg:y2="0.5197in">
              <text:p/>
            </draw:line>
            <draw:line table:end-cell-address="CGL_3.C10" table:end-x="0.0756in" table:end-y="0.2484in" draw:z-index="33" draw:style-name="gr2" draw:text-style-name="P1" svg:x1="0.0756in" svg:y1="0.2602in" svg:x2="0.0756in" svg:y2="0.5146in">
              <text:p/>
            </draw:line>
            <draw:line table:end-cell-address="CGL_3.C10" table:end-x="0.0756in" table:end-y="0.2484in" draw:z-index="36" draw:style-name="gr2" draw:text-style-name="P1" svg:x1="0.0756in" svg:y1="0.2602in" svg:x2="0.0756in" svg:y2="0.5146in">
              <text:p/>
            </draw:line>
            <draw:line table:end-cell-address="CGL_3.C10" table:end-x="0.0756in" table:end-y="0.2484in" draw:z-index="42" draw:style-name="gr2" draw:text-style-name="P1" svg:x1="0.0756in" svg:y1="0.2602in" svg:x2="0.0756in" svg:y2="0.5146in">
              <text:p/>
            </draw:line>
            <draw:line table:end-cell-address="CGL_3.C10" table:end-x="0.0756in" table:end-y="0.2484in" draw:z-index="45" draw:style-name="gr2" draw:text-style-name="P1" svg:x1="0.0756in" svg:y1="0.2602in" svg:x2="0.0756in" svg:y2="0.5146in">
              <text:p/>
            </draw:line>
            <draw:line table:end-cell-address="CGL_3.C10" table:end-x="0.0756in" table:end-y="0.2535in" draw:z-index="46" draw:style-name="gr2" draw:text-style-name="P1" svg:x1="0.0756in" svg:y1="0.2654in" svg:x2="0.0756in" svg:y2="0.5197in">
              <text:p/>
            </draw:line>
            <draw:line table:end-cell-address="CGL_3.C10" table:end-x="0.0756in" table:end-y="0.2484in" draw:z-index="49" draw:style-name="gr2" draw:text-style-name="P1" svg:x1="0.0756in" svg:y1="0.2602in" svg:x2="0.0756in" svg:y2="0.5146in">
              <text:p/>
            </draw:line>
            <draw:line table:end-cell-address="CGL_3.C10" table:end-x="0.0756in" table:end-y="0.2535in" draw:z-index="55" draw:style-name="gr2" draw:text-style-name="P1" svg:x1="0.0756in" svg:y1="0.2654in" svg:x2="0.0756in" svg:y2="0.5197in">
              <text:p/>
            </draw:line>
            <draw:line table:end-cell-address="CGL_3.C10" table:end-x="0.0756in" table:end-y="0.2472in" draw:z-index="56" draw:style-name="gr2" draw:text-style-name="P1" svg:x1="0.0756in" svg:y1="0.2591in" svg:x2="0.0756in" svg:y2="0.5134in">
              <text:p/>
            </draw:line>
          </table:table-cell>
          <table:table-cell table:style-name="ce32" office:value-type="float" office:value="914">
            <text:p>914</text:p>
          </table:table-cell>
          <table:table-cell table:style-name="ce7" office:value-type="float" office:value="150">
            <text:p>150</text:p>
          </table:table-cell>
          <table:table-cell table:style-name="ce41" table:formula="of:=+[.E9]/([.B9]*[.D9]*7.85/1000000)" office:value-type="float" office:value="104531.073603813">
            <text:p>104531</text:p>
          </table:table-cell>
          <table:table-cell table:style-name="ce7" office:value-type="string">
            <text:p>GJRT_KS</text:p>
          </table:table-cell>
          <table:table-cell table:style-name="ce7" office:value-type="float" office:value="70">
            <text:p>70</text:p>
          </table:table-cell>
          <table:table-cell table:style-name="ce41" table:formula="of:=+[.F9]/[.H9]" office:value-type="float" office:value="1493.30105148305">
            <text:p>1493</text:p>
          </table:table-cell>
          <table:table-cell table:style-name="ce49" table:formula="of:=+[.I9]/60" office:value-type="float" office:value="24.8883508580508">
            <text:p>25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12</text:p>
          </table:table-cell>
          <table:table-cell table:style-name="ce7" office:value-type="string">
            <text:p>3 – 4.5</text:p>
          </table:table-cell>
          <table:table-cell table:style-name="ce83" office:value-type="string" table:number-columns-spanned="2" table:number-rows-spanned="1">
            <text:p>KABEL</text:p>
          </table:table-cell>
          <table:covered-table-cell table:style-name="ce32"/>
          <table:table-cell table:style-name="ce7" office:value-type="string">
            <text:p>CROM</text:p>
          </table:table-cell>
          <table:table-cell table:style-name="ce70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/>
          <table:table-cell table:style-name="Default">
            <draw:line table:end-cell-address="CGL_3.C10" table:end-x="0.0756in" table:end-y="0.2587in" draw:z-index="2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3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4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5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6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8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9" draw:style-name="gr2" draw:text-style-name="P1" svg:x1="0.0756in" svg:y1="0.0043in" svg:x2="0.0756in" svg:y2="0.2587in">
              <text:p/>
            </draw:line>
            <draw:line table:end-cell-address="CGL_3.C10" table:end-x="0.0756in" table:end-y="0.2559in" draw:z-index="12" draw:style-name="gr2" draw:text-style-name="P1" svg:x1="0.0756in" svg:y1="0.0016in" svg:x2="0.0756in" svg:y2="0.2559in">
              <text:p/>
            </draw:line>
            <draw:line table:end-cell-address="CGL_3.C10" table:end-x="0.0756in" table:end-y="0.261in" draw:z-index="13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4" draw:style-name="gr2" draw:text-style-name="P1" svg:x1="0.0756in" svg:y1="0.0043in" svg:x2="0.0756in" svg:y2="0.2587in">
              <text:p/>
            </draw:line>
            <draw:line table:end-cell-address="CGL_3.C10" table:end-x="0.0756in" table:end-y="0.2587in" draw:z-index="16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7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8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9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0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2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3" draw:style-name="gr2" draw:text-style-name="P1" svg:x1="0.0756in" svg:y1="0.0043in" svg:x2="0.0756in" svg:y2="0.2587in">
              <text:p/>
            </draw:line>
            <draw:line table:end-cell-address="CGL_3.C10" table:end-x="0.0756in" table:end-y="0.2559in" draw:z-index="26" draw:style-name="gr2" draw:text-style-name="P1" svg:x1="0.0756in" svg:y1="0.0016in" svg:x2="0.0756in" svg:y2="0.2559in">
              <text:p/>
            </draw:line>
            <draw:line table:end-cell-address="CGL_3.C10" table:end-x="0.0756in" table:end-y="0.2587in" draw:z-index="28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9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30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31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32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34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35" draw:style-name="gr2" draw:text-style-name="P1" svg:x1="0.0756in" svg:y1="0.0043in" svg:x2="0.0756in" svg:y2="0.2587in">
              <text:p/>
            </draw:line>
            <draw:line table:end-cell-address="CGL_3.C10" table:end-x="0.0756in" table:end-y="0.2587in" draw:z-index="37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38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39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40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41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43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44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47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48" draw:style-name="gr2" draw:text-style-name="P1" svg:x1="0.0756in" svg:y1="0.0043in" svg:x2="0.0756in" svg:y2="0.2587in">
              <text:p/>
            </draw:line>
            <draw:line table:end-cell-address="CGL_3.C10" table:end-x="0.0756in" table:end-y="0.2587in" draw:z-index="50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51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52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53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54" draw:style-name="gr2" draw:text-style-name="P1" svg:x1="0.0756in" svg:y1="0.0043in" svg:x2="0.0756in" svg:y2="0.2587in">
              <text:p/>
            </draw:line>
            <draw:line table:end-cell-address="CGL_3.C10" table:end-x="0.0756in" table:end-y="0.2563in" draw:z-index="57" draw:style-name="gr2" draw:text-style-name="P1" svg:x1="0.0756in" svg:y1="0.002in" svg:x2="0.0756in" svg:y2="0.2563in">
              <text:p/>
            </draw:line>
            <draw:line table:end-cell-address="CGL_3.C10" table:end-x="0.0756in" table:end-y="0.2587in" draw:z-index="98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99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00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01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02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03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04" draw:style-name="gr2" draw:text-style-name="P1" svg:x1="0.0756in" svg:y1="0.0043in" svg:x2="0.0756in" svg:y2="0.2587in">
              <text:p/>
            </draw:line>
            <draw:line table:end-cell-address="CGL_3.C10" table:end-x="0.0756in" table:end-y="0.2559in" draw:z-index="105" draw:style-name="gr2" draw:text-style-name="P1" svg:x1="0.0756in" svg:y1="0.0016in" svg:x2="0.0756in" svg:y2="0.2559in">
              <text:p/>
            </draw:line>
            <draw:line table:end-cell-address="CGL_3.C10" table:end-x="0.0756in" table:end-y="0.261in" draw:z-index="106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07" draw:style-name="gr2" draw:text-style-name="P1" svg:x1="0.0756in" svg:y1="0.0043in" svg:x2="0.0756in" svg:y2="0.2587in">
              <text:p/>
            </draw:line>
            <draw:line table:end-cell-address="CGL_3.C10" table:end-x="0.0756in" table:end-y="0.2587in" draw:z-index="108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09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10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11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12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13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14" draw:style-name="gr2" draw:text-style-name="P1" svg:x1="0.0756in" svg:y1="0.0043in" svg:x2="0.0756in" svg:y2="0.2587in">
              <text:p/>
            </draw:line>
            <draw:line table:end-cell-address="CGL_3.C10" table:end-x="0.0756in" table:end-y="0.2559in" draw:z-index="115" draw:style-name="gr2" draw:text-style-name="P1" svg:x1="0.0756in" svg:y1="0.0016in" svg:x2="0.0756in" svg:y2="0.2559in">
              <text:p/>
            </draw:line>
            <draw:line table:end-cell-address="CGL_3.C10" table:end-x="0.0756in" table:end-y="0.2587in" draw:z-index="116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17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18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19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20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21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22" draw:style-name="gr2" draw:text-style-name="P1" svg:x1="0.0756in" svg:y1="0.0043in" svg:x2="0.0756in" svg:y2="0.2587in">
              <text:p/>
            </draw:line>
            <draw:line table:end-cell-address="CGL_3.C10" table:end-x="0.0756in" table:end-y="0.2587in" draw:z-index="123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24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25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26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27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28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29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30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31" draw:style-name="gr2" draw:text-style-name="P1" svg:x1="0.0756in" svg:y1="0.0043in" svg:x2="0.0756in" svg:y2="0.2587in">
              <text:p/>
            </draw:line>
            <draw:line table:end-cell-address="CGL_3.C10" table:end-x="0.0756in" table:end-y="0.2587in" draw:z-index="132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33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34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35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36" draw:style-name="gr2" draw:text-style-name="P1" svg:x1="0.0756in" svg:y1="0.0043in" svg:x2="0.0756in" svg:y2="0.2587in">
              <text:p/>
            </draw:line>
            <draw:line table:end-cell-address="CGL_3.C10" table:end-x="0.0756in" table:end-y="0.2563in" draw:z-index="137" draw:style-name="gr2" draw:text-style-name="P1" svg:x1="0.0756in" svg:y1="0.002in" svg:x2="0.0756in" svg:y2="0.2563in">
              <text:p/>
            </draw:line>
            <draw:line table:end-cell-address="CGL_3.C10" table:end-x="0.0756in" table:end-y="0.2587in" draw:z-index="178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79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80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81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82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83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84" draw:style-name="gr2" draw:text-style-name="P1" svg:x1="0.0756in" svg:y1="0.0043in" svg:x2="0.0756in" svg:y2="0.2587in">
              <text:p/>
            </draw:line>
            <draw:line table:end-cell-address="CGL_3.C10" table:end-x="0.0756in" table:end-y="0.2559in" draw:z-index="185" draw:style-name="gr2" draw:text-style-name="P1" svg:x1="0.0756in" svg:y1="0.0016in" svg:x2="0.0756in" svg:y2="0.2559in">
              <text:p/>
            </draw:line>
            <draw:line table:end-cell-address="CGL_3.C10" table:end-x="0.0756in" table:end-y="0.261in" draw:z-index="186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87" draw:style-name="gr2" draw:text-style-name="P1" svg:x1="0.0756in" svg:y1="0.0043in" svg:x2="0.0756in" svg:y2="0.2587in">
              <text:p/>
            </draw:line>
            <draw:line table:end-cell-address="CGL_3.C10" table:end-x="0.0756in" table:end-y="0.2587in" draw:z-index="188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89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90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91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92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93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94" draw:style-name="gr2" draw:text-style-name="P1" svg:x1="0.0756in" svg:y1="0.0043in" svg:x2="0.0756in" svg:y2="0.2587in">
              <text:p/>
            </draw:line>
            <draw:line table:end-cell-address="CGL_3.C10" table:end-x="0.0756in" table:end-y="0.2559in" draw:z-index="195" draw:style-name="gr2" draw:text-style-name="P1" svg:x1="0.0756in" svg:y1="0.0016in" svg:x2="0.0756in" svg:y2="0.2559in">
              <text:p/>
            </draw:line>
            <draw:line table:end-cell-address="CGL_3.C10" table:end-x="0.0756in" table:end-y="0.2587in" draw:z-index="196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97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198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199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00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01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02" draw:style-name="gr2" draw:text-style-name="P1" svg:x1="0.0756in" svg:y1="0.0043in" svg:x2="0.0756in" svg:y2="0.2587in">
              <text:p/>
            </draw:line>
            <draw:line table:end-cell-address="CGL_3.C10" table:end-x="0.0756in" table:end-y="0.2587in" draw:z-index="203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04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05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06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07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08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09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10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11" draw:style-name="gr2" draw:text-style-name="P1" svg:x1="0.0756in" svg:y1="0.0043in" svg:x2="0.0756in" svg:y2="0.2587in">
              <text:p/>
            </draw:line>
            <draw:line table:end-cell-address="CGL_3.C10" table:end-x="0.0756in" table:end-y="0.2587in" draw:z-index="212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13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14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15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16" draw:style-name="gr2" draw:text-style-name="P1" svg:x1="0.0756in" svg:y1="0.0043in" svg:x2="0.0756in" svg:y2="0.2587in">
              <text:p/>
            </draw:line>
            <draw:line table:end-cell-address="CGL_3.C10" table:end-x="0.0756in" table:end-y="0.2563in" draw:z-index="217" draw:style-name="gr2" draw:text-style-name="P1" svg:x1="0.0756in" svg:y1="0.002in" svg:x2="0.0756in" svg:y2="0.2563in">
              <text:p/>
            </draw:line>
            <draw:line table:end-cell-address="CGL_3.C10" table:end-x="0.0756in" table:end-y="0.2587in" draw:z-index="258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59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60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61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62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63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64" draw:style-name="gr2" draw:text-style-name="P1" svg:x1="0.0756in" svg:y1="0.0043in" svg:x2="0.0756in" svg:y2="0.2587in">
              <text:p/>
            </draw:line>
            <draw:line table:end-cell-address="CGL_3.C10" table:end-x="0.0756in" table:end-y="0.2559in" draw:z-index="265" draw:style-name="gr2" draw:text-style-name="P1" svg:x1="0.0756in" svg:y1="0.0016in" svg:x2="0.0756in" svg:y2="0.2559in">
              <text:p/>
            </draw:line>
            <draw:line table:end-cell-address="CGL_3.C10" table:end-x="0.0756in" table:end-y="0.261in" draw:z-index="266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67" draw:style-name="gr2" draw:text-style-name="P1" svg:x1="0.0756in" svg:y1="0.0043in" svg:x2="0.0756in" svg:y2="0.2587in">
              <text:p/>
            </draw:line>
            <draw:line table:end-cell-address="CGL_3.C10" table:end-x="0.0756in" table:end-y="0.2587in" draw:z-index="268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69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70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71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72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73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74" draw:style-name="gr2" draw:text-style-name="P1" svg:x1="0.0756in" svg:y1="0.0043in" svg:x2="0.0756in" svg:y2="0.2587in">
              <text:p/>
            </draw:line>
            <draw:line table:end-cell-address="CGL_3.C10" table:end-x="0.0756in" table:end-y="0.2559in" draw:z-index="275" draw:style-name="gr2" draw:text-style-name="P1" svg:x1="0.0756in" svg:y1="0.0016in" svg:x2="0.0756in" svg:y2="0.2559in">
              <text:p/>
            </draw:line>
            <draw:line table:end-cell-address="CGL_3.C10" table:end-x="0.0756in" table:end-y="0.2587in" draw:z-index="276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77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78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79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80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81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82" draw:style-name="gr2" draw:text-style-name="P1" svg:x1="0.0756in" svg:y1="0.0043in" svg:x2="0.0756in" svg:y2="0.2587in">
              <text:p/>
            </draw:line>
            <draw:line table:end-cell-address="CGL_3.C10" table:end-x="0.0756in" table:end-y="0.2587in" draw:z-index="283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84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85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86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87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88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89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90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91" draw:style-name="gr2" draw:text-style-name="P1" svg:x1="0.0756in" svg:y1="0.0043in" svg:x2="0.0756in" svg:y2="0.2587in">
              <text:p/>
            </draw:line>
            <draw:line table:end-cell-address="CGL_3.C10" table:end-x="0.0756in" table:end-y="0.2587in" draw:z-index="292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93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94" draw:style-name="gr2" draw:text-style-name="P1" svg:x1="0.0756in" svg:y1="0.0043in" svg:x2="0.0756in" svg:y2="0.2587in">
              <text:p/>
            </draw:line>
            <draw:line table:end-cell-address="CGL_3.C10" table:end-x="0.0756in" table:end-y="0.261in" draw:z-index="295" draw:style-name="gr2" draw:text-style-name="P1" svg:x1="0.0756in" svg:y1="0.0067in" svg:x2="0.0756in" svg:y2="0.261in">
              <text:p/>
            </draw:line>
            <draw:line table:end-cell-address="CGL_3.C10" table:end-x="0.0756in" table:end-y="0.2587in" draw:z-index="296" draw:style-name="gr2" draw:text-style-name="P1" svg:x1="0.0756in" svg:y1="0.0043in" svg:x2="0.0756in" svg:y2="0.2587in">
              <text:p/>
            </draw:line>
          </table:table-cell>
          <table:table-cell table:style-name="Default" table:number-columns-repeated="10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8" office:value-type="float" office:value="0.2">
            <text:p>0.20</text:p>
          </table:table-cell>
          <table:table-cell table:style-name="ce24" office:value-type="string">
            <text:p>x</text:p>
            <draw:line table:end-cell-address="CGL_3.C12" table:end-x="0.0756in" table:end-y="0.2484in" draw:z-index="342" draw:style-name="gr2" draw:text-style-name="P1" svg:x1="0.0756in" svg:y1="0.2602in" svg:x2="0.0756in" svg:y2="0.5146in">
              <text:p/>
            </draw:line>
            <draw:line table:end-cell-address="CGL_3.C12" table:end-x="0.0756in" table:end-y="0.2484in" draw:z-index="345" draw:style-name="gr2" draw:text-style-name="P1" svg:x1="0.0756in" svg:y1="0.2602in" svg:x2="0.0756in" svg:y2="0.5146in">
              <text:p/>
            </draw:line>
            <draw:line table:end-cell-address="CGL_3.C12" table:end-x="0.0756in" table:end-y="0.2535in" draw:z-index="346" draw:style-name="gr2" draw:text-style-name="P1" svg:x1="0.0756in" svg:y1="0.2654in" svg:x2="0.0756in" svg:y2="0.5197in">
              <text:p/>
            </draw:line>
            <draw:line table:end-cell-address="CGL_3.C12" table:end-x="0.0756in" table:end-y="0.2484in" draw:z-index="350" draw:style-name="gr2" draw:text-style-name="P1" svg:x1="0.0756in" svg:y1="0.2602in" svg:x2="0.0756in" svg:y2="0.5146in">
              <text:p/>
            </draw:line>
            <draw:line table:end-cell-address="CGL_3.C12" table:end-x="0.0756in" table:end-y="0.2484in" draw:z-index="356" draw:style-name="gr2" draw:text-style-name="P1" svg:x1="0.0756in" svg:y1="0.2602in" svg:x2="0.0756in" svg:y2="0.5146in">
              <text:p/>
            </draw:line>
            <draw:line table:end-cell-address="CGL_3.C12" table:end-x="0.0756in" table:end-y="0.2484in" draw:z-index="359" draw:style-name="gr2" draw:text-style-name="P1" svg:x1="0.0756in" svg:y1="0.2602in" svg:x2="0.0756in" svg:y2="0.5146in">
              <text:p/>
            </draw:line>
            <draw:line table:end-cell-address="CGL_3.C12" table:end-x="0.0756in" table:end-y="0.2535in" draw:z-index="360" draw:style-name="gr2" draw:text-style-name="P1" svg:x1="0.0756in" svg:y1="0.2654in" svg:x2="0.0756in" svg:y2="0.5197in">
              <text:p/>
            </draw:line>
            <draw:line table:end-cell-address="CGL_3.C12" table:end-x="0.0756in" table:end-y="0.2535in" draw:z-index="362" draw:style-name="gr2" draw:text-style-name="P1" svg:x1="0.0756in" svg:y1="0.2654in" svg:x2="0.0756in" svg:y2="0.5197in">
              <text:p/>
            </draw:line>
            <draw:line table:end-cell-address="CGL_3.C12" table:end-x="0.0756in" table:end-y="0.2484in" draw:z-index="368" draw:style-name="gr2" draw:text-style-name="P1" svg:x1="0.0756in" svg:y1="0.2602in" svg:x2="0.0756in" svg:y2="0.5146in">
              <text:p/>
            </draw:line>
            <draw:line table:end-cell-address="CGL_3.C12" table:end-x="0.0756in" table:end-y="0.2484in" draw:z-index="371" draw:style-name="gr2" draw:text-style-name="P1" svg:x1="0.0756in" svg:y1="0.2602in" svg:x2="0.0756in" svg:y2="0.5146in">
              <text:p/>
            </draw:line>
            <draw:line table:end-cell-address="CGL_3.C12" table:end-x="0.0756in" table:end-y="0.2484in" draw:z-index="377" draw:style-name="gr2" draw:text-style-name="P1" svg:x1="0.0756in" svg:y1="0.2602in" svg:x2="0.0756in" svg:y2="0.5146in">
              <text:p/>
            </draw:line>
            <draw:line table:end-cell-address="CGL_3.C12" table:end-x="0.0756in" table:end-y="0.2484in" draw:z-index="380" draw:style-name="gr2" draw:text-style-name="P1" svg:x1="0.0756in" svg:y1="0.2602in" svg:x2="0.0756in" svg:y2="0.5146in">
              <text:p/>
            </draw:line>
            <draw:line table:end-cell-address="CGL_3.C12" table:end-x="0.0756in" table:end-y="0.2535in" draw:z-index="381" draw:style-name="gr2" draw:text-style-name="P1" svg:x1="0.0756in" svg:y1="0.2654in" svg:x2="0.0756in" svg:y2="0.5197in">
              <text:p/>
            </draw:line>
            <draw:line table:end-cell-address="CGL_3.C12" table:end-x="0.0756in" table:end-y="0.2484in" draw:z-index="384" draw:style-name="gr2" draw:text-style-name="P1" svg:x1="0.0756in" svg:y1="0.2602in" svg:x2="0.0756in" svg:y2="0.5146in">
              <text:p/>
            </draw:line>
            <draw:line table:end-cell-address="CGL_3.C12" table:end-x="0.0756in" table:end-y="0.2535in" draw:z-index="390" draw:style-name="gr2" draw:text-style-name="P1" svg:x1="0.0756in" svg:y1="0.2654in" svg:x2="0.0756in" svg:y2="0.5197in">
              <text:p/>
            </draw:line>
            <draw:line table:end-cell-address="CGL_3.C12" table:end-x="0.0756in" table:end-y="0.2472in" draw:z-index="391" draw:style-name="gr2" draw:text-style-name="P1" svg:x1="0.0756in" svg:y1="0.2591in" svg:x2="0.0756in" svg:y2="0.5134in">
              <text:p/>
            </draw:line>
            <draw:line table:end-cell-address="CGL_3.C12" table:end-x="0.0756in" table:end-y="0.2484in" draw:z-index="912" draw:style-name="gr2" draw:text-style-name="P1" svg:x1="0.0756in" svg:y1="0.2602in" svg:x2="0.0756in" svg:y2="0.5146in">
              <text:p/>
            </draw:line>
            <draw:line table:end-cell-address="CGL_3.C12" table:end-x="0.0756in" table:end-y="0.2484in" draw:z-index="915" draw:style-name="gr2" draw:text-style-name="P1" svg:x1="0.0756in" svg:y1="0.2602in" svg:x2="0.0756in" svg:y2="0.5146in">
              <text:p/>
            </draw:line>
            <draw:line table:end-cell-address="CGL_3.C12" table:end-x="0.0756in" table:end-y="0.2535in" draw:z-index="916" draw:style-name="gr2" draw:text-style-name="P1" svg:x1="0.0756in" svg:y1="0.2654in" svg:x2="0.0756in" svg:y2="0.5197in">
              <text:p/>
            </draw:line>
            <draw:line table:end-cell-address="CGL_3.C12" table:end-x="0.0756in" table:end-y="0.2484in" draw:z-index="920" draw:style-name="gr2" draw:text-style-name="P1" svg:x1="0.0756in" svg:y1="0.2602in" svg:x2="0.0756in" svg:y2="0.5146in">
              <text:p/>
            </draw:line>
            <draw:line table:end-cell-address="CGL_3.C12" table:end-x="0.0756in" table:end-y="0.2484in" draw:z-index="926" draw:style-name="gr2" draw:text-style-name="P1" svg:x1="0.0756in" svg:y1="0.2602in" svg:x2="0.0756in" svg:y2="0.5146in">
              <text:p/>
            </draw:line>
            <draw:line table:end-cell-address="CGL_3.C12" table:end-x="0.0756in" table:end-y="0.2484in" draw:z-index="929" draw:style-name="gr2" draw:text-style-name="P1" svg:x1="0.0756in" svg:y1="0.2602in" svg:x2="0.0756in" svg:y2="0.5146in">
              <text:p/>
            </draw:line>
            <draw:line table:end-cell-address="CGL_3.C12" table:end-x="0.0756in" table:end-y="0.2535in" draw:z-index="930" draw:style-name="gr2" draw:text-style-name="P1" svg:x1="0.0756in" svg:y1="0.2654in" svg:x2="0.0756in" svg:y2="0.5197in">
              <text:p/>
            </draw:line>
            <draw:line table:end-cell-address="CGL_3.C12" table:end-x="0.0756in" table:end-y="0.2535in" draw:z-index="932" draw:style-name="gr2" draw:text-style-name="P1" svg:x1="0.0756in" svg:y1="0.2654in" svg:x2="0.0756in" svg:y2="0.5197in">
              <text:p/>
            </draw:line>
            <draw:line table:end-cell-address="CGL_3.C12" table:end-x="0.0756in" table:end-y="0.2484in" draw:z-index="938" draw:style-name="gr2" draw:text-style-name="P1" svg:x1="0.0756in" svg:y1="0.2602in" svg:x2="0.0756in" svg:y2="0.5146in">
              <text:p/>
            </draw:line>
            <draw:line table:end-cell-address="CGL_3.C12" table:end-x="0.0756in" table:end-y="0.2484in" draw:z-index="941" draw:style-name="gr2" draw:text-style-name="P1" svg:x1="0.0756in" svg:y1="0.2602in" svg:x2="0.0756in" svg:y2="0.5146in">
              <text:p/>
            </draw:line>
            <draw:line table:end-cell-address="CGL_3.C12" table:end-x="0.0756in" table:end-y="0.2484in" draw:z-index="947" draw:style-name="gr2" draw:text-style-name="P1" svg:x1="0.0756in" svg:y1="0.2602in" svg:x2="0.0756in" svg:y2="0.5146in">
              <text:p/>
            </draw:line>
            <draw:line table:end-cell-address="CGL_3.C12" table:end-x="0.0756in" table:end-y="0.2484in" draw:z-index="950" draw:style-name="gr2" draw:text-style-name="P1" svg:x1="0.0756in" svg:y1="0.2602in" svg:x2="0.0756in" svg:y2="0.5146in">
              <text:p/>
            </draw:line>
            <draw:line table:end-cell-address="CGL_3.C12" table:end-x="0.0756in" table:end-y="0.2535in" draw:z-index="951" draw:style-name="gr2" draw:text-style-name="P1" svg:x1="0.0756in" svg:y1="0.2654in" svg:x2="0.0756in" svg:y2="0.5197in">
              <text:p/>
            </draw:line>
            <draw:line table:end-cell-address="CGL_3.C12" table:end-x="0.0756in" table:end-y="0.2484in" draw:z-index="954" draw:style-name="gr2" draw:text-style-name="P1" svg:x1="0.0756in" svg:y1="0.2602in" svg:x2="0.0756in" svg:y2="0.5146in">
              <text:p/>
            </draw:line>
            <draw:line table:end-cell-address="CGL_3.C12" table:end-x="0.0756in" table:end-y="0.2535in" draw:z-index="960" draw:style-name="gr2" draw:text-style-name="P1" svg:x1="0.0756in" svg:y1="0.2654in" svg:x2="0.0756in" svg:y2="0.5197in">
              <text:p/>
            </draw:line>
            <draw:line table:end-cell-address="CGL_3.C12" table:end-x="0.0756in" table:end-y="0.2472in" draw:z-index="961" draw:style-name="gr2" draw:text-style-name="P1" svg:x1="0.0756in" svg:y1="0.2591in" svg:x2="0.0756in" svg:y2="0.5134in">
              <text:p/>
            </draw:line>
          </table:table-cell>
          <table:table-cell table:style-name="ce32" office:value-type="float" office:value="762">
            <text:p>762</text:p>
          </table:table-cell>
          <table:table-cell table:style-name="ce7" office:value-type="float" office:value="100">
            <text:p>100</text:p>
          </table:table-cell>
          <table:table-cell table:style-name="ce41" table:formula="of:=+[.E11]/([.B11]*[.D11]*7.85/1000000)" office:value-type="float" office:value="83588.2775799522">
            <text:p>83588</text:p>
          </table:table-cell>
          <table:table-cell table:style-name="ce7" office:value-type="string">
            <text:p>GUJARAT</text:p>
          </table:table-cell>
          <table:table-cell table:style-name="ce7" office:value-type="float" office:value="70">
            <text:p>70</text:p>
          </table:table-cell>
          <table:table-cell table:style-name="ce41" table:formula="of:=+[.F11]/[.H11]" office:value-type="float" office:value="1194.11825114217">
            <text:p>1194</text:p>
          </table:table-cell>
          <table:table-cell table:style-name="ce49" table:formula="of:=+[.I11]/60" office:value-type="float" office:value="19.9019708523696">
            <text:p>20</text:p>
          </table:table-cell>
          <table:table-cell table:style-name="ce7" office:value-type="string">
            <text:p>G-550</text:p>
          </table:table-cell>
          <table:table-cell table:style-name="ce7" office:value-type="string">
            <text:p>Z12</text:p>
          </table:table-cell>
          <table:table-cell table:style-name="ce7" office:value-type="string">
            <text:p>3 – 6</text:p>
          </table:table-cell>
          <table:table-cell table:style-name="ce60" office:value-type="string" table:number-columns-spanned="2" table:number-rows-spanned="1">
            <text:p>GELOMBANG</text:p>
          </table:table-cell>
          <table:covered-table-cell table:style-name="ce32"/>
          <table:table-cell table:style-name="ce7" office:value-type="string">
            <text:p>CROM</text:p>
          </table:table-cell>
          <table:table-cell table:style-name="ce7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/>
          <table:table-cell table:style-name="Default">
            <draw:line table:end-cell-address="CGL_3.C12" table:end-x="0.0756in" table:end-y="0.2587in" draw:z-index="58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5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60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6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6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6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64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65" draw:style-name="gr2" draw:text-style-name="P1" svg:x1="0.0756in" svg:y1="0.0016in" svg:x2="0.0756in" svg:y2="0.2559in">
              <text:p/>
            </draw:line>
            <draw:line table:end-cell-address="CGL_3.C12" table:end-x="0.0756in" table:end-y="0.261in" draw:z-index="6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67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68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6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70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7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7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7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74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75" draw:style-name="gr2" draw:text-style-name="P1" svg:x1="0.0756in" svg:y1="0.0016in" svg:x2="0.0756in" svg:y2="0.2559in">
              <text:p/>
            </draw:line>
            <draw:line table:end-cell-address="CGL_3.C12" table:end-x="0.0756in" table:end-y="0.2587in" draw:z-index="76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77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78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7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80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8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82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8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8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8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8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8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8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89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0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1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9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4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5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6" draw:style-name="gr2" draw:text-style-name="P1" svg:x1="0.0756in" svg:y1="0.0043in" svg:x2="0.0756in" svg:y2="0.2587in">
              <text:p/>
            </draw:line>
            <draw:line table:end-cell-address="CGL_3.C12" table:end-x="0.0756in" table:end-y="0.2563in" draw:z-index="97" draw:style-name="gr2" draw:text-style-name="P1" svg:x1="0.0756in" svg:y1="0.002in" svg:x2="0.0756in" svg:y2="0.2563in">
              <text:p/>
            </draw:line>
            <draw:line table:end-cell-address="CGL_3.C12" table:end-x="0.0756in" table:end-y="0.2587in" draw:z-index="138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3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40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4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4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4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44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145" draw:style-name="gr2" draw:text-style-name="P1" svg:x1="0.0756in" svg:y1="0.0016in" svg:x2="0.0756in" svg:y2="0.2559in">
              <text:p/>
            </draw:line>
            <draw:line table:end-cell-address="CGL_3.C12" table:end-x="0.0756in" table:end-y="0.261in" draw:z-index="14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47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148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4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50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5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5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5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54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155" draw:style-name="gr2" draw:text-style-name="P1" svg:x1="0.0756in" svg:y1="0.0016in" svg:x2="0.0756in" svg:y2="0.2559in">
              <text:p/>
            </draw:line>
            <draw:line table:end-cell-address="CGL_3.C12" table:end-x="0.0756in" table:end-y="0.2587in" draw:z-index="156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57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58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5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60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6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62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16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6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6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6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6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6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69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70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71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17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7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74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75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76" draw:style-name="gr2" draw:text-style-name="P1" svg:x1="0.0756in" svg:y1="0.0043in" svg:x2="0.0756in" svg:y2="0.2587in">
              <text:p/>
            </draw:line>
            <draw:line table:end-cell-address="CGL_3.C12" table:end-x="0.0756in" table:end-y="0.2563in" draw:z-index="177" draw:style-name="gr2" draw:text-style-name="P1" svg:x1="0.0756in" svg:y1="0.002in" svg:x2="0.0756in" svg:y2="0.2563in">
              <text:p/>
            </draw:line>
            <draw:line table:end-cell-address="CGL_3.C12" table:end-x="0.0756in" table:end-y="0.2587in" draw:z-index="218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1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20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2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2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2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24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225" draw:style-name="gr2" draw:text-style-name="P1" svg:x1="0.0756in" svg:y1="0.0016in" svg:x2="0.0756in" svg:y2="0.2559in">
              <text:p/>
            </draw:line>
            <draw:line table:end-cell-address="CGL_3.C12" table:end-x="0.0756in" table:end-y="0.261in" draw:z-index="22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27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228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2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30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3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3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3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34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235" draw:style-name="gr2" draw:text-style-name="P1" svg:x1="0.0756in" svg:y1="0.0016in" svg:x2="0.0756in" svg:y2="0.2559in">
              <text:p/>
            </draw:line>
            <draw:line table:end-cell-address="CGL_3.C12" table:end-x="0.0756in" table:end-y="0.2587in" draw:z-index="236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37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38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3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40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4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42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24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4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4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4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4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4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49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50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51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25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5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54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255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256" draw:style-name="gr2" draw:text-style-name="P1" svg:x1="0.0756in" svg:y1="0.0043in" svg:x2="0.0756in" svg:y2="0.2587in">
              <text:p/>
            </draw:line>
            <draw:line table:end-cell-address="CGL_3.C12" table:end-x="0.0756in" table:end-y="0.2563in" draw:z-index="257" draw:style-name="gr2" draw:text-style-name="P1" svg:x1="0.0756in" svg:y1="0.002in" svg:x2="0.0756in" svg:y2="0.2563in">
              <text:p/>
            </draw:line>
            <draw:line table:end-cell-address="CGL_3.C12" table:end-x="0.0756in" table:end-y="0.2591in" draw:z-index="297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298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299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00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01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02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03" draw:style-name="gr2" draw:text-style-name="P1" svg:x1="0.0756in" svg:y1="0.0047in" svg:x2="0.0756in" svg:y2="0.2591in">
              <text:p/>
            </draw:line>
            <draw:line table:end-cell-address="CGL_3.C12" table:end-x="0.0756in" table:end-y="0.2563in" draw:z-index="304" draw:style-name="gr2" draw:text-style-name="P1" svg:x1="0.0756in" svg:y1="0.002in" svg:x2="0.0756in" svg:y2="0.2563in">
              <text:p/>
            </draw:line>
            <draw:line table:end-cell-address="CGL_3.C12" table:end-x="0.0756in" table:end-y="0.2614in" draw:z-index="305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06" draw:style-name="gr2" draw:text-style-name="P1" svg:x1="0.0756in" svg:y1="0.0047in" svg:x2="0.0756in" svg:y2="0.2591in">
              <text:p/>
            </draw:line>
            <draw:line table:end-cell-address="CGL_3.C12" table:end-x="0.0756in" table:end-y="0.2591in" draw:z-index="307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08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09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10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11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12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13" draw:style-name="gr2" draw:text-style-name="P1" svg:x1="0.0756in" svg:y1="0.0047in" svg:x2="0.0756in" svg:y2="0.2591in">
              <text:p/>
            </draw:line>
            <draw:line table:end-cell-address="CGL_3.C12" table:end-x="0.0756in" table:end-y="0.2563in" draw:z-index="314" draw:style-name="gr2" draw:text-style-name="P1" svg:x1="0.0756in" svg:y1="0.002in" svg:x2="0.0756in" svg:y2="0.2563in">
              <text:p/>
            </draw:line>
            <draw:line table:end-cell-address="CGL_3.C12" table:end-x="0.0756in" table:end-y="0.2591in" draw:z-index="315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16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17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18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19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20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21" draw:style-name="gr2" draw:text-style-name="P1" svg:x1="0.0756in" svg:y1="0.0047in" svg:x2="0.0756in" svg:y2="0.2591in">
              <text:p/>
            </draw:line>
            <draw:line table:end-cell-address="CGL_3.C12" table:end-x="0.0756in" table:end-y="0.2591in" draw:z-index="322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23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24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25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26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27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28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29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30" draw:style-name="gr2" draw:text-style-name="P1" svg:x1="0.0756in" svg:y1="0.0047in" svg:x2="0.0756in" svg:y2="0.2591in">
              <text:p/>
            </draw:line>
            <draw:line table:end-cell-address="CGL_3.C12" table:end-x="0.0756in" table:end-y="0.2591in" draw:z-index="331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32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33" draw:style-name="gr2" draw:text-style-name="P1" svg:x1="0.0756in" svg:y1="0.0047in" svg:x2="0.0756in" svg:y2="0.2591in">
              <text:p/>
            </draw:line>
            <draw:line table:end-cell-address="CGL_3.C12" table:end-x="0.0756in" table:end-y="0.2614in" draw:z-index="334" draw:style-name="gr2" draw:text-style-name="P1" svg:x1="0.0756in" svg:y1="0.0071in" svg:x2="0.0756in" svg:y2="0.2614in">
              <text:p/>
            </draw:line>
            <draw:line table:end-cell-address="CGL_3.C12" table:end-x="0.0756in" table:end-y="0.2591in" draw:z-index="335" draw:style-name="gr2" draw:text-style-name="P1" svg:x1="0.0756in" svg:y1="0.0047in" svg:x2="0.0756in" svg:y2="0.2591in">
              <text:p/>
            </draw:line>
            <draw:line table:end-cell-address="CGL_3.C12" table:end-x="0.0756in" table:end-y="0.2567in" draw:z-index="336" draw:style-name="gr2" draw:text-style-name="P1" svg:x1="0.0756in" svg:y1="0.0024in" svg:x2="0.0756in" svg:y2="0.2567in">
              <text:p/>
            </draw:line>
            <draw:line table:end-cell-address="CGL_3.C12" table:end-x="0.0756in" table:end-y="0.2587in" draw:z-index="33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3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39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40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41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4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44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347" draw:style-name="gr2" draw:text-style-name="P1" svg:x1="0.0756in" svg:y1="0.0016in" svg:x2="0.0756in" svg:y2="0.2559in">
              <text:p/>
            </draw:line>
            <draw:line table:end-cell-address="CGL_3.C12" table:end-x="0.0756in" table:end-y="0.261in" draw:z-index="34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49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351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52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5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5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5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57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58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361" draw:style-name="gr2" draw:text-style-name="P1" svg:x1="0.0756in" svg:y1="0.0016in" svg:x2="0.0756in" svg:y2="0.2559in">
              <text:p/>
            </draw:line>
            <draw:line table:end-cell-address="CGL_3.C12" table:end-x="0.0756in" table:end-y="0.2587in" draw:z-index="36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6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6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6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6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6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70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37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7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74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75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76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7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79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82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83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38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8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8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8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89" draw:style-name="gr2" draw:text-style-name="P1" svg:x1="0.0756in" svg:y1="0.0043in" svg:x2="0.0756in" svg:y2="0.2587in">
              <text:p/>
            </draw:line>
            <draw:line table:end-cell-address="CGL_3.C12" table:end-x="0.0756in" table:end-y="0.2563in" draw:z-index="392" draw:style-name="gr2" draw:text-style-name="P1" svg:x1="0.0756in" svg:y1="0.002in" svg:x2="0.0756in" svg:y2="0.2563in">
              <text:p/>
            </draw:line>
            <draw:line table:end-cell-address="CGL_3.C12" table:end-x="0.0756in" table:end-y="0.2587in" draw:z-index="39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9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9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9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9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39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399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400" draw:style-name="gr2" draw:text-style-name="P1" svg:x1="0.0756in" svg:y1="0.0016in" svg:x2="0.0756in" svg:y2="0.2559in">
              <text:p/>
            </draw:line>
            <draw:line table:end-cell-address="CGL_3.C12" table:end-x="0.0756in" table:end-y="0.261in" draw:z-index="40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402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40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40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40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40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40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40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409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410" draw:style-name="gr2" draw:text-style-name="P1" svg:x1="0.0756in" svg:y1="0.0016in" svg:x2="0.0756in" svg:y2="0.2559in">
              <text:p/>
            </draw:line>
            <draw:line table:end-cell-address="CGL_3.C12" table:end-x="0.0756in" table:end-y="0.2587in" draw:z-index="411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412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41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41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41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41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417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418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41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420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42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42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42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424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425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426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42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42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429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430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0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0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09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10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11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1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14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917" draw:style-name="gr2" draw:text-style-name="P1" svg:x1="0.0756in" svg:y1="0.0016in" svg:x2="0.0756in" svg:y2="0.2559in">
              <text:p/>
            </draw:line>
            <draw:line table:end-cell-address="CGL_3.C12" table:end-x="0.0756in" table:end-y="0.261in" draw:z-index="91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19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921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22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2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2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2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27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28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931" draw:style-name="gr2" draw:text-style-name="P1" svg:x1="0.0756in" svg:y1="0.0016in" svg:x2="0.0756in" svg:y2="0.2559in">
              <text:p/>
            </draw:line>
            <draw:line table:end-cell-address="CGL_3.C12" table:end-x="0.0756in" table:end-y="0.2587in" draw:z-index="93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3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3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3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3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3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40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94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4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44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45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46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4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49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52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53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95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5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5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5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59" draw:style-name="gr2" draw:text-style-name="P1" svg:x1="0.0756in" svg:y1="0.0043in" svg:x2="0.0756in" svg:y2="0.2587in">
              <text:p/>
            </draw:line>
            <draw:line table:end-cell-address="CGL_3.C12" table:end-x="0.0756in" table:end-y="0.2563in" draw:z-index="962" draw:style-name="gr2" draw:text-style-name="P1" svg:x1="0.0756in" svg:y1="0.002in" svg:x2="0.0756in" svg:y2="0.2563in">
              <text:p/>
            </draw:line>
            <draw:line table:end-cell-address="CGL_3.C12" table:end-x="0.0756in" table:end-y="0.2587in" draw:z-index="96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6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6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6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6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6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69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970" draw:style-name="gr2" draw:text-style-name="P1" svg:x1="0.0756in" svg:y1="0.0016in" svg:x2="0.0756in" svg:y2="0.2559in">
              <text:p/>
            </draw:line>
            <draw:line table:end-cell-address="CGL_3.C12" table:end-x="0.0756in" table:end-y="0.261in" draw:z-index="97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72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97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7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7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7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7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7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79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980" draw:style-name="gr2" draw:text-style-name="P1" svg:x1="0.0756in" svg:y1="0.0016in" svg:x2="0.0756in" svg:y2="0.2559in">
              <text:p/>
            </draw:line>
            <draw:line table:end-cell-address="CGL_3.C12" table:end-x="0.0756in" table:end-y="0.2587in" draw:z-index="981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82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8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8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8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8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87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988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8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90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9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9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9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94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95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96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99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99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999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00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01" draw:style-name="gr2" draw:text-style-name="P1" svg:x1="0.0756in" svg:y1="0.0043in" svg:x2="0.0756in" svg:y2="0.2587in">
              <text:p/>
            </draw:line>
            <draw:line table:end-cell-address="CGL_3.C12" table:end-x="0.0756in" table:end-y="0.2563in" draw:z-index="1002" draw:style-name="gr2" draw:text-style-name="P1" svg:x1="0.0756in" svg:y1="0.002in" svg:x2="0.0756in" svg:y2="0.2563in">
              <text:p/>
            </draw:line>
            <draw:line table:end-cell-address="CGL_3.C12" table:end-x="0.0756in" table:end-y="0.2587in" draw:z-index="100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0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0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0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0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0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09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1010" draw:style-name="gr2" draw:text-style-name="P1" svg:x1="0.0756in" svg:y1="0.0016in" svg:x2="0.0756in" svg:y2="0.2559in">
              <text:p/>
            </draw:line>
            <draw:line table:end-cell-address="CGL_3.C12" table:end-x="0.0756in" table:end-y="0.261in" draw:z-index="101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12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101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1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1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1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1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1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19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1020" draw:style-name="gr2" draw:text-style-name="P1" svg:x1="0.0756in" svg:y1="0.0016in" svg:x2="0.0756in" svg:y2="0.2559in">
              <text:p/>
            </draw:line>
            <draw:line table:end-cell-address="CGL_3.C12" table:end-x="0.0756in" table:end-y="0.2587in" draw:z-index="1021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22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2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2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2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2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27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1028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2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30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3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3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3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34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35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36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103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3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39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40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41" draw:style-name="gr2" draw:text-style-name="P1" svg:x1="0.0756in" svg:y1="0.0043in" svg:x2="0.0756in" svg:y2="0.2587in">
              <text:p/>
            </draw:line>
            <draw:line table:end-cell-address="CGL_3.C12" table:end-x="0.0756in" table:end-y="0.2563in" draw:z-index="1042" draw:style-name="gr2" draw:text-style-name="P1" svg:x1="0.0756in" svg:y1="0.002in" svg:x2="0.0756in" svg:y2="0.2563in">
              <text:p/>
            </draw:line>
            <draw:line table:end-cell-address="CGL_3.C12" table:end-x="0.0756in" table:end-y="0.2587in" draw:z-index="104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4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4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4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4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4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49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1050" draw:style-name="gr2" draw:text-style-name="P1" svg:x1="0.0756in" svg:y1="0.0016in" svg:x2="0.0756in" svg:y2="0.2559in">
              <text:p/>
            </draw:line>
            <draw:line table:end-cell-address="CGL_3.C12" table:end-x="0.0756in" table:end-y="0.261in" draw:z-index="105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52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105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5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5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5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5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5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59" draw:style-name="gr2" draw:text-style-name="P1" svg:x1="0.0756in" svg:y1="0.0043in" svg:x2="0.0756in" svg:y2="0.2587in">
              <text:p/>
            </draw:line>
            <draw:line table:end-cell-address="CGL_3.C12" table:end-x="0.0756in" table:end-y="0.2559in" draw:z-index="1060" draw:style-name="gr2" draw:text-style-name="P1" svg:x1="0.0756in" svg:y1="0.0016in" svg:x2="0.0756in" svg:y2="0.2559in">
              <text:p/>
            </draw:line>
            <draw:line table:end-cell-address="CGL_3.C12" table:end-x="0.0756in" table:end-y="0.2587in" draw:z-index="1061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62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63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64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65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66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67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1068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69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70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71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72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73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74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75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76" draw:style-name="gr2" draw:text-style-name="P1" svg:x1="0.0756in" svg:y1="0.0043in" svg:x2="0.0756in" svg:y2="0.2587in">
              <text:p/>
            </draw:line>
            <draw:line table:end-cell-address="CGL_3.C12" table:end-x="0.0756in" table:end-y="0.2587in" draw:z-index="1077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78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79" draw:style-name="gr2" draw:text-style-name="P1" svg:x1="0.0756in" svg:y1="0.0043in" svg:x2="0.0756in" svg:y2="0.2587in">
              <text:p/>
            </draw:line>
            <draw:line table:end-cell-address="CGL_3.C12" table:end-x="0.0756in" table:end-y="0.261in" draw:z-index="1080" draw:style-name="gr2" draw:text-style-name="P1" svg:x1="0.0756in" svg:y1="0.0067in" svg:x2="0.0756in" svg:y2="0.261in">
              <text:p/>
            </draw:line>
            <draw:line table:end-cell-address="CGL_3.C12" table:end-x="0.0756in" table:end-y="0.2587in" draw:z-index="1081" draw:style-name="gr2" draw:text-style-name="P1" svg:x1="0.0756in" svg:y1="0.0043in" svg:x2="0.0756in" svg:y2="0.2587in">
              <text:p/>
            </draw:line>
          </table:table-cell>
          <table:table-cell table:style-name="Default" table:number-columns-repeated="10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8" office:value-type="float" office:value="0.25">
            <text:p>0.25</text:p>
          </table:table-cell>
          <table:table-cell table:style-name="ce24" office:value-type="string">
            <text:p>x</text:p>
          </table:table-cell>
          <table:table-cell table:style-name="ce32" office:value-type="float" office:value="914">
            <text:p>914</text:p>
          </table:table-cell>
          <table:table-cell table:style-name="ce7" office:value-type="float" office:value="100">
            <text:p>100</text:p>
          </table:table-cell>
          <table:table-cell table:style-name="ce41" table:formula="of:=+[.E13]/([.B13]*[.D13]*7.85/1000000)" office:value-type="float" office:value="55749.9059220338">
            <text:p>55750</text:p>
          </table:table-cell>
          <table:table-cell table:style-name="ce7" office:value-type="string">
            <text:p>ESSAR</text:p>
          </table:table-cell>
          <table:table-cell table:style-name="ce7" office:value-type="float" office:value="70">
            <text:p>70</text:p>
          </table:table-cell>
          <table:table-cell table:style-name="ce41" table:formula="of:=+[.F13]/[.H13]" office:value-type="float" office:value="796.427227457625">
            <text:p>796</text:p>
          </table:table-cell>
          <table:table-cell table:style-name="ce49" table:formula="of:=+[.I13]/60" office:value-type="float" office:value="13.2737871242938">
            <text:p>13</text:p>
          </table:table-cell>
          <table:table-cell table:style-name="ce7" office:value-type="string">
            <text:p>G-550</text:p>
          </table:table-cell>
          <table:table-cell table:style-name="ce7" office:value-type="string">
            <text:p>Z12</text:p>
          </table:table-cell>
          <table:table-cell table:style-name="ce7" office:value-type="string">
            <text:p>3 – 6</text:p>
          </table:table-cell>
          <table:table-cell table:style-name="ce61" office:value-type="string" table:number-columns-spanned="2" table:number-rows-spanned="1">
            <text:p>GELOMBANG</text:p>
          </table:table-cell>
          <table:covered-table-cell table:style-name="ce65"/>
          <table:table-cell table:style-name="ce68" office:value-type="string">
            <text:p>CROM</text:p>
          </table:table-cell>
          <table:table-cell table:style-name="ce72"/>
          <table:table-cell table:style-name="ce78" table:number-columns-repeated="1006"/>
          <table:table-cell table:style-name="ce80"/>
        </table:table-row>
        <table:table-row table:style-name="ro4">
          <table:table-cell table:style-name="ce8"/>
          <table:table-cell table:style-name="Default"/>
          <table:table-cell table:style-name="Default">
            <draw:line table:end-cell-address="CGL_3.C14" table:end-x="0.0756in" table:end-y="0.2587in" draw:z-index="43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3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3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3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3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3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37" draw:style-name="gr2" draw:text-style-name="P1" svg:x1="0.0756in" svg:y1="0.0043in" svg:x2="0.0756in" svg:y2="0.2587in">
              <text:p/>
            </draw:line>
            <draw:line table:end-cell-address="CGL_3.C14" table:end-x="0.0756in" table:end-y="0.2559in" draw:z-index="438" draw:style-name="gr2" draw:text-style-name="P1" svg:x1="0.0756in" svg:y1="0.0016in" svg:x2="0.0756in" svg:y2="0.2559in">
              <text:p/>
            </draw:line>
            <draw:line table:end-cell-address="CGL_3.C14" table:end-x="0.0756in" table:end-y="0.261in" draw:z-index="439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40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44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4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4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4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4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4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47" draw:style-name="gr2" draw:text-style-name="P1" svg:x1="0.0756in" svg:y1="0.0043in" svg:x2="0.0756in" svg:y2="0.2587in">
              <text:p/>
            </draw:line>
            <draw:line table:end-cell-address="CGL_3.C14" table:end-x="0.0756in" table:end-y="0.2559in" draw:z-index="448" draw:style-name="gr2" draw:text-style-name="P1" svg:x1="0.0756in" svg:y1="0.0016in" svg:x2="0.0756in" svg:y2="0.2559in">
              <text:p/>
            </draw:line>
            <draw:line table:end-cell-address="CGL_3.C14" table:end-x="0.0756in" table:end-y="0.2587in" draw:z-index="449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50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5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5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5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5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55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456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57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58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59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60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61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62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63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64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46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6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67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68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69" draw:style-name="gr2" draw:text-style-name="P1" svg:x1="0.0756in" svg:y1="0.0043in" svg:x2="0.0756in" svg:y2="0.2587in">
              <text:p/>
            </draw:line>
            <draw:line table:end-cell-address="CGL_3.C14" table:end-x="0.0756in" table:end-y="0.2563in" draw:z-index="470" draw:style-name="gr2" draw:text-style-name="P1" svg:x1="0.0756in" svg:y1="0.002in" svg:x2="0.0756in" svg:y2="0.2563in">
              <text:p/>
            </draw:line>
            <draw:line table:end-cell-address="CGL_3.C14" table:end-x="0.0756in" table:end-y="0.2587in" draw:z-index="47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7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7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7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7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7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77" draw:style-name="gr2" draw:text-style-name="P1" svg:x1="0.0756in" svg:y1="0.0043in" svg:x2="0.0756in" svg:y2="0.2587in">
              <text:p/>
            </draw:line>
            <draw:line table:end-cell-address="CGL_3.C14" table:end-x="0.0756in" table:end-y="0.2559in" draw:z-index="478" draw:style-name="gr2" draw:text-style-name="P1" svg:x1="0.0756in" svg:y1="0.0016in" svg:x2="0.0756in" svg:y2="0.2559in">
              <text:p/>
            </draw:line>
            <draw:line table:end-cell-address="CGL_3.C14" table:end-x="0.0756in" table:end-y="0.261in" draw:z-index="479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80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48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8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8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8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8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8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87" draw:style-name="gr2" draw:text-style-name="P1" svg:x1="0.0756in" svg:y1="0.0043in" svg:x2="0.0756in" svg:y2="0.2587in">
              <text:p/>
            </draw:line>
            <draw:line table:end-cell-address="CGL_3.C14" table:end-x="0.0756in" table:end-y="0.2559in" draw:z-index="488" draw:style-name="gr2" draw:text-style-name="P1" svg:x1="0.0756in" svg:y1="0.0016in" svg:x2="0.0756in" svg:y2="0.2559in">
              <text:p/>
            </draw:line>
            <draw:line table:end-cell-address="CGL_3.C14" table:end-x="0.0756in" table:end-y="0.2587in" draw:z-index="489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90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9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9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9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9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95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496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97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498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499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00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01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02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03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04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50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0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07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08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09" draw:style-name="gr2" draw:text-style-name="P1" svg:x1="0.0756in" svg:y1="0.0043in" svg:x2="0.0756in" svg:y2="0.2587in">
              <text:p/>
            </draw:line>
            <draw:line table:end-cell-address="CGL_3.C14" table:end-x="0.0756in" table:end-y="0.2563in" draw:z-index="510" draw:style-name="gr2" draw:text-style-name="P1" svg:x1="0.0756in" svg:y1="0.002in" svg:x2="0.0756in" svg:y2="0.2563in">
              <text:p/>
            </draw:line>
            <draw:line table:end-cell-address="CGL_3.C14" table:end-x="0.0756in" table:end-y="0.2587in" draw:z-index="51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1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1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1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1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1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17" draw:style-name="gr2" draw:text-style-name="P1" svg:x1="0.0756in" svg:y1="0.0043in" svg:x2="0.0756in" svg:y2="0.2587in">
              <text:p/>
            </draw:line>
            <draw:line table:end-cell-address="CGL_3.C14" table:end-x="0.0756in" table:end-y="0.2559in" draw:z-index="518" draw:style-name="gr2" draw:text-style-name="P1" svg:x1="0.0756in" svg:y1="0.0016in" svg:x2="0.0756in" svg:y2="0.2559in">
              <text:p/>
            </draw:line>
            <draw:line table:end-cell-address="CGL_3.C14" table:end-x="0.0756in" table:end-y="0.261in" draw:z-index="519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20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52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2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2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2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2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2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27" draw:style-name="gr2" draw:text-style-name="P1" svg:x1="0.0756in" svg:y1="0.0043in" svg:x2="0.0756in" svg:y2="0.2587in">
              <text:p/>
            </draw:line>
            <draw:line table:end-cell-address="CGL_3.C14" table:end-x="0.0756in" table:end-y="0.2559in" draw:z-index="528" draw:style-name="gr2" draw:text-style-name="P1" svg:x1="0.0756in" svg:y1="0.0016in" svg:x2="0.0756in" svg:y2="0.2559in">
              <text:p/>
            </draw:line>
            <draw:line table:end-cell-address="CGL_3.C14" table:end-x="0.0756in" table:end-y="0.2587in" draw:z-index="529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30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3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3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3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3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35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536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37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38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39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40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41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42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43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44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54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4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47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48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49" draw:style-name="gr2" draw:text-style-name="P1" svg:x1="0.0756in" svg:y1="0.0043in" svg:x2="0.0756in" svg:y2="0.2587in">
              <text:p/>
            </draw:line>
            <draw:line table:end-cell-address="CGL_3.C14" table:end-x="0.0756in" table:end-y="0.2563in" draw:z-index="550" draw:style-name="gr2" draw:text-style-name="P1" svg:x1="0.0756in" svg:y1="0.002in" svg:x2="0.0756in" svg:y2="0.2563in">
              <text:p/>
            </draw:line>
            <draw:line table:end-cell-address="CGL_3.C14" table:end-x="0.0756in" table:end-y="0.2591in" draw:z-index="55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5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5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5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55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56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57" draw:style-name="gr2" draw:text-style-name="P1" svg:x1="0.0756in" svg:y1="0.0047in" svg:x2="0.0756in" svg:y2="0.2591in">
              <text:p/>
            </draw:line>
            <draw:line table:end-cell-address="CGL_3.C14" table:end-x="0.0756in" table:end-y="0.2563in" draw:z-index="558" draw:style-name="gr2" draw:text-style-name="P1" svg:x1="0.0756in" svg:y1="0.002in" svg:x2="0.0756in" svg:y2="0.2563in">
              <text:p/>
            </draw:line>
            <draw:line table:end-cell-address="CGL_3.C14" table:end-x="0.0756in" table:end-y="0.2614in" draw:z-index="559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60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56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6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6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6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65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66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67" draw:style-name="gr2" draw:text-style-name="P1" svg:x1="0.0756in" svg:y1="0.0047in" svg:x2="0.0756in" svg:y2="0.2591in">
              <text:p/>
            </draw:line>
            <draw:line table:end-cell-address="CGL_3.C14" table:end-x="0.0756in" table:end-y="0.2563in" draw:z-index="568" draw:style-name="gr2" draw:text-style-name="P1" svg:x1="0.0756in" svg:y1="0.002in" svg:x2="0.0756in" svg:y2="0.2563in">
              <text:p/>
            </draw:line>
            <draw:line table:end-cell-address="CGL_3.C14" table:end-x="0.0756in" table:end-y="0.2591in" draw:z-index="56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7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7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7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7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7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75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576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77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78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79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80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81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82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83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84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585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86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87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588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589" draw:style-name="gr2" draw:text-style-name="P1" svg:x1="0.0756in" svg:y1="0.0047in" svg:x2="0.0756in" svg:y2="0.2591in">
              <text:p/>
            </draw:line>
            <draw:line table:end-cell-address="CGL_3.C14" table:end-x="0.0756in" table:end-y="0.2567in" draw:z-index="590" draw:style-name="gr2" draw:text-style-name="P1" svg:x1="0.0756in" svg:y1="0.0024in" svg:x2="0.0756in" svg:y2="0.2567in">
              <text:p/>
            </draw:line>
            <draw:line table:end-cell-address="CGL_3.C14" table:end-x="0.0756in" table:end-y="0.2587in" draw:z-index="59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9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9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9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9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59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597" draw:style-name="gr2" draw:text-style-name="P1" svg:x1="0.0756in" svg:y1="0.0043in" svg:x2="0.0756in" svg:y2="0.2587in">
              <text:p/>
            </draw:line>
            <draw:line table:end-cell-address="CGL_3.C14" table:end-x="0.0756in" table:end-y="0.2559in" draw:z-index="598" draw:style-name="gr2" draw:text-style-name="P1" svg:x1="0.0756in" svg:y1="0.0016in" svg:x2="0.0756in" svg:y2="0.2559in">
              <text:p/>
            </draw:line>
            <draw:line table:end-cell-address="CGL_3.C14" table:end-x="0.0756in" table:end-y="0.261in" draw:z-index="599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00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60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0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0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0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0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0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07" draw:style-name="gr2" draw:text-style-name="P1" svg:x1="0.0756in" svg:y1="0.0043in" svg:x2="0.0756in" svg:y2="0.2587in">
              <text:p/>
            </draw:line>
            <draw:line table:end-cell-address="CGL_3.C14" table:end-x="0.0756in" table:end-y="0.2559in" draw:z-index="608" draw:style-name="gr2" draw:text-style-name="P1" svg:x1="0.0756in" svg:y1="0.0016in" svg:x2="0.0756in" svg:y2="0.2559in">
              <text:p/>
            </draw:line>
            <draw:line table:end-cell-address="CGL_3.C14" table:end-x="0.0756in" table:end-y="0.2587in" draw:z-index="609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10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1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1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1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1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15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616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17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18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19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20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21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22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23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24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62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2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27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28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29" draw:style-name="gr2" draw:text-style-name="P1" svg:x1="0.0756in" svg:y1="0.0043in" svg:x2="0.0756in" svg:y2="0.2587in">
              <text:p/>
            </draw:line>
            <draw:line table:end-cell-address="CGL_3.C14" table:end-x="0.0756in" table:end-y="0.2563in" draw:z-index="630" draw:style-name="gr2" draw:text-style-name="P1" svg:x1="0.0756in" svg:y1="0.002in" svg:x2="0.0756in" svg:y2="0.2563in">
              <text:p/>
            </draw:line>
            <draw:line table:end-cell-address="CGL_3.C14" table:end-x="0.0756in" table:end-y="0.2587in" draw:z-index="63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3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3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3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3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3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37" draw:style-name="gr2" draw:text-style-name="P1" svg:x1="0.0756in" svg:y1="0.0043in" svg:x2="0.0756in" svg:y2="0.2587in">
              <text:p/>
            </draw:line>
            <draw:line table:end-cell-address="CGL_3.C14" table:end-x="0.0756in" table:end-y="0.2559in" draw:z-index="638" draw:style-name="gr2" draw:text-style-name="P1" svg:x1="0.0756in" svg:y1="0.0016in" svg:x2="0.0756in" svg:y2="0.2559in">
              <text:p/>
            </draw:line>
            <draw:line table:end-cell-address="CGL_3.C14" table:end-x="0.0756in" table:end-y="0.261in" draw:z-index="639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40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64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4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4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4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4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4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47" draw:style-name="gr2" draw:text-style-name="P1" svg:x1="0.0756in" svg:y1="0.0043in" svg:x2="0.0756in" svg:y2="0.2587in">
              <text:p/>
            </draw:line>
            <draw:line table:end-cell-address="CGL_3.C14" table:end-x="0.0756in" table:end-y="0.2559in" draw:z-index="648" draw:style-name="gr2" draw:text-style-name="P1" svg:x1="0.0756in" svg:y1="0.0016in" svg:x2="0.0756in" svg:y2="0.2559in">
              <text:p/>
            </draw:line>
            <draw:line table:end-cell-address="CGL_3.C14" table:end-x="0.0756in" table:end-y="0.2587in" draw:z-index="649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50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51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52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53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54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55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656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57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58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59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60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61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62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63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64" draw:style-name="gr2" draw:text-style-name="P1" svg:x1="0.0756in" svg:y1="0.0043in" svg:x2="0.0756in" svg:y2="0.2587in">
              <text:p/>
            </draw:line>
            <draw:line table:end-cell-address="CGL_3.C14" table:end-x="0.0756in" table:end-y="0.2587in" draw:z-index="665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66" draw:style-name="gr2" draw:text-style-name="P1" svg:x1="0.0756in" svg:y1="0.0067in" svg:x2="0.0756in" svg:y2="0.261in">
              <text:p/>
            </draw:line>
            <draw:line table:end-cell-address="CGL_3.C14" table:end-x="0.0756in" table:end-y="0.2587in" draw:z-index="667" draw:style-name="gr2" draw:text-style-name="P1" svg:x1="0.0756in" svg:y1="0.0043in" svg:x2="0.0756in" svg:y2="0.2587in">
              <text:p/>
            </draw:line>
            <draw:line table:end-cell-address="CGL_3.C14" table:end-x="0.0756in" table:end-y="0.261in" draw:z-index="668" draw:style-name="gr2" draw:text-style-name="P1" svg:x1="0.0756in" svg:y1="0.0067in" svg:x2="0.0756in" svg:y2="0.261in">
              <text:p/>
            </draw:line>
            <draw:line table:end-cell-address="CGL_3.C14" table:end-x="0.0756in" table:end-y="0.2591in" draw:z-index="66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67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67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67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67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67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675" draw:style-name="gr2" draw:text-style-name="P1" svg:x1="0.0756in" svg:y1="0.0047in" svg:x2="0.0756in" svg:y2="0.2591in">
              <text:p/>
            </draw:line>
            <draw:line table:end-cell-address="CGL_3.C14" table:end-x="0.0756in" table:end-y="0.2563in" draw:z-index="676" draw:style-name="gr2" draw:text-style-name="P1" svg:x1="0.0756in" svg:y1="0.002in" svg:x2="0.0756in" svg:y2="0.2563in">
              <text:p/>
            </draw:line>
            <draw:line table:end-cell-address="CGL_3.C14" table:end-x="0.0756in" table:end-y="0.2614in" draw:z-index="677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678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67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68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68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68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68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68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685" draw:style-name="gr2" draw:text-style-name="P1" svg:x1="0.0756in" svg:y1="0.0047in" svg:x2="0.0756in" svg:y2="0.2591in">
              <text:p/>
            </draw:line>
            <draw:line table:end-cell-address="CGL_3.C14" table:end-x="0.0756in" table:end-y="0.2563in" draw:z-index="686" draw:style-name="gr2" draw:text-style-name="P1" svg:x1="0.0756in" svg:y1="0.002in" svg:x2="0.0756in" svg:y2="0.2563in">
              <text:p/>
            </draw:line>
            <draw:line table:end-cell-address="CGL_3.C14" table:end-x="0.0756in" table:end-y="0.2591in" draw:z-index="687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688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68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69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69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69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693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694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695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696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697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698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699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00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01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02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70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0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05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06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07" draw:style-name="gr2" draw:text-style-name="P1" svg:x1="0.0756in" svg:y1="0.0047in" svg:x2="0.0756in" svg:y2="0.2591in">
              <text:p/>
            </draw:line>
            <draw:line table:end-cell-address="CGL_3.C14" table:end-x="0.0756in" table:end-y="0.2567in" draw:z-index="708" draw:style-name="gr2" draw:text-style-name="P1" svg:x1="0.0756in" svg:y1="0.0024in" svg:x2="0.0756in" svg:y2="0.2567in">
              <text:p/>
            </draw:line>
            <draw:line table:end-cell-address="CGL_3.C14" table:end-x="0.0756in" table:end-y="0.2591in" draw:z-index="70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1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1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1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1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1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15" draw:style-name="gr2" draw:text-style-name="P1" svg:x1="0.0756in" svg:y1="0.0047in" svg:x2="0.0756in" svg:y2="0.2591in">
              <text:p/>
            </draw:line>
            <draw:line table:end-cell-address="CGL_3.C14" table:end-x="0.0756in" table:end-y="0.2563in" draw:z-index="716" draw:style-name="gr2" draw:text-style-name="P1" svg:x1="0.0756in" svg:y1="0.002in" svg:x2="0.0756in" svg:y2="0.2563in">
              <text:p/>
            </draw:line>
            <draw:line table:end-cell-address="CGL_3.C14" table:end-x="0.0756in" table:end-y="0.2614in" draw:z-index="717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18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71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2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2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2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2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2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25" draw:style-name="gr2" draw:text-style-name="P1" svg:x1="0.0756in" svg:y1="0.0047in" svg:x2="0.0756in" svg:y2="0.2591in">
              <text:p/>
            </draw:line>
            <draw:line table:end-cell-address="CGL_3.C14" table:end-x="0.0756in" table:end-y="0.2563in" draw:z-index="726" draw:style-name="gr2" draw:text-style-name="P1" svg:x1="0.0756in" svg:y1="0.002in" svg:x2="0.0756in" svg:y2="0.2563in">
              <text:p/>
            </draw:line>
            <draw:line table:end-cell-address="CGL_3.C14" table:end-x="0.0756in" table:end-y="0.2591in" draw:z-index="727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28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2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3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3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3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33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734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35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36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37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38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39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40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41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42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74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4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45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46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47" draw:style-name="gr2" draw:text-style-name="P1" svg:x1="0.0756in" svg:y1="0.0047in" svg:x2="0.0756in" svg:y2="0.2591in">
              <text:p/>
            </draw:line>
            <draw:line table:end-cell-address="CGL_3.C14" table:end-x="0.0756in" table:end-y="0.2567in" draw:z-index="748" draw:style-name="gr2" draw:text-style-name="P1" svg:x1="0.0756in" svg:y1="0.0024in" svg:x2="0.0756in" svg:y2="0.2567in">
              <text:p/>
            </draw:line>
            <draw:line table:end-cell-address="CGL_3.C14" table:end-x="0.0756in" table:end-y="0.2591in" draw:z-index="74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5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5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5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5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5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55" draw:style-name="gr2" draw:text-style-name="P1" svg:x1="0.0756in" svg:y1="0.0047in" svg:x2="0.0756in" svg:y2="0.2591in">
              <text:p/>
            </draw:line>
            <draw:line table:end-cell-address="CGL_3.C14" table:end-x="0.0756in" table:end-y="0.2563in" draw:z-index="756" draw:style-name="gr2" draw:text-style-name="P1" svg:x1="0.0756in" svg:y1="0.002in" svg:x2="0.0756in" svg:y2="0.2563in">
              <text:p/>
            </draw:line>
            <draw:line table:end-cell-address="CGL_3.C14" table:end-x="0.0756in" table:end-y="0.2614in" draw:z-index="757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58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75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6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6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6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6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6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65" draw:style-name="gr2" draw:text-style-name="P1" svg:x1="0.0756in" svg:y1="0.0047in" svg:x2="0.0756in" svg:y2="0.2591in">
              <text:p/>
            </draw:line>
            <draw:line table:end-cell-address="CGL_3.C14" table:end-x="0.0756in" table:end-y="0.2563in" draw:z-index="766" draw:style-name="gr2" draw:text-style-name="P1" svg:x1="0.0756in" svg:y1="0.002in" svg:x2="0.0756in" svg:y2="0.2563in">
              <text:p/>
            </draw:line>
            <draw:line table:end-cell-address="CGL_3.C14" table:end-x="0.0756in" table:end-y="0.2591in" draw:z-index="767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68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6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7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7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7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73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774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75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76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77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78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79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80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81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82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78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8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85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786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787" draw:style-name="gr2" draw:text-style-name="P1" svg:x1="0.0756in" svg:y1="0.0047in" svg:x2="0.0756in" svg:y2="0.2591in">
              <text:p/>
            </draw:line>
            <draw:line table:end-cell-address="CGL_3.C14" table:end-x="0.0756in" table:end-y="0.2567in" draw:z-index="788" draw:style-name="gr2" draw:text-style-name="P1" svg:x1="0.0756in" svg:y1="0.0024in" svg:x2="0.0756in" svg:y2="0.2567in">
              <text:p/>
            </draw:line>
            <draw:line table:end-cell-address="CGL_3.C14" table:end-x="0.0756in" table:end-y="0.2594in" draw:z-index="789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790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791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792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793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794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795" draw:style-name="gr2" draw:text-style-name="P1" svg:x1="0.0756in" svg:y1="0.0051in" svg:x2="0.0756in" svg:y2="0.2594in">
              <text:p/>
            </draw:line>
            <draw:line table:end-cell-address="CGL_3.C14" table:end-x="0.0756in" table:end-y="0.2567in" draw:z-index="796" draw:style-name="gr2" draw:text-style-name="P1" svg:x1="0.0756in" svg:y1="0.0024in" svg:x2="0.0756in" svg:y2="0.2567in">
              <text:p/>
            </draw:line>
            <draw:line table:end-cell-address="CGL_3.C14" table:end-x="0.0756in" table:end-y="0.2618in" draw:z-index="797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798" draw:style-name="gr2" draw:text-style-name="P1" svg:x1="0.0756in" svg:y1="0.0051in" svg:x2="0.0756in" svg:y2="0.2594in">
              <text:p/>
            </draw:line>
            <draw:line table:end-cell-address="CGL_3.C14" table:end-x="0.0756in" table:end-y="0.2594in" draw:z-index="799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800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801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802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803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804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805" draw:style-name="gr2" draw:text-style-name="P1" svg:x1="0.0756in" svg:y1="0.0051in" svg:x2="0.0756in" svg:y2="0.2594in">
              <text:p/>
            </draw:line>
            <draw:line table:end-cell-address="CGL_3.C14" table:end-x="0.0756in" table:end-y="0.2567in" draw:z-index="806" draw:style-name="gr2" draw:text-style-name="P1" svg:x1="0.0756in" svg:y1="0.0024in" svg:x2="0.0756in" svg:y2="0.2567in">
              <text:p/>
            </draw:line>
            <draw:line table:end-cell-address="CGL_3.C14" table:end-x="0.0756in" table:end-y="0.2594in" draw:z-index="807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808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809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810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811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812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813" draw:style-name="gr2" draw:text-style-name="P1" svg:x1="0.0756in" svg:y1="0.0051in" svg:x2="0.0756in" svg:y2="0.2594in">
              <text:p/>
            </draw:line>
            <draw:line table:end-cell-address="CGL_3.C14" table:end-x="0.0756in" table:end-y="0.2594in" draw:z-index="814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815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816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817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818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819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820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821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822" draw:style-name="gr2" draw:text-style-name="P1" svg:x1="0.0756in" svg:y1="0.0051in" svg:x2="0.0756in" svg:y2="0.2594in">
              <text:p/>
            </draw:line>
            <draw:line table:end-cell-address="CGL_3.C14" table:end-x="0.0756in" table:end-y="0.2594in" draw:z-index="823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824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825" draw:style-name="gr2" draw:text-style-name="P1" svg:x1="0.0756in" svg:y1="0.0051in" svg:x2="0.0756in" svg:y2="0.2594in">
              <text:p/>
            </draw:line>
            <draw:line table:end-cell-address="CGL_3.C14" table:end-x="0.0756in" table:end-y="0.2618in" draw:z-index="826" draw:style-name="gr2" draw:text-style-name="P1" svg:x1="0.0756in" svg:y1="0.0075in" svg:x2="0.0756in" svg:y2="0.2618in">
              <text:p/>
            </draw:line>
            <draw:line table:end-cell-address="CGL_3.C14" table:end-x="0.0756in" table:end-y="0.2594in" draw:z-index="827" draw:style-name="gr2" draw:text-style-name="P1" svg:x1="0.0756in" svg:y1="0.0051in" svg:x2="0.0756in" svg:y2="0.2594in">
              <text:p/>
            </draw:line>
            <draw:line table:end-cell-address="CGL_3.C14" table:end-x="0.0756in" table:end-y="0.2571in" draw:z-index="828" draw:style-name="gr2" draw:text-style-name="P1" svg:x1="0.0756in" svg:y1="0.0028in" svg:x2="0.0756in" svg:y2="0.2571in">
              <text:p/>
            </draw:line>
            <draw:line table:end-cell-address="CGL_3.C14" table:end-x="0.0756in" table:end-y="0.2591in" draw:z-index="82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3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3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3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3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3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35" draw:style-name="gr2" draw:text-style-name="P1" svg:x1="0.0756in" svg:y1="0.0047in" svg:x2="0.0756in" svg:y2="0.2591in">
              <text:p/>
            </draw:line>
            <draw:line table:end-cell-address="CGL_3.C14" table:end-x="0.0756in" table:end-y="0.2563in" draw:z-index="836" draw:style-name="gr2" draw:text-style-name="P1" svg:x1="0.0756in" svg:y1="0.002in" svg:x2="0.0756in" svg:y2="0.2563in">
              <text:p/>
            </draw:line>
            <draw:line table:end-cell-address="CGL_3.C14" table:end-x="0.0756in" table:end-y="0.2614in" draw:z-index="837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38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83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4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4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4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4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4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45" draw:style-name="gr2" draw:text-style-name="P1" svg:x1="0.0756in" svg:y1="0.0047in" svg:x2="0.0756in" svg:y2="0.2591in">
              <text:p/>
            </draw:line>
            <draw:line table:end-cell-address="CGL_3.C14" table:end-x="0.0756in" table:end-y="0.2563in" draw:z-index="846" draw:style-name="gr2" draw:text-style-name="P1" svg:x1="0.0756in" svg:y1="0.002in" svg:x2="0.0756in" svg:y2="0.2563in">
              <text:p/>
            </draw:line>
            <draw:line table:end-cell-address="CGL_3.C14" table:end-x="0.0756in" table:end-y="0.2591in" draw:z-index="847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48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4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5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5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5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53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854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55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56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57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58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59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60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61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62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86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6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65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66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67" draw:style-name="gr2" draw:text-style-name="P1" svg:x1="0.0756in" svg:y1="0.0047in" svg:x2="0.0756in" svg:y2="0.2591in">
              <text:p/>
            </draw:line>
            <draw:line table:end-cell-address="CGL_3.C14" table:end-x="0.0756in" table:end-y="0.2567in" draw:z-index="868" draw:style-name="gr2" draw:text-style-name="P1" svg:x1="0.0756in" svg:y1="0.0024in" svg:x2="0.0756in" svg:y2="0.2567in">
              <text:p/>
            </draw:line>
            <draw:line table:end-cell-address="CGL_3.C14" table:end-x="0.0756in" table:end-y="0.2591in" draw:z-index="86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7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7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7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7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7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75" draw:style-name="gr2" draw:text-style-name="P1" svg:x1="0.0756in" svg:y1="0.0047in" svg:x2="0.0756in" svg:y2="0.2591in">
              <text:p/>
            </draw:line>
            <draw:line table:end-cell-address="CGL_3.C14" table:end-x="0.0756in" table:end-y="0.2563in" draw:z-index="876" draw:style-name="gr2" draw:text-style-name="P1" svg:x1="0.0756in" svg:y1="0.002in" svg:x2="0.0756in" svg:y2="0.2563in">
              <text:p/>
            </draw:line>
            <draw:line table:end-cell-address="CGL_3.C14" table:end-x="0.0756in" table:end-y="0.2614in" draw:z-index="877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78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87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8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8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8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8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8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85" draw:style-name="gr2" draw:text-style-name="P1" svg:x1="0.0756in" svg:y1="0.0047in" svg:x2="0.0756in" svg:y2="0.2591in">
              <text:p/>
            </draw:line>
            <draw:line table:end-cell-address="CGL_3.C14" table:end-x="0.0756in" table:end-y="0.2563in" draw:z-index="886" draw:style-name="gr2" draw:text-style-name="P1" svg:x1="0.0756in" svg:y1="0.002in" svg:x2="0.0756in" svg:y2="0.2563in">
              <text:p/>
            </draw:line>
            <draw:line table:end-cell-address="CGL_3.C14" table:end-x="0.0756in" table:end-y="0.2591in" draw:z-index="887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88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89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90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91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92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93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894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95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96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97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898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899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900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901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902" draw:style-name="gr2" draw:text-style-name="P1" svg:x1="0.0756in" svg:y1="0.0047in" svg:x2="0.0756in" svg:y2="0.2591in">
              <text:p/>
            </draw:line>
            <draw:line table:end-cell-address="CGL_3.C14" table:end-x="0.0756in" table:end-y="0.2591in" draw:z-index="903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904" draw:style-name="gr2" draw:text-style-name="P1" svg:x1="0.0756in" svg:y1="0.0071in" svg:x2="0.0756in" svg:y2="0.2614in">
              <text:p/>
            </draw:line>
            <draw:line table:end-cell-address="CGL_3.C14" table:end-x="0.0756in" table:end-y="0.2591in" draw:z-index="905" draw:style-name="gr2" draw:text-style-name="P1" svg:x1="0.0756in" svg:y1="0.0047in" svg:x2="0.0756in" svg:y2="0.2591in">
              <text:p/>
            </draw:line>
            <draw:line table:end-cell-address="CGL_3.C14" table:end-x="0.0756in" table:end-y="0.2614in" draw:z-index="906" draw:style-name="gr2" draw:text-style-name="P1" svg:x1="0.0756in" svg:y1="0.0071in" svg:x2="0.0756in" svg:y2="0.2614in">
              <text:p/>
            </draw:line>
          </table:table-cell>
          <table:table-cell table:style-name="Default" table:number-columns-repeated="10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8" office:value-type="float" office:value="0.2">
            <text:p>0.20</text:p>
          </table:table-cell>
          <table:table-cell table:style-name="ce24" office:value-type="string">
            <text:p>x</text:p>
          </table:table-cell>
          <table:table-cell table:style-name="ce32" office:value-type="float" office:value="940">
            <text:p>940</text:p>
          </table:table-cell>
          <table:table-cell table:style-name="ce7" office:value-type="float" office:value="100">
            <text:p>100</text:p>
          </table:table-cell>
          <table:table-cell table:style-name="ce41" table:formula="of:=+[.E15]/([.B15]*[.D15]*7.85/1000000)" office:value-type="float" office:value="67759.8590594932">
            <text:p>67760</text:p>
          </table:table-cell>
          <table:table-cell table:style-name="ce7" office:value-type="string">
            <text:p>BHUSHAN</text:p>
          </table:table-cell>
          <table:table-cell table:style-name="ce7" office:value-type="float" office:value="45">
            <text:p>45</text:p>
          </table:table-cell>
          <table:table-cell table:style-name="ce41" table:formula="of:=+[.F15]/[.H15]" office:value-type="float" office:value="1505.77464576651">
            <text:p>1506</text:p>
          </table:table-cell>
          <table:table-cell table:style-name="ce49" table:formula="of:=+[.I15]/60" office:value-type="float" office:value="25.0962440961086">
            <text:p>25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12</text:p>
          </table:table-cell>
          <table:table-cell table:style-name="ce7" office:value-type="string">
            <text:p>3 – 4.3</text:p>
          </table:table-cell>
          <table:table-cell table:style-name="ce60" office:value-type="string" table:number-columns-spanned="2" table:number-rows-spanned="1">
            <text:p>TALANG</text:p>
          </table:table-cell>
          <table:covered-table-cell table:style-name="ce32"/>
          <table:table-cell table:style-name="ce7" office:value-type="string">
            <text:p>CROM</text:p>
          </table:table-cell>
          <table:table-cell table:style-name="ce70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/>
          <table:table-cell table:style-name="Default">
            <draw:line table:end-cell-address="CGL_3.C16" table:end-x="0.0756in" table:end-y="0.2547in" draw:z-index="1082" draw:style-name="gr2" draw:text-style-name="P1" svg:x1="0.0756in" svg:y1="0.0004in" svg:x2="0.0756in" svg:y2="0.2547in">
              <text:p/>
            </draw:line>
          </table:table-cell>
          <table:table-cell table:style-name="Default" table:number-columns-repeated="10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float" office:value="0.2">
            <text:p>0.20</text:p>
          </table:table-cell>
          <table:table-cell table:style-name="ce24" office:value-type="string">
            <text:p>x</text:p>
          </table:table-cell>
          <table:table-cell table:style-name="ce32" office:value-type="float" office:value="1140">
            <text:p>1140</text:p>
          </table:table-cell>
          <table:table-cell table:style-name="ce7" office:value-type="float" office:value="100">
            <text:p>100</text:p>
          </table:table-cell>
          <table:table-cell table:style-name="ce41" table:formula="of:=+[.E17]/([.B17]*[.D17]*7.85/1000000)" office:value-type="float" office:value="55872.1644876523">
            <text:p>55872</text:p>
          </table:table-cell>
          <table:table-cell table:style-name="ce7" office:value-type="string">
            <text:p>BHUSHAN</text:p>
          </table:table-cell>
          <table:table-cell table:style-name="ce7" office:value-type="float" office:value="55">
            <text:p>55</text:p>
          </table:table-cell>
          <table:table-cell table:style-name="ce41" table:formula="of:=+[.F17]/[.H17]" office:value-type="float" office:value="1015.85753613913">
            <text:p>1016</text:p>
          </table:table-cell>
          <table:table-cell table:style-name="ce49" table:formula="of:=+[.I17]/60" office:value-type="float" office:value="16.9309589356522">
            <text:p>17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3 – 4.3</text:p>
          </table:table-cell>
          <table:table-cell table:style-name="ce60" office:value-type="string" table:number-columns-spanned="2" table:number-rows-spanned="1">
            <text:p>TALANG</text:p>
          </table:table-cell>
          <table:covered-table-cell table:style-name="ce66"/>
          <table:table-cell table:style-name="ce7" office:value-type="string">
            <text:p>CROM</text:p>
          </table:table-cell>
          <table:table-cell table:style-name="ce7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ce82" table:number-columns-repeated="12"/>
          <table:table-cell table:style-name="ce44" table:number-columns-repeated="3"/>
          <table:table-cell table:style-name="ce71"/>
          <table:table-cell table:style-name="ce77" table:number-columns-repeated="1006"/>
          <table:table-cell table:style-name="ce79"/>
        </table:table-row>
        <table:table-row table:style-name="ro4">
          <table:table-cell table:style-name="ce7"/>
          <table:table-cell table:style-name="ce18"/>
          <table:table-cell table:style-name="ce24"/>
          <table:table-cell table:style-name="ce32"/>
          <table:table-cell table:style-name="ce7"/>
          <table:table-cell table:style-name="ce41"/>
          <table:table-cell table:style-name="ce7" table:number-columns-repeated="2"/>
          <table:table-cell table:style-name="ce41"/>
          <table:table-cell table:style-name="ce49"/>
          <table:table-cell table:style-name="ce7" table:number-columns-repeated="3"/>
          <table:table-cell table:style-name="ce83" table:number-columns-spanned="2" table:number-rows-spanned="1"/>
          <table:covered-table-cell table:style-name="ce32"/>
          <table:table-cell table:style-name="ce7"/>
          <table:table-cell table:style-name="ce70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 table:number-columns-repeated="12"/>
          <table:table-cell table:style-name="ce44" table:number-columns-repeated="3"/>
          <table:table-cell table:style-name="ce71" office:value-type="float" office:value="8">
            <text:p>8</text:p>
          </table:table-cell>
          <table:table-cell table:style-name="ce76" table:number-columns-repeated="1006"/>
          <table:table-cell/>
        </table:table-row>
        <table:table-row table:style-name="ro4">
          <table:table-cell table:style-name="ce7"/>
          <table:table-cell table:style-name="ce18"/>
          <table:table-cell table:style-name="ce24"/>
          <table:table-cell table:style-name="ce32"/>
          <table:table-cell table:style-name="ce7"/>
          <table:table-cell table:style-name="ce41"/>
          <table:table-cell table:style-name="ce7" table:number-columns-repeated="2"/>
          <table:table-cell table:style-name="ce41"/>
          <table:table-cell table:style-name="ce49"/>
          <table:table-cell table:style-name="ce7" table:number-columns-repeated="3"/>
          <table:table-cell table:style-name="ce60" table:number-columns-spanned="2" table:number-rows-spanned="1"/>
          <table:covered-table-cell table:style-name="ce32"/>
          <table:table-cell table:style-name="ce7"/>
          <table:table-cell table:style-name="ce73"/>
          <table:table-cell table:style-name="ce77" table:number-columns-repeated="1006"/>
          <table:table-cell table:style-name="ce79"/>
        </table:table-row>
        <table:table-row table:style-name="ro4">
          <table:table-cell table:style-name="ce8"/>
          <table:table-cell table:style-name="Default" table:number-columns-repeated="12"/>
          <table:table-cell table:style-name="ce63" table:number-columns-repeated="3"/>
          <table:table-cell table:style-name="ce74"/>
          <table:table-cell table:style-name="ce76" table:number-columns-repeated="1006"/>
          <table:table-cell/>
        </table:table-row>
        <table:table-row table:style-name="ro4">
          <table:table-cell table:style-name="ce7"/>
          <table:table-cell table:style-name="ce18"/>
          <table:table-cell table:style-name="ce24"/>
          <table:table-cell table:style-name="ce32"/>
          <table:table-cell table:style-name="ce7"/>
          <table:table-cell table:style-name="ce41"/>
          <table:table-cell table:style-name="ce7" table:number-columns-repeated="2"/>
          <table:table-cell table:style-name="ce41"/>
          <table:table-cell table:style-name="ce49"/>
          <table:table-cell table:style-name="ce7" table:number-columns-repeated="3"/>
          <table:table-cell table:style-name="ce60" table:number-columns-spanned="2" table:number-rows-spanned="1"/>
          <table:covered-table-cell table:style-name="ce32"/>
          <table:table-cell table:style-name="ce7"/>
          <table:table-cell table:style-name="ce70"/>
          <table:table-cell table:style-name="ce77" table:number-columns-repeated="1006"/>
          <table:table-cell table:style-name="ce79"/>
        </table:table-row>
        <table:table-row table:style-name="ro5">
          <table:table-cell table:style-name="ce10"/>
          <table:table-cell table:style-name="ce20" table:number-columns-repeated="2"/>
          <table:table-cell table:style-name="ce34" table:number-columns-repeated="13"/>
          <table:table-cell table:style-name="ce46"/>
          <table:table-cell table:style-name="ce76" table:number-columns-repeated="1006"/>
          <table:table-cell/>
        </table:table-row>
        <table:table-row table:style-name="ro2">
          <table:table-cell table:style-name="ce5" office:value-type="string" table:number-columns-spanned="17" table:number-rows-spanned="1">
            <text:p>Halaman : 1 dari ......</text:p>
          </table:table-cell>
          <table:covered-table-cell table:number-columns-repeated="2" table:style-name="ce5"/>
          <table:covered-table-cell table:number-columns-repeated="13" table:style-name="ce4"/>
          <table:covered-table-cell table:style-name="ce4">
            <draw:line table:end-cell-address="CGL_3.Q32" table:end-x="0.6394in" table:end-y="0.1835in" draw:z-index="1" draw:style-name="gr3" draw:text-style-name="P2" svg:x1="0.6394in" svg:y1="0.2126in" svg:x2="0.637in" svg:y2="1.7823in">
              <text:p/>
            </draw:line>
          </table:covered-table-cell>
          <table:table-cell table:style-name="ce76" table:number-columns-repeated="1006"/>
          <table:table-cell/>
        </table:table-row>
        <table:table-row table:style-name="ro2">
          <table:table-cell table:style-name="ce11" office:value-type="string" table:number-columns-spanned="4" table:number-rows-spanned="1">
            <text:p>TOTAL</text:p>
          </table:table-cell>
          <table:covered-table-cell table:number-columns-repeated="2" table:style-name="ce11"/>
          <table:covered-table-cell table:style-name="ce4"/>
          <table:table-cell table:style-name="ce11" table:formula="of:=SUM([.E9:.E23])" office:value-type="float" office:value="550">
            <text:p>550</text:p>
          </table:table-cell>
          <table:table-cell table:style-name="ce43" table:formula="of:=SUM([.F9:.F23])" office:value-type="float" office:value="367501.280652945">
            <text:p>367501</text:p>
          </table:table-cell>
          <table:table-cell table:style-name="ce4" table:number-columns-spanned="2" table:number-rows-spanned="1"/>
          <table:covered-table-cell table:style-name="ce4"/>
          <table:table-cell table:style-name="ce43" table:formula="of:=SUM([.I9:.I23])" office:value-type="float" office:value="6005.47871198849">
            <text:p>6005</text:p>
          </table:table-cell>
          <table:table-cell table:style-name="ce43" table:formula="of:=SUM([.J9:.J23])" office:value-type="float" office:value="100.091311866475">
            <text:p>100</text:p>
          </table:table-cell>
          <table:table-cell table:style-name="ce11"/>
          <table:table-cell table:style-name="ce52" office:value-type="string">
            <text:p><text:s text:c="4"/>Dibuat Oleh</text:p>
          </table:table-cell>
          <table:table-cell table:style-name="ce56"/>
          <table:table-cell table:style-name="ce52" office:value-type="string">
            <text:p><text:s/>Diperika Oleh</text:p>
          </table:table-cell>
          <table:table-cell table:style-name="ce56"/>
          <table:table-cell table:style-name="ce52" office:value-type="string">
            <text:p><text:s text:c="2"/>Disetujui Oleh <text:s text:c="4"/>Diterima Oleh</text:p>
          </table:table-cell>
          <table:table-cell table:style-name="ce56"/>
          <table:table-cell table:style-name="ce76" table:number-columns-repeated="1006"/>
          <table:table-cell/>
        </table:table-row>
        <table:table-row table:style-name="ro2">
          <table:table-cell table:style-name="ce5" office:value-type="string" table:number-columns-spanned="5" table:number-rows-spanned="1">
            <text:p>Jam produksi 1 minggu</text:p>
          </table:table-cell>
          <table:covered-table-cell table:number-columns-repeated="2" table:style-name="ce5"/>
          <table:covered-table-cell table:number-columns-repeated="2" table:style-name="ce4"/>
          <table:table-cell table:style-name="ce11" office:value-type="float" office:value="168" table:number-columns-spanned="2" table:number-rows-spanned="1">
            <text:p>168</text:p>
          </table:table-cell>
          <table:covered-table-cell table:style-name="ce4"/>
          <table:table-cell table:style-name="ce5" office:value-type="string" table:number-columns-spanned="3" table:number-rows-spanned="1">
            <text:p>Selisih Jam</text:p>
          </table:table-cell>
          <table:covered-table-cell table:number-columns-repeated="2" table:style-name="ce4"/>
          <table:table-cell table:style-name="ce11" office:value-type="float" office:value="168">
            <text:p>168</text:p>
          </table:table-cell>
          <table:table-cell table:style-name="ce53"/>
          <table:table-cell table:style-name="ce57"/>
          <table:table-cell table:style-name="ce53"/>
          <table:table-cell table:style-name="ce57"/>
          <table:table-cell table:style-name="ce53"/>
          <table:table-cell table:style-name="ce57"/>
          <table:table-cell table:style-name="ce76" table:number-columns-repeated="1006"/>
          <table:table-cell/>
        </table:table-row>
        <table:table-row table:style-name="ro2">
          <table:table-cell table:style-name="ce12" office:value-type="string" table:number-columns-spanned="2" table:number-rows-spanned="5">
            <text:p>CATATAN</text:p>
          </table:table-cell>
          <table:covered-table-cell table:style-name="ce13"/>
          <table:table-cell table:style-name="ce26" office:value-type="string" table:number-columns-spanned="9" table:number-rows-spanned="1">
            <text:p><text:s/>1 Estimasi ini sebagai pedoman untuk menyiapkan bahan baku CRC</text:p>
          </table:table-cell>
          <table:covered-table-cell table:number-columns-repeated="7" table:style-name="ce35"/>
          <table:covered-table-cell table:style-name="ce51"/>
          <table:table-cell table:style-name="ce53"/>
          <table:table-cell table:style-name="ce57"/>
          <table:table-cell table:style-name="ce53"/>
          <table:table-cell table:style-name="ce57"/>
          <table:table-cell table:style-name="ce53"/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13"/>
          <table:table-cell table:style-name="ce27" office:value-type="string" table:number-columns-spanned="9" table:number-rows-spanned="1">
            <text:p><text:s/>2 Urutan produksi dapat berubah sesuai kondisi mesin dan ketersediaan bahan baku</text:p>
          </table:table-cell>
          <table:covered-table-cell table:number-columns-repeated="7" table:style-name="ce36"/>
          <table:covered-table-cell table:style-name="ce51"/>
          <table:table-cell table:style-name="ce53"/>
          <table:table-cell table:style-name="ce57"/>
          <table:table-cell table:style-name="ce53"/>
          <table:table-cell table:style-name="ce57"/>
          <table:table-cell table:style-name="ce53"/>
          <table:table-cell table:style-name="ce57"/>
          <table:table-cell table:number-columns-repeated="1007"/>
        </table:table-row>
        <table:table-row table:style-name="ro6">
          <table:covered-table-cell table:number-columns-repeated="2" table:style-name="ce13"/>
          <table:table-cell table:style-name="ce27" office:value-type="string" table:number-columns-spanned="9" table:number-rows-spanned="1">
            <text:p><text:s/>3 Setiap perubahan urutan harus sepengetahuan karu dan kashift yang bertugas</text:p>
          </table:table-cell>
          <table:covered-table-cell table:number-columns-repeated="7" table:style-name="ce36"/>
          <table:covered-table-cell table:style-name="ce51"/>
          <table:table-cell table:style-name="Default" table:number-columns-repeated="2"/>
          <table:table-cell table:style-name="ce64"/>
          <table:table-cell table:style-name="ce67"/>
          <table:table-cell table:style-name="Default"/>
          <table:table-cell table:style-name="ce75"/>
          <table:table-cell table:number-columns-repeated="1007"/>
        </table:table-row>
        <table:table-row table:style-name="ro6">
          <table:covered-table-cell table:number-columns-repeated="2" table:style-name="ce13"/>
          <table:table-cell table:style-name="ce28" office:value-type="string" table:number-columns-spanned="9" table:number-rows-spanned="1">
            <text:p><text:s/>4 Target Non Prime &lt; 1.5 %</text:p>
          </table:table-cell>
          <table:covered-table-cell table:number-columns-repeated="7" table:style-name="ce37"/>
          <table:covered-table-cell table:style-name="ce51"/>
          <table:table-cell table:style-name="ce54" office:value-type="string">
            <text:p><text:s text:c="3"/>Susana / Beni .S</text:p>
          </table:table-cell>
          <table:table-cell table:style-name="ce58"/>
          <table:table-cell table:style-name="ce54"/>
          <table:table-cell table:style-name="ce58"/>
          <table:table-cell table:style-name="ce54" office:value-type="string">
            <text:p><text:s text:c="2"/>Ida Bagus Gede <text:s text:c="5"/>Walim .H</text:p>
          </table:table-cell>
          <table:table-cell table:style-name="ce67"/>
          <table:table-cell table:number-columns-repeated="1007"/>
        </table:table-row>
        <table:table-row table:style-name="ro7">
          <table:covered-table-cell table:number-columns-repeated="2"/>
          <table:table-cell table:style-name="ce29" office:value-type="string" table:number-columns-spanned="9" table:number-rows-spanned="1">
            <text:p><text:s/>5 Target Produksi 5.000 MT/Bulan</text:p>
          </table:table-cell>
          <table:covered-table-cell table:style-name="Default"/>
          <table:covered-table-cell table:number-columns-repeated="7" table:style-name="ce39"/>
          <table:table-cell table:style-name="ce55" office:value-type="string">
            <text:p><text:s text:c="3"/>Karu PPC / Staff</text:p>
          </table:table-cell>
          <table:table-cell table:style-name="ce59"/>
          <table:table-cell table:style-name="ce55" office:value-type="string">
            <text:p><text:s text:c="2"/>SPV Prod CGL</text:p>
          </table:table-cell>
          <table:table-cell table:style-name="ce59"/>
          <table:table-cell table:style-name="ce55" office:value-type="string">
            <text:p><text:s/>Kadept PPC/Prod <text:s text:c="4"/>Inventory</text:p>
          </table:table-cell>
          <table:table-cell table:style-name="ce59"/>
          <table:table-cell table:number-columns-repeated="1007"/>
        </table:table-row>
        <table:table-row table:style-name="ro8">
          <table:table-cell table:number-columns-repeated="1024"/>
        </table:table-row>
        <table:table-row table:style-name="ro1">
          <table:table-cell table:style-name="ce15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5"/>
          <table:table-cell table:style-name="Default" table:number-columns-repeated="16"/>
          <table:table-cell table:number-columns-repeated="1007"/>
        </table:table-row>
        <table:table-row table:style-name="ro1">
          <table:table-cell table:style-name="ce15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5"/>
          <table:table-cell table:style-name="Default" table:number-columns-repeated="12"/>
          <table:table-cell table:style-name="ce20" table:number-columns-spanned="2" table:number-rows-spanned="1"/>
          <table:covered-table-cell table:style-name="ce20"/>
          <table:table-cell table:style-name="ce20"/>
          <table:table-cell table:number-columns-repeated="1008"/>
        </table:table-row>
        <table:table-row table:style-name="ro1">
          <table:table-cell table:style-name="ce15"/>
          <table:table-cell table:style-name="Default" table:number-columns-repeated="12"/>
          <table:table-cell table:style-name="ce20" table:number-columns-spanned="2" table:number-rows-spanned="1"/>
          <table:covered-table-cell table:style-name="ce20"/>
          <table:table-cell table:style-name="ce20"/>
          <table:table-cell table:number-columns-repeated="1008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8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8" table:number-rows-repeated="654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3" table:style-name="ta1" table:print="false">
        <table:table-column table:style-name="co15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d" fo:country="ID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d" fo:country="ID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(</number:text>
      <number:number number:decimal-places="2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3" number:min-integer-digits="1" number:grouping="true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number-style style:name="N133">
      <number:number number:decimal-places="4" number:min-integer-digits="1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6P0" style:volatile="true">
      <number:day/>
      <number:text>-</number:text>
      <number:month number:textual="true"/>
      <number:text>-</number:text>
      <number:year/>
    </number:date-style>
    <number:text-style style:name="N136">
      <number:text-content/>
      <style:map style:condition="value()&gt;=0" style:apply-style-name="N136P0"/>
    </number:text-style>
    <number:date-style style:name="N138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38">
      <number:text-content/>
      <style:map style:condition="value()&gt;=0" style:apply-style-name="N138P0"/>
    </number:text-style>
    <number:date-style style:name="N139">
      <number:day/>
      <number:text>-</number:text>
      <number:month number:textual="true"/>
    </number:date-style>
    <number:date-style style:name="N14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41">
      <number:text-content/>
      <style:map style:condition="value()&gt;=0" style:apply-style-name="N141P0"/>
    </number:text-style>
    <number:date-style style:name="N142P0" style:volatile="true">
      <number:day/>
      <number:text>-</number:text>
      <number:month number:textual="true"/>
    </number:date-style>
    <number:text-style style:name="N142">
      <number:text-content/>
      <style:map style:condition="value()&gt;=0" style:apply-style-name="N142P0"/>
    </number:text-style>
    <number:date-style style:name="N14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44">
      <number:text-content/>
      <style:map style:condition="value()&gt;=0" style:apply-style-name="N144P0"/>
    </number:text-style>
    <number:number-style style:name="N147P0" style:volatile="true">
      <number:number number:decimal-places="3" number:min-integer-digits="1" number:grouping="true"/>
      <number:text> </number:text>
    </number:number-style>
    <number:number-style style:name="N147P1" style:volatile="true">
      <number:text> (</number:text>
      <number:number number:decimal-places="3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1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1P2" style:volatile="true">
      <number:currency-symbol number:language="id" number:country="ID">Rp</number:currency-symbol>
      <number:text>- </number:text>
    </number:currency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3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3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6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156P1" style:volatile="true">
      <number:currency-symbol number:language="id" number:country="ID">Rp</number:currency-symbol>
      <number:text>(</number:text>
      <number:number number:decimal-places="2" number:min-integer-digits="1" number:grouping="true"/>
      <number:text>)</number:text>
    </number:currency-style>
    <number:currency-style style:name="N156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8P0" style:volatile="true">
      <number:month number:style="long"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62P0" style:volatile="true">
      <number:text> Rp</number:text>
      <number:number number:decimal-places="0" number:min-integer-digits="1" number:grouping="true"/>
      <number:text> </number:text>
    </number:number-style>
    <number:number-style style:name="N162P1" style:volatile="true">
      <number:text> Rp(</number:text>
      <number:number number:decimal-places="0" number:min-integer-digits="1" number:grouping="true"/>
      <number:text>)</number:text>
    </number:number-style>
    <number:number-style style:name="N162P2" style:volatile="true">
      <number:text> Rp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4P0" style:volatile="true"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fo:page-width="11.6929in" fo:page-height="8.2681in" style:num-format="1" style:print-orientation="landscape" fo:margin-top="0.2953in" fo:margin-bottom="0.3547in" fo:margin-left="0.1744in" fo:margin-right="0.0217in" style:shadow="none" fo:background-color="transparent" style:scale-to="98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7/12/2017</text:date>, <text:time>14:5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04-03T07:40:32.28</meta:creation-date>
    <dc:date>2017-07-12T14:55:50.12</dc:date>
    <meta:editing-duration>PT944H28M40S</meta:editing-duration>
    <meta:editing-cycles>436</meta:editing-cycles>
    <meta:generator>OpenOffice.org/3.0$Win32 OpenOffice.org_project/300m9$Build-9358</meta:generator>
    <meta:print-date>2017-07-11T14:51:15.04</meta:print-date>
    <meta:document-statistic meta:table-count="4" meta:cell-count="443" meta:object-count="3253"/>
    <meta:user-defined meta:name="Info 1"/>
    <meta:user-defined meta:name="Info 2"/>
    <meta:user-defined meta:name="Info 3"/>
    <meta:user-defined meta:name="Info 4"/>
  </office:meta>
</office:document-meta>
</file>